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Verdana" svg:font-family="Verdan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7" style:family="table">
      <style:table-properties style:width="5.75cm" table:align="left"/>
    </style:style>
    <style:style style:name="Tabella37.A" style:family="table-column">
      <style:table-column-properties style:column-width="3.487cm"/>
    </style:style>
    <style:style style:name="Tabella37.B" style:family="table-column">
      <style:table-column-properties style:column-width="1.926cm"/>
    </style:style>
    <style:style style:name="Tabella37.C" style:family="table-column">
      <style:table-column-properties style:column-width="0.337cm"/>
    </style:style>
    <style:style style:name="Tabella37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37.C2" style:family="table-cell">
      <style:table-cell-properties fo:padding="0.049cm" fo:border="none"/>
    </style:style>
    <style:style style:name="Tabella37.C3" style:family="table-cell">
      <style:table-cell-properties fo:padding="0.049cm" fo:border="none"/>
    </style:style>
    <style:style style:name="Tabella37.C4" style:family="table-cell">
      <style:table-cell-properties fo:padding="0.049cm" fo:border="none"/>
    </style:style>
    <style:style style:name="Tabella37.C5" style:family="table-cell">
      <style:table-cell-properties fo:padding="0.049cm" fo:border="none"/>
    </style:style>
    <style:style style:name="Tabella37.C6" style:family="table-cell">
      <style:table-cell-properties fo:padding="0.049cm" fo:border="none"/>
    </style:style>
    <style:style style:name="Tabella38" style:family="table">
      <style:table-properties style:width="7.091cm" table:align="left"/>
    </style:style>
    <style:style style:name="Tabella38.A" style:family="table-column">
      <style:table-column-properties style:column-width="4.658cm"/>
    </style:style>
    <style:style style:name="Tabella38.B" style:family="table-column">
      <style:table-column-properties style:column-width="1.207cm"/>
    </style:style>
    <style:style style:name="Tabella38.C" style:family="table-column">
      <style:table-column-properties style:column-width="1.226cm"/>
    </style:style>
    <style:style style:name="Tabella38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38.C6" style:family="table-cell">
      <style:table-cell-properties fo:padding="0.049cm" fo:border="none"/>
    </style:style>
    <style:style style:name="Tabella38.B17" style:family="table-cell">
      <style:table-cell-properties fo:padding="0.049cm" fo:border="none"/>
    </style:style>
    <style:style style:name="Tabella38.C18" style:family="table-cell">
      <style:table-cell-properties fo:padding="0.049cm" fo:border="none"/>
    </style:style>
    <style:style style:name="Tabella38.C19" style:family="table-cell">
      <style:table-cell-properties fo:padding="0.049cm" fo:border="none"/>
    </style:style>
    <style:style style:name="Tabella38.C20" style:family="table-cell">
      <style:table-cell-properties fo:padding="0.049cm" fo:border="none"/>
    </style:style>
    <style:style style:name="Tabella39" style:family="table">
      <style:table-properties style:width="6.747cm" table:align="left"/>
    </style:style>
    <style:style style:name="Tabella39.A" style:family="table-column">
      <style:table-column-properties style:column-width="4.514cm"/>
    </style:style>
    <style:style style:name="Tabella39.B" style:family="table-column">
      <style:table-column-properties style:column-width="1.007cm"/>
    </style:style>
    <style:style style:name="Tabella39.C" style:family="table-column">
      <style:table-column-properties style:column-width="1.226cm"/>
    </style:style>
    <style:style style:name="Tabella3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39.C2" style:family="table-cell">
      <style:table-cell-properties fo:padding="0.049cm" fo:border="none"/>
    </style:style>
    <style:style style:name="Tabella39.C3" style:family="table-cell">
      <style:table-cell-properties fo:padding="0.049cm" fo:border="none"/>
    </style:style>
    <style:style style:name="Tabella39.C5" style:family="table-cell">
      <style:table-cell-properties fo:padding="0.049cm" fo:border="none"/>
    </style:style>
    <style:style style:name="Tabella39.C6" style:family="table-cell">
      <style:table-cell-properties fo:padding="0.049cm" fo:border="none"/>
    </style:style>
    <style:style style:name="Tabella39.C7" style:family="table-cell">
      <style:table-cell-properties fo:padding="0.049cm" fo:border="none"/>
    </style:style>
    <style:style style:name="Tabella39.C8" style:family="table-cell">
      <style:table-cell-properties fo:padding="0.049cm" fo:border="none"/>
    </style:style>
    <style:style style:name="Tabella39.C9" style:family="table-cell">
      <style:table-cell-properties fo:padding="0.049cm" fo:border="none"/>
    </style:style>
    <style:style style:name="Tabella39.C10" style:family="table-cell">
      <style:table-cell-properties fo:padding="0.049cm" fo:border="none"/>
    </style:style>
    <style:style style:name="Tabella39.C11" style:family="table-cell">
      <style:table-cell-properties fo:padding="0.049cm" fo:border="none"/>
    </style:style>
    <style:style style:name="Tabella39.C12" style:family="table-cell">
      <style:table-cell-properties fo:padding="0.049cm" fo:border="none"/>
    </style:style>
    <style:style style:name="Tabella39.C13" style:family="table-cell">
      <style:table-cell-properties fo:padding="0.049cm" fo:border="none"/>
    </style:style>
    <style:style style:name="Tabella39.C14" style:family="table-cell">
      <style:table-cell-properties fo:padding="0.049cm" fo:border="none"/>
    </style:style>
    <style:style style:name="Tabella39.C15" style:family="table-cell">
      <style:table-cell-properties fo:padding="0.049cm" fo:border="none"/>
    </style:style>
    <style:style style:name="Tabella39.C16" style:family="table-cell">
      <style:table-cell-properties fo:padding="0.049cm" fo:border="none"/>
    </style:style>
    <style:style style:name="Tabella39.C18" style:family="table-cell">
      <style:table-cell-properties fo:padding="0.049cm" fo:border="none"/>
    </style:style>
    <style:style style:name="Tabella39.C19" style:family="table-cell">
      <style:table-cell-properties fo:padding="0.049cm" fo:border="none"/>
    </style:style>
    <style:style style:name="Tabella39.C20" style:family="table-cell">
      <style:table-cell-properties fo:padding="0.049cm" fo:border="none"/>
    </style:style>
    <style:style style:name="Tabella40" style:family="table">
      <style:table-properties style:width="10.021cm" table:align="left"/>
    </style:style>
    <style:style style:name="Tabella40.A" style:family="table-column">
      <style:table-column-properties style:column-width="4.514cm"/>
    </style:style>
    <style:style style:name="Tabella40.B" style:family="table-column">
      <style:table-column-properties style:column-width="1.007cm"/>
    </style:style>
    <style:style style:name="Tabella40.C" style:family="table-column">
      <style:table-column-properties style:column-width="4.5cm"/>
    </style:style>
    <style:style style:name="Tabella4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40.C9" style:family="table-cell">
      <style:table-cell-properties fo:padding="0.049cm" fo:border="none"/>
    </style:style>
    <style:style style:name="Tabella41" style:family="table">
      <style:table-properties style:width="4.316cm" table:align="left"/>
    </style:style>
    <style:style style:name="Tabella41.A" style:family="table-column">
      <style:table-column-properties style:column-width="2.976cm"/>
    </style:style>
    <style:style style:name="Tabella41.B" style:family="table-column">
      <style:table-column-properties style:column-width="1.004cm"/>
    </style:style>
    <style:style style:name="Tabella41.C" style:family="table-column">
      <style:table-column-properties style:column-width="0.337cm"/>
    </style:style>
    <style:style style:name="Tabella4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41.C2" style:family="table-cell">
      <style:table-cell-properties fo:padding="0.049cm" fo:border="none"/>
    </style:style>
    <style:style style:name="Tabella42" style:family="table">
      <style:table-properties style:width="5.055cm" table:align="left"/>
    </style:style>
    <style:style style:name="Tabella42.A" style:family="table-column">
      <style:table-column-properties style:column-width="3.616cm"/>
    </style:style>
    <style:style style:name="Tabella42.B" style:family="table-column">
      <style:table-column-properties style:column-width="1.102cm"/>
    </style:style>
    <style:style style:name="Tabella42.C" style:family="table-column">
      <style:table-column-properties style:column-width="0.337cm"/>
    </style:style>
    <style:style style:name="Tabella4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42.C2" style:family="table-cell">
      <style:table-cell-properties fo:padding="0.049cm" fo:border="none"/>
    </style:style>
    <style:style style:name="Tabella42.C3" style:family="table-cell">
      <style:table-cell-properties fo:padding="0.049cm" fo:border="none"/>
    </style:style>
    <style:style style:name="Tabella42.C4" style:family="table-cell">
      <style:table-cell-properties fo:padding="0.049cm" fo:border="none"/>
    </style:style>
    <style:style style:name="Tabella42.C5" style:family="table-cell">
      <style:table-cell-properties fo:padding="0.049cm" fo:border="none"/>
    </style:style>
    <style:style style:name="Tabella42.C6" style:family="table-cell">
      <style:table-cell-properties fo:padding="0.049cm" fo:border="none"/>
    </style:style>
    <style:style style:name="Tabella42.C7" style:family="table-cell">
      <style:table-cell-properties fo:padding="0.049cm" fo:border="none"/>
    </style:style>
    <style:style style:name="Tabella42.C8" style:family="table-cell">
      <style:table-cell-properties fo:padding="0.049cm" fo:border="none"/>
    </style:style>
    <style:style style:name="Tabella42.C9" style:family="table-cell">
      <style:table-cell-properties fo:padding="0.049cm" fo:border="none"/>
    </style:style>
    <style:style style:name="Tabella42.C10" style:family="table-cell">
      <style:table-cell-properties fo:padding="0.049cm" fo:border="none"/>
    </style:style>
    <style:style style:name="Tabella42.C11" style:family="table-cell">
      <style:table-cell-properties fo:padding="0.049cm" fo:border="none"/>
    </style:style>
    <style:style style:name="Tabella42.C12" style:family="table-cell">
      <style:table-cell-properties fo:padding="0.049cm" fo:border="none"/>
    </style:style>
    <style:style style:name="Tabella42.C13" style:family="table-cell">
      <style:table-cell-properties fo:padding="0.049cm" fo:border="none"/>
    </style:style>
    <style:style style:name="Tabella42.C14" style:family="table-cell">
      <style:table-cell-properties fo:padding="0.049cm" fo:border="none"/>
    </style:style>
    <style:style style:name="Tabella42.C15" style:family="table-cell">
      <style:table-cell-properties fo:padding="0.049cm" fo:border="none"/>
    </style:style>
    <style:style style:name="Tabella42.C16" style:family="table-cell">
      <style:table-cell-properties fo:padding="0.049cm" fo:border="none"/>
    </style:style>
    <style:style style:name="Tabella42.C17" style:family="table-cell">
      <style:table-cell-properties fo:padding="0.049cm" fo:border="none"/>
    </style:style>
    <style:style style:name="Tabella42.C18" style:family="table-cell">
      <style:table-cell-properties fo:padding="0.049cm" fo:border="none"/>
    </style:style>
    <style:style style:name="Tabella42.C19" style:family="table-cell">
      <style:table-cell-properties fo:padding="0.049cm" fo:border="none"/>
    </style:style>
    <style:style style:name="Tabella42.C20" style:family="table-cell">
      <style:table-cell-properties fo:padding="0.049cm" fo:border="none"/>
    </style:style>
    <style:style style:name="Tabella42.C21" style:family="table-cell">
      <style:table-cell-properties fo:padding="0.049cm" fo:border="none"/>
    </style:style>
    <style:style style:name="Tabella42.C22" style:family="table-cell">
      <style:table-cell-properties fo:padding="0.049cm" fo:border="none"/>
    </style:style>
    <style:style style:name="Tabella42.C23" style:family="table-cell">
      <style:table-cell-properties fo:padding="0.049cm" fo:border="none"/>
    </style:style>
    <style:style style:name="Tabella42.C25" style:family="table-cell">
      <style:table-cell-properties fo:padding="0.049cm" fo:border="none"/>
    </style:style>
    <style:style style:name="Tabella42.C26" style:family="table-cell">
      <style:table-cell-properties fo:padding="0.049cm" fo:border="none"/>
    </style:style>
    <style:style style:name="Tabella42.C27" style:family="table-cell">
      <style:table-cell-properties fo:padding="0.049cm" fo:border="none"/>
    </style:style>
    <style:style style:name="Tabella43" style:family="table">
      <style:table-properties style:width="6.276cm" table:align="left"/>
    </style:style>
    <style:style style:name="Tabella43.A" style:family="table-column">
      <style:table-column-properties style:column-width="2.39cm"/>
    </style:style>
    <style:style style:name="Tabella43.B" style:family="table-column">
      <style:table-column-properties style:column-width="1.847cm"/>
    </style:style>
    <style:style style:name="Tabella43.C" style:family="table-column">
      <style:table-column-properties style:column-width="2.039cm"/>
    </style:style>
    <style:style style:name="Tabella4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44" style:family="table">
      <style:table-properties style:width="5.424cm" table:align="left"/>
    </style:style>
    <style:style style:name="Tabella44.A" style:family="table-column">
      <style:table-column-properties style:column-width="3.881cm"/>
    </style:style>
    <style:style style:name="Tabella44.B" style:family="table-column">
      <style:table-column-properties style:column-width="1.207cm"/>
    </style:style>
    <style:style style:name="Tabella44.C" style:family="table-column">
      <style:table-column-properties style:column-width="0.337cm"/>
    </style:style>
    <style:style style:name="Tabella4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44.C2" style:family="table-cell">
      <style:table-cell-properties fo:padding="0.049cm" fo:border="none"/>
    </style:style>
    <style:style style:name="Tabella44.C3" style:family="table-cell">
      <style:table-cell-properties fo:padding="0.049cm" fo:border="none"/>
    </style:style>
    <style:style style:name="Tabella44.C4" style:family="table-cell">
      <style:table-cell-properties fo:padding="0.049cm" fo:border="none"/>
    </style:style>
    <style:style style:name="Tabella44.C5" style:family="table-cell">
      <style:table-cell-properties fo:padding="0.049cm" fo:border="none"/>
    </style:style>
    <style:style style:name="Tabella44.C6" style:family="table-cell">
      <style:table-cell-properties fo:padding="0.049cm" fo:border="none"/>
    </style:style>
    <style:style style:name="Tabella1" style:family="table">
      <style:table-properties style:width="9.581cm" table:align="left"/>
    </style:style>
    <style:style style:name="Tabella1.A" style:family="table-column">
      <style:table-column-properties style:column-width="4.089cm"/>
    </style:style>
    <style:style style:name="Tabella1.B" style:family="table-column">
      <style:table-column-properties style:column-width="1.651cm"/>
    </style:style>
    <style:style style:name="Tabella1.C" style:family="table-column">
      <style:table-column-properties style:column-width="1.836cm"/>
    </style:style>
    <style:style style:name="Tabella1.D" style:family="table-column">
      <style:table-column-properties style:column-width="2.006cm"/>
    </style:style>
    <style:style style:name="Tabella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" style:family="table">
      <style:table-properties style:width="8.112cm" table:align="left"/>
    </style:style>
    <style:style style:name="Tabella2.A" style:family="table-column">
      <style:table-column-properties style:column-width="3.411cm"/>
    </style:style>
    <style:style style:name="Tabella2.B" style:family="table-column">
      <style:table-column-properties style:column-width="1.168cm"/>
    </style:style>
    <style:style style:name="Tabella2.C" style:family="table-column">
      <style:table-column-properties style:column-width="1.147cm"/>
    </style:style>
    <style:style style:name="Tabella2.D" style:family="table-column">
      <style:table-column-properties style:column-width="2.387cm"/>
    </style:style>
    <style:style style:name="Tabella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.D15" style:family="table-cell">
      <style:table-cell-properties fo:padding="0.049cm" fo:border="none"/>
    </style:style>
    <style:style style:name="Tabella3" style:family="table">
      <style:table-properties style:width="8.844cm" table:align="left"/>
    </style:style>
    <style:style style:name="Tabella3.A" style:family="table-column">
      <style:table-column-properties style:column-width="2.208cm"/>
    </style:style>
    <style:style style:name="Tabella3.B" style:family="table-column">
      <style:table-column-properties style:column-width="1.168cm"/>
    </style:style>
    <style:style style:name="Tabella3.C" style:family="table-column">
      <style:table-column-properties style:column-width="1.147cm"/>
    </style:style>
    <style:style style:name="Tabella3.D" style:family="table-column">
      <style:table-column-properties style:column-width="4.322cm"/>
    </style:style>
    <style:style style:name="Tabella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3.D7" style:family="table-cell">
      <style:table-cell-properties fo:padding="0.049cm" fo:border="none"/>
    </style:style>
    <style:style style:name="Tabella4" style:family="table">
      <style:table-properties style:width="12.79cm" table:align="left"/>
    </style:style>
    <style:style style:name="Tabella4.A" style:family="table-column">
      <style:table-column-properties style:column-width="3.328cm"/>
    </style:style>
    <style:style style:name="Tabella4.B" style:family="table-column">
      <style:table-column-properties style:column-width="1.004cm"/>
    </style:style>
    <style:style style:name="Tabella4.C" style:family="table-column">
      <style:table-column-properties style:column-width="8.458cm"/>
    </style:style>
    <style:style style:name="Tabella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5" style:family="table">
      <style:table-properties style:width="11.335cm" table:align="left"/>
    </style:style>
    <style:style style:name="Tabella5.A" style:family="table-column">
      <style:table-column-properties style:column-width="4.145cm"/>
    </style:style>
    <style:style style:name="Tabella5.B" style:family="table-column">
      <style:table-column-properties style:column-width="0.711cm"/>
    </style:style>
    <style:style style:name="Tabella5.C" style:family="table-column">
      <style:table-column-properties style:column-width="6.479cm"/>
    </style:style>
    <style:style style:name="Tabella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5.C4" style:family="table-cell">
      <style:table-cell-properties fo:padding="0.049cm" fo:border="none"/>
    </style:style>
    <style:style style:name="Tabella6" style:family="table">
      <style:table-properties style:width="7.532cm" table:align="left"/>
    </style:style>
    <style:style style:name="Tabella6.A" style:family="table-column">
      <style:table-column-properties style:column-width="2.923cm"/>
    </style:style>
    <style:style style:name="Tabella6.B" style:family="table-column">
      <style:table-column-properties style:column-width="0.915cm"/>
    </style:style>
    <style:style style:name="Tabella6.C" style:family="table-column">
      <style:table-column-properties style:column-width="3.694cm"/>
    </style:style>
    <style:style style:name="Tabella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7" style:family="table">
      <style:table-properties style:width="9.084cm" table:align="left"/>
    </style:style>
    <style:style style:name="Tabella7.A" style:family="table-column">
      <style:table-column-properties style:column-width="3.531cm"/>
    </style:style>
    <style:style style:name="Tabella7.B" style:family="table-column">
      <style:table-column-properties style:column-width="1.168cm"/>
    </style:style>
    <style:style style:name="Tabella7.C" style:family="table-column">
      <style:table-column-properties style:column-width="0.944cm"/>
    </style:style>
    <style:style style:name="Tabella7.D" style:family="table-column">
      <style:table-column-properties style:column-width="3.441cm"/>
    </style:style>
    <style:style style:name="Tabella7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7.B6" style:family="table-cell">
      <style:table-cell-properties fo:padding="0.049cm" fo:border="none"/>
    </style:style>
    <style:style style:name="Tabella8" style:family="table">
      <style:table-properties style:width="10.448cm" table:align="left"/>
    </style:style>
    <style:style style:name="Tabella8.A" style:family="table-column">
      <style:table-column-properties style:column-width="5.613cm"/>
    </style:style>
    <style:style style:name="Tabella8.B" style:family="table-column">
      <style:table-column-properties style:column-width="1.207cm"/>
    </style:style>
    <style:style style:name="Tabella8.C" style:family="table-column">
      <style:table-column-properties style:column-width="1.147cm"/>
    </style:style>
    <style:style style:name="Tabella8.D" style:family="table-column">
      <style:table-column-properties style:column-width="2.482cm"/>
    </style:style>
    <style:style style:name="Tabella8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8.D2" style:family="table-cell">
      <style:table-cell-properties fo:padding="0.049cm" fo:border="none"/>
    </style:style>
    <style:style style:name="Tabella8.D3" style:family="table-cell">
      <style:table-cell-properties fo:padding="0.049cm" fo:border="none"/>
    </style:style>
    <style:style style:name="Tabella8.D4" style:family="table-cell">
      <style:table-cell-properties fo:padding="0.049cm" fo:border="none"/>
    </style:style>
    <style:style style:name="Tabella8.D5" style:family="table-cell">
      <style:table-cell-properties fo:padding="0.049cm" fo:border="none"/>
    </style:style>
    <style:style style:name="Tabella8.B7" style:family="table-cell">
      <style:table-cell-properties fo:padding="0.049cm" fo:border="none"/>
    </style:style>
    <style:style style:name="Tabella8.D8" style:family="table-cell">
      <style:table-cell-properties fo:padding="0.049cm" fo:border="none"/>
    </style:style>
    <style:style style:name="Tabella8.D9" style:family="table-cell">
      <style:table-cell-properties fo:padding="0.049cm" fo:border="none"/>
    </style:style>
    <style:style style:name="Tabella8.D10" style:family="table-cell">
      <style:table-cell-properties fo:padding="0.049cm" fo:border="none"/>
    </style:style>
    <style:style style:name="Tabella8.B12" style:family="table-cell">
      <style:table-cell-properties fo:padding="0.049cm" fo:border="none"/>
    </style:style>
    <style:style style:name="Tabella8.D13" style:family="table-cell">
      <style:table-cell-properties fo:padding="0.049cm" fo:border="none"/>
    </style:style>
    <style:style style:name="Tabella8.D14" style:family="table-cell">
      <style:table-cell-properties fo:padding="0.049cm" fo:border="none"/>
    </style:style>
    <style:style style:name="Tabella8.D15" style:family="table-cell">
      <style:table-cell-properties fo:padding="0.049cm" fo:border="none"/>
    </style:style>
    <style:style style:name="Tabella8.B17" style:family="table-cell">
      <style:table-cell-properties fo:padding="0.049cm" fo:border="none"/>
    </style:style>
    <style:style style:name="Tabella9" style:family="table">
      <style:table-properties style:width="10.696cm" table:align="left"/>
    </style:style>
    <style:style style:name="Tabella9.A" style:family="table-column">
      <style:table-column-properties style:column-width="5.995cm"/>
    </style:style>
    <style:style style:name="Tabella9.B" style:family="table-column">
      <style:table-column-properties style:column-width="1.168cm"/>
    </style:style>
    <style:style style:name="Tabella9.C" style:family="table-column">
      <style:table-column-properties style:column-width="1.147cm"/>
    </style:style>
    <style:style style:name="Tabella9.D" style:family="table-column">
      <style:table-column-properties style:column-width="2.387cm"/>
    </style:style>
    <style:style style:name="Tabella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9.D6" style:family="table-cell">
      <style:table-cell-properties fo:padding="0.049cm" fo:border="none"/>
    </style:style>
    <style:style style:name="Tabella9.C7" style:family="table-cell">
      <style:table-cell-properties fo:padding="0.049cm" fo:border="none"/>
    </style:style>
    <style:style style:name="Tabella10" style:family="table">
      <style:table-properties style:width="13.287cm" table:align="left"/>
    </style:style>
    <style:style style:name="Tabella10.A" style:family="table-column">
      <style:table-column-properties style:column-width="5.447cm"/>
    </style:style>
    <style:style style:name="Tabella10.B" style:family="table-column">
      <style:table-column-properties style:column-width="0.986cm"/>
    </style:style>
    <style:style style:name="Tabella10.C" style:family="table-column">
      <style:table-column-properties style:column-width="6.854cm"/>
    </style:style>
    <style:style style:name="Tabella1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0.C5" style:family="table-cell">
      <style:table-cell-properties fo:padding="0.049cm" fo:border="none"/>
    </style:style>
    <style:style style:name="Tabella11" style:family="table">
      <style:table-properties style:width="6.449cm" table:align="left"/>
    </style:style>
    <style:style style:name="Tabella11.A" style:family="table-column">
      <style:table-column-properties style:column-width="2.487cm"/>
    </style:style>
    <style:style style:name="Tabella11.B" style:family="table-column">
      <style:table-column-properties style:column-width="0.944cm"/>
    </style:style>
    <style:style style:name="Tabella11.C" style:family="table-column">
      <style:table-column-properties style:column-width="3.018cm"/>
    </style:style>
    <style:style style:name="Tabella1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2" style:family="table">
      <style:table-properties style:width="6.357cm" table:align="left"/>
    </style:style>
    <style:style style:name="Tabella12.A" style:family="table-column">
      <style:table-column-properties style:column-width="4.814cm"/>
    </style:style>
    <style:style style:name="Tabella12.B" style:family="table-column">
      <style:table-column-properties style:column-width="1.207cm"/>
    </style:style>
    <style:style style:name="Tabella12.C" style:family="table-column">
      <style:table-column-properties style:column-width="0.337cm"/>
    </style:style>
    <style:style style:name="Tabella1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2.C2" style:family="table-cell">
      <style:table-cell-properties fo:padding="0.049cm" fo:border="none"/>
    </style:style>
    <style:style style:name="Tabella12.C3" style:family="table-cell">
      <style:table-cell-properties fo:padding="0.049cm" fo:border="none"/>
    </style:style>
    <style:style style:name="Tabella13" style:family="table">
      <style:table-properties style:width="9.754cm" table:align="left"/>
    </style:style>
    <style:style style:name="Tabella13.A" style:family="table-column">
      <style:table-column-properties style:column-width="4.667cm"/>
    </style:style>
    <style:style style:name="Tabella13.B" style:family="table-column">
      <style:table-column-properties style:column-width="0.944cm"/>
    </style:style>
    <style:style style:name="Tabella13.C" style:family="table-column">
      <style:table-column-properties style:column-width="4.143cm"/>
    </style:style>
    <style:style style:name="Tabella1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4" style:family="table">
      <style:table-properties style:width="9.529cm" table:align="left"/>
    </style:style>
    <style:style style:name="Tabella14.A" style:family="table-column">
      <style:table-column-properties style:column-width="4.978cm"/>
    </style:style>
    <style:style style:name="Tabella14.B" style:family="table-column">
      <style:table-column-properties style:column-width="2.321cm"/>
    </style:style>
    <style:style style:name="Tabella14.C" style:family="table-column">
      <style:table-column-properties style:column-width="1.207cm"/>
    </style:style>
    <style:style style:name="Tabella14.D" style:family="table-column">
      <style:table-column-properties style:column-width="1.023cm"/>
    </style:style>
    <style:style style:name="Tabella1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5" style:family="table">
      <style:table-properties style:width="9.511cm" table:align="left"/>
    </style:style>
    <style:style style:name="Tabella15.A" style:family="table-column">
      <style:table-column-properties style:column-width="5.085cm"/>
    </style:style>
    <style:style style:name="Tabella15.B" style:family="table-column">
      <style:table-column-properties style:column-width="2.321cm"/>
    </style:style>
    <style:style style:name="Tabella15.C" style:family="table-column">
      <style:table-column-properties style:column-width="1.081cm"/>
    </style:style>
    <style:style style:name="Tabella15.D" style:family="table-column">
      <style:table-column-properties style:column-width="1.023cm"/>
    </style:style>
    <style:style style:name="Tabella1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6" style:family="table">
      <style:table-properties style:width="8.008cm" table:align="left"/>
    </style:style>
    <style:style style:name="Tabella16.A" style:family="table-column">
      <style:table-column-properties style:column-width="3.457cm"/>
    </style:style>
    <style:style style:name="Tabella16.B" style:family="table-column">
      <style:table-column-properties style:column-width="2.321cm"/>
    </style:style>
    <style:style style:name="Tabella16.C" style:family="table-column">
      <style:table-column-properties style:column-width="1.207cm"/>
    </style:style>
    <style:style style:name="Tabella16.D" style:family="table-column">
      <style:table-column-properties style:column-width="1.023cm"/>
    </style:style>
    <style:style style:name="Tabella1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7" style:family="table">
      <style:table-properties style:width="4.925cm" table:align="left"/>
    </style:style>
    <style:style style:name="Tabella17.A" style:family="table-column">
      <style:table-column-properties style:column-width="3.639cm"/>
    </style:style>
    <style:style style:name="Tabella17.B" style:family="table-column">
      <style:table-column-properties style:column-width="1.286cm"/>
    </style:style>
    <style:style style:name="Tabella17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8" style:family="table">
      <style:table-properties style:width="9.398cm" table:align="left"/>
    </style:style>
    <style:style style:name="Tabella18.A" style:family="table-column">
      <style:table-column-properties style:column-width="3.341cm"/>
    </style:style>
    <style:style style:name="Tabella18.B" style:family="table-column">
      <style:table-column-properties style:column-width="1.125cm"/>
    </style:style>
    <style:style style:name="Tabella18.C" style:family="table-column">
      <style:table-column-properties style:column-width="4.932cm"/>
    </style:style>
    <style:style style:name="Tabella18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9" style:family="table">
      <style:table-properties style:width="10.899cm" table:align="left"/>
    </style:style>
    <style:style style:name="Tabella19.A" style:family="table-column">
      <style:table-column-properties style:column-width="4.992cm"/>
    </style:style>
    <style:style style:name="Tabella19.B" style:family="table-column">
      <style:table-column-properties style:column-width="2.196cm"/>
    </style:style>
    <style:style style:name="Tabella19.C" style:family="table-column">
      <style:table-column-properties style:column-width="1.147cm"/>
    </style:style>
    <style:style style:name="Tabella19.D" style:family="table-column">
      <style:table-column-properties style:column-width="1.279cm"/>
    </style:style>
    <style:style style:name="Tabella19.E" style:family="table-column">
      <style:table-column-properties style:column-width="1.286cm"/>
    </style:style>
    <style:style style:name="Tabella1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19.B5" style:family="table-cell">
      <style:table-cell-properties fo:padding="0.049cm" fo:border="none"/>
    </style:style>
    <style:style style:name="Tabella20" style:family="table">
      <style:table-properties style:width="9.481cm" table:align="left"/>
    </style:style>
    <style:style style:name="Tabella20.A" style:family="table-column">
      <style:table-column-properties style:column-width="4.11cm"/>
    </style:style>
    <style:style style:name="Tabella20.B" style:family="table-column">
      <style:table-column-properties style:column-width="1.66cm"/>
    </style:style>
    <style:style style:name="Tabella20.C" style:family="table-column">
      <style:table-column-properties style:column-width="1.147cm"/>
    </style:style>
    <style:style style:name="Tabella20.D" style:family="table-column">
      <style:table-column-properties style:column-width="1.279cm"/>
    </style:style>
    <style:style style:name="Tabella20.E" style:family="table-column">
      <style:table-column-properties style:column-width="1.286cm"/>
    </style:style>
    <style:style style:name="Tabella2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0.B5" style:family="table-cell">
      <style:table-cell-properties fo:padding="0.049cm" fo:border="none"/>
    </style:style>
    <style:style style:name="Tabella21" style:family="table">
      <style:table-properties style:width="7.509cm" table:align="left"/>
    </style:style>
    <style:style style:name="Tabella21.A" style:family="table-column">
      <style:table-column-properties style:column-width="4.436cm"/>
    </style:style>
    <style:style style:name="Tabella21.B" style:family="table-column">
      <style:table-column-properties style:column-width="1.847cm"/>
    </style:style>
    <style:style style:name="Tabella21.C" style:family="table-column">
      <style:table-column-properties style:column-width="1.226cm"/>
    </style:style>
    <style:style style:name="Tabella2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1.B5" style:family="table-cell">
      <style:table-cell-properties fo:padding="0.049cm" fo:border="none"/>
    </style:style>
    <style:style style:name="Tabella22" style:family="table">
      <style:table-properties style:width="7.295cm" table:align="left"/>
    </style:style>
    <style:style style:name="Tabella22.A" style:family="table-column">
      <style:table-column-properties style:column-width="4.11cm"/>
    </style:style>
    <style:style style:name="Tabella22.B" style:family="table-column">
      <style:table-column-properties style:column-width="1.96cm"/>
    </style:style>
    <style:style style:name="Tabella22.C" style:family="table-column">
      <style:table-column-properties style:column-width="1.226cm"/>
    </style:style>
    <style:style style:name="Tabella22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2.B5" style:family="table-cell">
      <style:table-cell-properties fo:padding="0.049cm" fo:border="none"/>
    </style:style>
    <style:style style:name="Tabella23" style:family="table">
      <style:table-properties style:width="7.583cm" table:align="left"/>
    </style:style>
    <style:style style:name="Tabella23.A" style:family="table-column">
      <style:table-column-properties style:column-width="4.11cm"/>
    </style:style>
    <style:style style:name="Tabella23.B" style:family="table-column">
      <style:table-column-properties style:column-width="2.247cm"/>
    </style:style>
    <style:style style:name="Tabella23.C" style:family="table-column">
      <style:table-column-properties style:column-width="1.226cm"/>
    </style:style>
    <style:style style:name="Tabella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3.B5" style:family="table-cell">
      <style:table-cell-properties fo:padding="0.049cm" fo:border="none"/>
    </style:style>
    <style:style style:name="Tabella24" style:family="table">
      <style:table-properties style:width="6.563cm" table:align="left"/>
    </style:style>
    <style:style style:name="Tabella24.A" style:family="table-column">
      <style:table-column-properties style:column-width="4.11cm"/>
    </style:style>
    <style:style style:name="Tabella24.B" style:family="table-column">
      <style:table-column-properties style:column-width="1.228cm"/>
    </style:style>
    <style:style style:name="Tabella24.C" style:family="table-column">
      <style:table-column-properties style:column-width="1.226cm"/>
    </style:style>
    <style:style style:name="Tabella24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4.B5" style:family="table-cell">
      <style:table-cell-properties fo:padding="0.049cm" fo:border="none"/>
    </style:style>
    <style:style style:name="Tabella25" style:family="table">
      <style:table-properties style:width="7.585cm" table:align="left"/>
    </style:style>
    <style:style style:name="Tabella25.A" style:family="table-column">
      <style:table-column-properties style:column-width="4.436cm"/>
    </style:style>
    <style:style style:name="Tabella25.B" style:family="table-column">
      <style:table-column-properties style:column-width="1.923cm"/>
    </style:style>
    <style:style style:name="Tabella25.C" style:family="table-column">
      <style:table-column-properties style:column-width="1.226cm"/>
    </style:style>
    <style:style style:name="Tabella25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5.B5" style:family="table-cell">
      <style:table-cell-properties fo:padding="0.049cm" fo:border="none"/>
    </style:style>
    <style:style style:name="Tabella26" style:family="table">
      <style:table-properties style:width="6.719cm" table:align="left"/>
    </style:style>
    <style:style style:name="Tabella26.A" style:family="table-column">
      <style:table-column-properties style:column-width="4.11cm"/>
    </style:style>
    <style:style style:name="Tabella26.B" style:family="table-column">
      <style:table-column-properties style:column-width="1.383cm"/>
    </style:style>
    <style:style style:name="Tabella26.C" style:family="table-column">
      <style:table-column-properties style:column-width="1.226cm"/>
    </style:style>
    <style:style style:name="Tabella26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6.B5" style:family="table-cell">
      <style:table-cell-properties fo:padding="0.049cm" fo:border="none"/>
    </style:style>
    <style:style style:name="Tabella27" style:family="table">
      <style:table-properties style:width="7.597cm" table:align="left"/>
    </style:style>
    <style:style style:name="Tabella27.A" style:family="table-column">
      <style:table-column-properties style:column-width="4.11cm"/>
    </style:style>
    <style:style style:name="Tabella27.B" style:family="table-column">
      <style:table-column-properties style:column-width="2.261cm"/>
    </style:style>
    <style:style style:name="Tabella27.C" style:family="table-column">
      <style:table-column-properties style:column-width="1.226cm"/>
    </style:style>
    <style:style style:name="Tabella27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la27.B5" style:family="table-cell">
      <style:table-cell-properties fo:padding="0.049cm" fo:border="none"/>
    </style:style>
    <style:style style:name="Tabella28" style:family="table">
      <style:table-properties style:width="12.245cm" table:align="left"/>
    </style:style>
    <style:style style:name="Tabella28.A" style:family="table-column">
      <style:table-column-properties style:column-width="9.797cm"/>
    </style:style>
    <style:style style:name="Tabella28.B" style:family="table-column">
      <style:table-column-properties style:column-width="1.328cm"/>
    </style:style>
    <style:style style:name="Tabella28.C" style:family="table-column">
      <style:table-column-properties style:column-width="1.12cm"/>
    </style:style>
    <style:style style:name="Tabella28.A1" style:family="table-cell">
      <style:table-cell-properties style:vertical-align="middle" fo:background-color="#ffffff" fo:padding="0.049cm" fo:border="0.05pt solid #cccccc">
        <style:background-image/>
      </style:table-cell-properties>
    </style:style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paragraph-rsid="000a97b8"/>
    </style:style>
    <style:style style:name="P6" style:family="paragraph" style:parent-style-name="Text_20_body">
      <style:paragraph-properties fo:line-height="100%" fo:orphans="2" fo:widows="2"/>
      <style:text-properties fo:language="en" fo:country="US" officeooo:paragraph-rsid="000a97b8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language="en" fo:country="US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language="en" fo:country="US" fo:font-style="normal" fo:font-weight="normal" officeooo:paragraph-rsid="000a97b8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5f91" fo:letter-spacing="normal" fo:language="en" fo:country="US" officeooo:paragraph-rsid="000a97b8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7365d" style:font-name="Verdana" fo:font-size="11.25pt" fo:letter-spacing="normal" fo:language="en" fo:country="US" fo:font-style="normal" officeooo:paragraph-rsid="000a97b8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language="en" fo:country="US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language="en" fo:country="US" officeooo:paragraph-rsid="000a97b8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9pt" fo:letter-spacing="normal" fo:language="en" fo:country="US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9pt" fo:letter-spacing="normal" fo:language="en" fo:country="US" fo:font-style="normal" fo:font-weight="normal" officeooo:paragraph-rsid="000a97b8"/>
    </style:style>
    <style:style style:name="P16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17" style:family="paragraph" style:parent-style-name="Text_20_body">
      <style:paragraph-properties fo:margin-top="0cm" fo:margin-bottom="0cm" loext:contextual-spacing="false"/>
      <style:text-properties fo:language="en" fo:country="US" officeooo:paragraph-rsid="000a97b8"/>
    </style:style>
    <style:style style:name="P18" style:family="paragraph" style:parent-style-name="Table_20_Heading">
      <style:paragraph-properties fo:line-height="130%" fo:text-align="start" style:justify-single-word="false"/>
      <style:text-properties fo:color="#4f81bd" style:font-name="Verdana" fo:font-size="9pt" fo:language="en" fo:country="US"/>
    </style:style>
    <style:style style:name="P19" style:family="paragraph" style:parent-style-name="Table_20_Heading">
      <style:paragraph-properties fo:line-height="130%" fo:text-align="start" style:justify-single-word="false"/>
      <style:text-properties fo:color="#4f81bd" style:font-name="Verdana" fo:font-size="9pt" fo:language="en" fo:country="US" officeooo:paragraph-rsid="000a97b8"/>
    </style:style>
    <style:style style:name="P20" style:family="paragraph" style:parent-style-name="Table_20_Heading">
      <style:paragraph-properties fo:line-height="130%" fo:text-align="end" style:justify-single-word="false"/>
      <style:text-properties fo:color="#4f81bd" style:font-name="Verdana" fo:font-size="9pt" fo:language="en" fo:country="US"/>
    </style:style>
    <style:style style:name="P21" style:family="paragraph" style:parent-style-name="Table_20_Heading">
      <style:paragraph-properties fo:line-height="130%" fo:text-align="end" style:justify-single-word="false"/>
      <style:text-properties fo:color="#4f81bd" style:font-name="Verdana" fo:font-size="9pt" fo:language="en" fo:country="US" officeooo:paragraph-rsid="000a97b8"/>
    </style:style>
    <style:style style:name="P22" style:family="paragraph" style:parent-style-name="Table_20_Heading">
      <style:paragraph-properties fo:line-height="130%" fo:text-align="end" style:justify-single-word="false"/>
      <style:text-properties fo:color="#4f81bd" fo:language="en" fo:country="US"/>
    </style:style>
    <style:style style:name="P23" style:family="paragraph" style:parent-style-name="Table_20_Heading">
      <style:paragraph-properties fo:line-height="130%" fo:text-align="end" style:justify-single-word="false"/>
      <style:text-properties fo:color="#4f81bd" fo:language="en" fo:country="US" officeooo:paragraph-rsid="000a97b8"/>
    </style:style>
    <style:style style:name="P24" style:family="paragraph" style:parent-style-name="Table_20_Heading">
      <style:paragraph-properties fo:line-height="130%" fo:text-align="start" style:justify-single-word="false"/>
      <style:text-properties fo:color="#4f81bd" fo:language="en" fo:country="US"/>
    </style:style>
    <style:style style:name="P25" style:family="paragraph" style:parent-style-name="Table_20_Heading">
      <style:paragraph-properties fo:line-height="130%" fo:text-align="start" style:justify-single-word="false"/>
      <style:text-properties fo:color="#4f81bd" fo:language="en" fo:country="US" officeooo:paragraph-rsid="000a97b8"/>
    </style:style>
    <style:style style:name="P26" style:family="paragraph" style:parent-style-name="Table_20_Contents">
      <style:paragraph-properties fo:line-height="130%"/>
      <style:text-properties style:font-name="Verdana" fo:font-size="9pt" fo:language="en" fo:country="US"/>
    </style:style>
    <style:style style:name="P27" style:family="paragraph" style:parent-style-name="Table_20_Contents">
      <style:paragraph-properties fo:line-height="130%" fo:text-align="end" style:justify-single-word="false"/>
      <style:text-properties style:font-name="Verdana" fo:font-size="9pt" fo:language="en" fo:country="US"/>
    </style:style>
    <style:style style:name="P28" style:family="paragraph" style:parent-style-name="Table_20_Contents">
      <style:paragraph-properties fo:line-height="130%" fo:text-align="end" style:justify-single-word="false"/>
      <style:text-properties style:font-name="Verdana" fo:font-size="9pt" fo:language="en" fo:country="US" officeooo:paragraph-rsid="000a97b8"/>
    </style:style>
    <style:style style:name="P29" style:family="paragraph" style:parent-style-name="Table_20_Contents">
      <style:paragraph-properties fo:line-height="130%"/>
      <style:text-properties style:font-name="Verdana" fo:font-size="9pt" fo:language="en" fo:country="US" officeooo:paragraph-rsid="000a97b8"/>
    </style:style>
    <style:style style:name="P30" style:family="paragraph" style:parent-style-name="Table_20_Contents">
      <style:paragraph-properties fo:line-height="130%"/>
      <style:text-properties style:font-name="Verdana" fo:font-size="9pt" fo:language="en" fo:country="US" fo:font-weight="bold"/>
    </style:style>
    <style:style style:name="P31" style:family="paragraph" style:parent-style-name="Table_20_Contents">
      <style:paragraph-properties fo:line-height="130%" fo:text-align="end" style:justify-single-word="false"/>
      <style:text-properties style:font-name="Verdana" fo:font-size="9pt" fo:language="en" fo:country="US" fo:font-weight="bold"/>
    </style:style>
    <style:style style:name="P32" style:family="paragraph" style:parent-style-name="Table_20_Contents">
      <style:paragraph-properties fo:line-height="130%" fo:text-align="end" style:justify-single-word="false"/>
      <style:text-properties style:font-name="Verdana" fo:font-size="9pt" fo:language="en" fo:country="US" fo:font-weight="bold" officeooo:paragraph-rsid="000a97b8"/>
    </style:style>
    <style:style style:name="P33" style:family="paragraph" style:parent-style-name="Table_20_Contents">
      <style:paragraph-properties fo:line-height="130%"/>
      <style:text-properties style:font-name="Verdana" fo:font-size="9pt" fo:language="en" fo:country="US" fo:font-weight="bold" officeooo:paragraph-rsid="000a97b8"/>
    </style:style>
    <style:style style:name="P34" style:family="paragraph" style:parent-style-name="Table_20_Contents">
      <style:paragraph-properties fo:line-height="130%"/>
      <style:text-properties style:font-name="Verdana" fo:font-size="9pt" fo:language="en" fo:country="US" fo:font-style="italic"/>
    </style:style>
    <style:style style:name="P35" style:family="paragraph" style:parent-style-name="Table_20_Contents">
      <style:paragraph-properties fo:line-height="130%" fo:text-align="end" style:justify-single-word="false"/>
      <style:text-properties style:font-name="Verdana" fo:font-size="9pt" fo:language="en" fo:country="US" fo:font-style="italic"/>
    </style:style>
    <style:style style:name="P36" style:family="paragraph" style:parent-style-name="Table_20_Contents">
      <style:paragraph-properties fo:line-height="130%" fo:text-align="end" style:justify-single-word="false"/>
      <style:text-properties style:font-name="Verdana" fo:font-size="9pt" fo:language="en" fo:country="US" fo:font-style="italic" officeooo:paragraph-rsid="000a97b8"/>
    </style:style>
    <style:style style:name="P37" style:family="paragraph" style:parent-style-name="Table_20_Contents">
      <style:paragraph-properties fo:line-height="130%"/>
      <style:text-properties style:font-name="Verdana" fo:font-size="9pt" fo:language="en" fo:country="US" fo:font-style="italic" officeooo:paragraph-rsid="000a97b8"/>
    </style:style>
    <style:style style:name="P38" style:family="paragraph" style:parent-style-name="Table_20_Contents">
      <style:text-properties fo:font-size="2pt" fo:language="en" fo:country="US" style:font-size-asian="2pt" style:font-size-complex="2pt"/>
    </style:style>
    <style:style style:name="P39" style:family="paragraph" style:parent-style-name="Table_20_Contents">
      <style:text-properties fo:font-size="2pt" fo:language="en" fo:country="US" officeooo:paragraph-rsid="000a97b8" style:font-size-asian="2pt" style:font-size-complex="2pt"/>
    </style:style>
    <style:style style:name="P40" style:family="paragraph" style:parent-style-name="Table_20_Contents">
      <style:paragraph-properties fo:line-height="130%"/>
      <style:text-properties fo:color="#000080" style:font-name="Verdana" fo:font-size="9pt" fo:language="en" fo:country="US"/>
    </style:style>
    <style:style style:name="P41" style:family="paragraph" style:parent-style-name="Table_20_Contents">
      <style:paragraph-properties fo:line-height="130%" fo:text-align="end" style:justify-single-word="false"/>
      <style:text-properties fo:color="#000080" style:font-name="Verdana" fo:font-size="9pt" fo:language="en" fo:country="US"/>
    </style:style>
    <style:style style:name="P42" style:family="paragraph" style:parent-style-name="Table_20_Contents">
      <style:paragraph-properties fo:line-height="130%" fo:text-align="end" style:justify-single-word="false"/>
      <style:text-properties fo:color="#000080" style:font-name="Verdana" fo:font-size="9pt" fo:language="en" fo:country="US" officeooo:paragraph-rsid="000a97b8"/>
    </style:style>
    <style:style style:name="P43" style:family="paragraph" style:parent-style-name="Table_20_Contents">
      <style:paragraph-properties fo:line-height="130%"/>
      <style:text-properties fo:color="#000080" style:font-name="Verdana" fo:font-size="9pt" fo:language="en" fo:country="US" officeooo:paragraph-rsid="000a97b8"/>
    </style:style>
    <style:style style:name="P44" style:family="paragraph" style:parent-style-name="Table_20_Contents">
      <style:paragraph-properties fo:line-height="130%"/>
      <style:text-properties fo:language="en" fo:country="US"/>
    </style:style>
    <style:style style:name="P45" style:family="paragraph" style:parent-style-name="Table_20_Contents">
      <style:paragraph-properties fo:line-height="130%" fo:text-align="end" style:justify-single-word="false"/>
      <style:text-properties fo:language="en" fo:country="US"/>
    </style:style>
    <style:style style:name="P46" style:family="paragraph" style:parent-style-name="Table_20_Contents">
      <style:paragraph-properties fo:line-height="130%" fo:text-align="end" style:justify-single-word="false"/>
      <style:text-properties fo:language="en" fo:country="US" officeooo:paragraph-rsid="000a97b8"/>
    </style:style>
    <style:style style:name="P47" style:family="paragraph" style:parent-style-name="Table_20_Contents">
      <style:paragraph-properties fo:line-height="130%"/>
      <style:text-properties fo:language="en" fo:country="US" officeooo:paragraph-rsid="000a97b8"/>
    </style:style>
    <style:style style:name="P48" style:family="paragraph" style:parent-style-name="Heading_20_2">
      <style:text-properties fo:font-variant="normal" fo:text-transform="none" fo:color="#17365d" style:font-name="Verdana" fo:font-size="11.25pt" fo:letter-spacing="normal" fo:language="en" fo:country="US" fo:font-style="normal" officeooo:paragraph-rsid="000a97b8"/>
    </style:style>
    <style:style style:name="P49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4f81bd"/>
      <style:text-properties fo:language="en" fo:country="US" officeooo:paragraph-rsid="000a97b8"/>
    </style:style>
    <style:style style:name="P50" style:family="paragraph" style:parent-style-name="Heading_20_2">
      <style:paragraph-properties fo:break-before="page"/>
      <style:text-properties fo:font-variant="normal" fo:text-transform="none" fo:color="#17365d" style:font-name="Verdana" fo:font-size="11.25pt" fo:letter-spacing="normal" fo:language="en" fo:country="US" fo:font-style="normal" officeooo:paragraph-rsid="000a97b8"/>
    </style:style>
    <style:style style:name="P5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365f91" style:font-name="Verdana" fo:font-size="9.75pt" fo:letter-spacing="normal" fo:language="en" fo:country="US" fo:font-style="normal"/>
    </style:style>
    <style:style style:name="P5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365f91" style:font-name="Verdana" fo:font-size="9.75pt" fo:letter-spacing="normal" fo:language="en" fo:country="US" fo:font-style="normal" officeooo:paragraph-rsid="000a97b8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line-height="130%" fo:orphans="2" fo:widows="2" fo:text-indent="0cm" style:auto-text-indent="false"/>
      <style:text-properties fo:font-variant="normal" fo:text-transform="none" fo:color="#000000" style:font-name="Courier New" fo:font-size="9pt" fo:letter-spacing="normal" fo:language="en" fo:country="US" fo:font-style="normal" fo:font-weight="bold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line-height="130%" fo:orphans="2" fo:widows="2" fo:text-indent="0cm" style:auto-text-indent="false"/>
      <style:text-properties fo:font-variant="normal" fo:text-transform="none" fo:color="#000000" style:font-name="Courier New" fo:font-size="9pt" fo:letter-spacing="normal" fo:language="en" fo:country="US" fo:font-style="normal" fo:font-weight="bold" officeooo:paragraph-rsid="000a97b8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9pt" fo:letter-spacing="normal" fo:language="en" fo:country="US" fo:font-style="normal" fo:font-weight="bold" officeooo:paragraph-rsid="000a97b8"/>
    </style:style>
    <style:style style:name="P56" style:family="paragraph" style:parent-style-name="Preformatted_20_Text">
      <style:paragraph-properties fo:margin-top="0cm" fo:margin-bottom="0cm" loext:contextual-spacing="false" fo:line-height="130%" fo:orphans="2" fo:widows="2"/>
    </style:style>
    <style:style style:name="P57" style:family="paragraph" style:parent-style-name="Preformatted_20_Text">
      <style:paragraph-properties fo:margin-top="0cm" fo:margin-bottom="0cm" loext:contextual-spacing="false" fo:line-height="130%" fo:orphans="2" fo:widows="2"/>
      <style:text-properties fo:font-variant="normal" fo:text-transform="none" fo:color="#000000" style:font-name="Courier New" fo:font-size="9pt" fo:letter-spacing="normal" fo:language="en" fo:country="US" fo:font-style="normal" fo:font-weight="bold"/>
    </style:style>
    <style:style style:name="P58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9pt" fo:letter-spacing="normal" fo:language="en" fo:country="US" fo:font-style="normal" fo:font-weight="bold" officeooo:paragraph-rsid="000a97b8"/>
    </style:style>
    <style:style style:name="P59" style:family="paragraph" style:parent-style-name="Preformatted_20_Text">
      <style:paragraph-properties fo:margin-top="0cm" fo:margin-bottom="0cm" loext:contextual-spacing="false" fo:line-height="130%" fo:orphans="2" fo:widows="2"/>
      <style:text-properties fo:font-variant="normal" fo:text-transform="none" fo:color="#000000" fo:letter-spacing="normal" fo:language="en" fo:country="US"/>
    </style:style>
    <style:style style:name="P60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fo:letter-spacing="normal" fo:language="en" fo:country="US" officeooo:paragraph-rsid="000a97b8"/>
    </style:style>
    <style:style style:name="P61" style:family="paragraph" style:parent-style-name="Preformatted_20_Text">
      <style:paragraph-properties fo:margin-top="0cm" fo:margin-bottom="0cm" loext:contextual-spacing="false" fo:line-height="130%" fo:orphans="2" fo:widows="2"/>
      <style:text-properties fo:font-variant="normal" fo:text-transform="none" fo:color="#800000" fo:letter-spacing="normal" fo:language="en" fo:country="US"/>
    </style:style>
    <style:style style:name="P62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800000" fo:letter-spacing="normal" fo:language="en" fo:country="US" officeooo:paragraph-rsid="000a97b8"/>
    </style:style>
    <style:style style:name="P63" style:family="paragraph" style:parent-style-name="Preformatted_20_Text">
      <style:paragraph-properties fo:margin-top="0cm" fo:margin-bottom="0cm" loext:contextual-spacing="false" fo:line-height="130%" fo:orphans="2" fo:widows="2"/>
      <style:text-properties fo:language="en" fo:country="US"/>
    </style:style>
    <style:style style:name="P64" style:family="paragraph" style:parent-style-name="Preformatted_20_Text">
      <style:paragraph-properties fo:margin-top="0cm" fo:margin-bottom="0cm" loext:contextual-spacing="false" fo:line-height="100%" fo:orphans="2" fo:widows="2"/>
      <style:text-properties fo:language="en" fo:country="US" officeooo:paragraph-rsid="000a97b8"/>
    </style:style>
    <style:style style:name="P65" style:family="paragraph" style:parent-style-name="Preformatted_20_Text">
      <style:paragraph-properties fo:margin-top="0cm" fo:margin-bottom="0cm" loext:contextual-spacing="false" fo:line-height="100%" fo:orphans="2" fo:widows="2"/>
      <style:text-properties officeooo:paragraph-rsid="000a97b8"/>
    </style:style>
    <style:style style:name="P66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4f81bd" style:font-name="Verdana" fo:font-size="9.75pt" fo:letter-spacing="normal" fo:language="en" fo:country="US" fo:font-style="normal"/>
    </style:style>
    <style:style style:name="P67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4f81bd" style:font-name="Verdana" fo:font-size="9.75pt" fo:letter-spacing="normal" fo:language="en" fo:country="US" fo:font-style="normal" officeooo:paragraph-rsid="000a97b8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Courier New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Courier New" fo:font-size="9pt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language="en" fo:country="US"/>
    </style:style>
    <style:style style:name="T6" style:family="text">
      <style:text-properties fo:font-variant="normal" fo:text-transform="none" fo:color="#365f91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000099" style:font-name="Courier New" fo:font-size="9pt" fo:letter-spacing="normal" fo:font-style="normal" fo:font-weight="normal"/>
    </style:style>
    <style:style style:name="T8" style:family="text">
      <style:text-properties fo:font-variant="normal" fo:text-transform="none" fo:color="#000099" style:font-name="Courier New" fo:font-size="9pt" fo:letter-spacing="normal" fo:language="en" fo:country="US" fo:font-style="normal" fo:font-weight="normal"/>
    </style:style>
    <style:style style:name="T9" style:family="text">
      <style:text-properties fo:font-variant="normal" fo:text-transform="none" fo:color="#17365d" style:font-name="Verdana" fo:font-size="11.25pt" fo:letter-spacing="normal" fo:font-style="normal"/>
    </style:style>
    <style:style style:name="T10" style:family="text">
      <style:text-properties fo:color="#000000" fo:font-size="9pt" fo:font-weight="normal"/>
    </style:style>
    <style:style style:name="T11" style:family="text">
      <style:text-properties style:font-name="Courier New" fo:font-size="9pt" fo:font-style="normal" fo:font-weight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ZW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ummary Report">
        <text:table-of-content text:style-name="Sect4" text:protected="true" text:name="Indice generale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4" text:name="Indice generale1_Head">
              <text:p text:style-name="Contents_20_Heading">Table of contents</text:p>
            </text:index-title>
            <text:p text:style-name="P3"><text:a xlink:type="simple" xlink:href="#__RefHeading___Toc392_583880443" text:style-name="Index_20_Link" text:visited-style-name="Index_20_Link">Summary report - ComCP240<text:tab/>2</text:a></text:p>
            <text:p text:style-name="P1"><text:a xlink:type="simple" xlink:href="#__RefHeading___Toc394_583880443" text:style-name="Index_20_Link" text:visited-style-name="Index_20_Link">System summary<text:tab/>2</text:a></text:p>
            <text:p text:style-name="P1"><text:a xlink:type="simple" xlink:href="#__RefHeading___Toc396_583880443" text:style-name="Index_20_Link" text:visited-style-name="Index_20_Link">Total size<text:tab/>2</text:a></text:p>
            <text:p text:style-name="P1"><text:a xlink:type="simple" xlink:href="#__RefHeading___Toc398_583880443" text:style-name="Index_20_Link" text:visited-style-name="Index_20_Link">Files<text:tab/>2</text:a></text:p>
            <text:p text:style-name="P1"><text:a xlink:type="simple" xlink:href="#__RefHeading___Toc400_583880443" text:style-name="Index_20_Link" text:visited-style-name="Index_20_Link">Forms and controls<text:tab/>3</text:a></text:p>
            <text:p text:style-name="P1"><text:a xlink:type="simple" xlink:href="#__RefHeading___Toc402_583880443" text:style-name="Index_20_Link" text:visited-style-name="Index_20_Link">Procedures<text:tab/>3</text:a></text:p>
            <text:p text:style-name="P1"><text:a xlink:type="simple" xlink:href="#__RefHeading___Toc404_583880443" text:style-name="Index_20_Link" text:visited-style-name="Index_20_Link">Variables and constants<text:tab/>4</text:a></text:p>
            <text:p text:style-name="P1"><text:a xlink:type="simple" xlink:href="#__RefHeading___Toc406_583880443" text:style-name="Index_20_Link" text:visited-style-name="Index_20_Link">Other declarations<text:tab/>4</text:a></text:p>
            <text:p text:style-name="P3"><text:a xlink:type="simple" xlink:href="#__RefHeading___Toc408_583880443" text:style-name="Index_20_Link" text:visited-style-name="Index_20_Link">Design quality report - ComCP240</text:a><text:a xlink:type="simple" xlink:href="#__RefHeading___Toc408_583880443" text:style-name="Index_20_Link" text:visited-style-name="Index_20_Link"><text:tab/>4</text:a></text:p>
            <text:p text:style-name="P1"><text:a xlink:type="simple" xlink:href="#__RefHeading___Toc410_583880443" text:style-name="Index_20_Link" text:visited-style-name="Index_20_Link">Source file size<text:tab/>4</text:a></text:p>
            <text:p text:style-name="P1"><text:a xlink:type="simple" xlink:href="#__RefHeading___Toc412_583880443" text:style-name="Index_20_Link" text:visited-style-name="Index_20_Link">Procedure length<text:tab/>5</text:a></text:p>
            <text:p text:style-name="P1"><text:a xlink:type="simple" xlink:href="#__RefHeading___Toc414_583880443" text:style-name="Index_20_Link" text:visited-style-name="Index_20_Link">Procedure complexity<text:tab/>5</text:a></text:p>
            <text:p text:style-name="P2"><text:a xlink:type="simple" xlink:href="#__RefHeading___Toc416_583880443" text:style-name="Index_20_Link" text:visited-style-name="Index_20_Link">Cyclomatic complexity<text:tab/>5</text:a></text:p>
            <text:p text:style-name="P2"><text:a xlink:type="simple" xlink:href="#__RefHeading___Toc418_583880443" text:style-name="Index_20_Link" text:visited-style-name="Index_20_Link">Depth of conditional nesting<text:tab/>5</text:a></text:p>
            <text:p text:style-name="P2"><text:a xlink:type="simple" xlink:href="#__RefHeading___Toc420_583880443" text:style-name="Index_20_Link" text:visited-style-name="Index_20_Link">Other procedural complexity values<text:tab/>5</text:a></text:p>
            <text:p text:style-name="P1"><text:a xlink:type="simple" xlink:href="#__RefHeading___Toc422_583880443" text:style-name="Index_20_Link" text:visited-style-name="Index_20_Link">Structural fan-in and internal reuse<text:tab/>6</text:a></text:p>
            <text:p text:style-name="P1"><text:a xlink:type="simple" xlink:href="#__RefHeading___Toc424_583880443" text:style-name="Index_20_Link" text:visited-style-name="Index_20_Link">Understandability<text:tab/>6</text:a></text:p>
            <text:p text:style-name="P2"><text:a xlink:type="simple" xlink:href="#__RefHeading___Toc426_583880443" text:style-name="Index_20_Link" text:visited-style-name="Index_20_Link">Comments and whitespace<text:tab/>6</text:a></text:p>
            <text:p text:style-name="P2"><text:a xlink:type="simple" xlink:href="#__RefHeading___Toc428_583880443" text:style-name="Index_20_Link" text:visited-style-name="Index_20_Link">Length of names<text:tab/>6</text:a></text:p>
            <text:p text:style-name="P2"><text:a xlink:type="simple" xlink:href="#__RefHeading___Toc430_583880443" text:style-name="Index_20_Link" text:visited-style-name="Index_20_Link">Number of names<text:tab/>7</text:a></text:p>
            <text:p text:style-name="P1"><text:a xlink:type="simple" xlink:href="#__RefHeading___Toc432_583880443" text:style-name="Index_20_Link" text:visited-style-name="Index_20_Link">Object-orientedness<text:tab/>7</text:a></text:p>
            <text:p text:style-name="P1"><text:a xlink:type="simple" xlink:href="#__RefHeading___Toc434_583880443" text:style-name="Index_20_Link" text:visited-style-name="Index_20_Link">Problems<text:tab/>7</text:a></text:p>
            <text:p text:style-name="P2"><text:a xlink:type="simple" xlink:href="#__RefHeading___Toc436_583880443" text:style-name="Index_20_Link" text:visited-style-name="Index_20_Link">Problem statistics<text:tab/>7</text:a></text:p>
            <text:p text:style-name="P1"><text:a xlink:type="simple" xlink:href="#__RefHeading___Toc438_583880443" text:style-name="Index_20_Link" text:visited-style-name="Index_20_Link">Quality assessment<text:tab/>7</text:a></text:p>
            <text:p text:style-name="P3"><text:a xlink:type="simple" xlink:href="#__RefHeading___Toc440_583880443" text:style-name="Index_20_Link" text:visited-style-name="Index_20_Link">Dead code statistics - ComCP240</text:a><text:a xlink:type="simple" xlink:href="#__RefHeading___Toc440_583880443" text:style-name="Index_20_Link" text:visited-style-name="Index_20_Link"><text:tab/>8</text:a></text:p>
            <text:p text:style-name="P1"><text:a xlink:type="simple" xlink:href="#__RefHeading___Toc442_583880443" text:style-name="Index_20_Link" text:visited-style-name="Index_20_Link">Procedures<text:tab/>8</text:a></text:p>
            <text:p text:style-name="P1"><text:a xlink:type="simple" xlink:href="#__RefHeading___Toc444_583880443" text:style-name="Index_20_Link" text:visited-style-name="Index_20_Link">Modules<text:tab/>8</text:a></text:p>
            <text:p text:style-name="P1"><text:a xlink:type="simple" xlink:href="#__RefHeading___Toc446_583880443" text:style-name="Index_20_Link" text:visited-style-name="Index_20_Link">Variables<text:tab/>8</text:a></text:p>
            <text:p text:style-name="P1"><text:a xlink:type="simple" xlink:href="#__RefHeading___Toc448_583880443" text:style-name="Index_20_Link" text:visited-style-name="Index_20_Link">Constants<text:tab/>8</text:a></text:p>
            <text:p text:style-name="P1"><text:a xlink:type="simple" xlink:href="#__RefHeading___Toc450_583880443" text:style-name="Index_20_Link" text:visited-style-name="Index_20_Link">Parameters<text:tab/>8</text:a></text:p>
            <text:p text:style-name="P1"><text:a xlink:type="simple" xlink:href="#__RefHeading___Toc452_583880443" text:style-name="Index_20_Link" text:visited-style-name="Index_20_Link">Types<text:tab/>9</text:a></text:p>
            <text:p text:style-name="P1"><text:a xlink:type="simple" xlink:href="#__RefHeading___Toc454_583880443" text:style-name="Index_20_Link" text:visited-style-name="Index_20_Link">Type fields<text:tab/>9</text:a></text:p>
            <text:p text:style-name="P1"><text:a xlink:type="simple" xlink:href="#__RefHeading___Toc456_583880443" text:style-name="Index_20_Link" text:visited-style-name="Index_20_Link">Enums<text:tab/>9</text:a></text:p>
            <text:p text:style-name="P1"><text:a xlink:type="simple" xlink:href="#__RefHeading___Toc458_583880443" text:style-name="Index_20_Link" text:visited-style-name="Index_20_Link">Enum constants<text:tab/>9</text:a></text:p>
            <text:p text:style-name="P3"><text:a xlink:type="simple" xlink:href="#__RefHeading___Toc460_583880443" text:style-name="Index_20_Link" text:visited-style-name="Index_20_Link">Problem statistics - ComCP240</text:a><text:a xlink:type="simple" xlink:href="#__RefHeading___Toc460_583880443" text:style-name="Index_20_Link" text:visited-style-name="Index_20_Link"><text:tab/>9</text:a></text:p>
            <text:p text:style-name="P3"><text:a xlink:type="simple" xlink:href="#__RefHeading___Toc462_583880443" text:style-name="Index_20_Link" text:visited-style-name="Index_20_Link">File dependency tree - ComCP240</text:a><text:a xlink:type="simple" xlink:href="#__RefHeading___Toc462_583880443" text:style-name="Index_20_Link" text:visited-style-name="Index_20_Link"><text:tab/>12</text:a></text:p>
          </text:index-body>
        </text:table-of-content>
        <text:h text:style-name="P48" text:outline-level="2"/>
        <text:h text:style-name="P50" text:outline-level="2"><text:bookmark-start text:name="__RefHeading___Toc392_583880443"/>Summary report - ComCP240<text:bookmark-end text:name="__RefHeading___Toc392_583880443"/></text:h>
        <text:h text:style-name="P52" text:outline-level="3"><text:bookmark-start text:name="__RefHeading___Toc394_583880443"/>System summary<text:bookmark-end text:name="__RefHeading___Toc394_583880443"/></text:h>
        <table:table table:name="Tabella37" table:style-name="Tabella37">
          <table:table-column table:style-name="Tabella37.A"/>
          <table:table-column table:style-name="Tabella37.B"/>
          <table:table-column table:style-name="Tabella37.C"/>
          <table:table-row>
            <table:table-cell table:style-name="Tabella37.A1" office:value-type="string">
              <text:p text:style-name="P29">Projects</text:p>
            </table:table-cell>
            <table:table-cell table:style-name="Tabella37.A1" office:value-type="string">
              <text:p text:style-name="P28">1</text:p>
            </table:table-cell>
            <table:table-cell table:style-name="Tabella37.A1" office:value-type="string">
              <text:p text:style-name="P47"> </text:p>
            </table:table-cell>
          </table:table-row>
          <table:table-row>
            <table:table-cell table:style-name="Tabella37.A1" office:value-type="string">
              <text:p text:style-name="P29">Total files</text:p>
            </table:table-cell>
            <table:table-cell table:style-name="Tabella37.A1" office:value-type="string">
              <text:p text:style-name="P28">137</text:p>
            </table:table-cell>
            <table:table-cell table:style-name="Tabella37.C6" office:value-type="string">
              <text:p text:style-name="P39"/>
            </table:table-cell>
          </table:table-row>
          <table:table-row>
            <table:table-cell table:style-name="Tabella37.A1" office:value-type="string">
              <text:p text:style-name="P29">Source files</text:p>
            </table:table-cell>
            <table:table-cell table:style-name="Tabella37.A1" office:value-type="string">
              <text:p text:style-name="P28">92</text:p>
            </table:table-cell>
            <table:table-cell table:style-name="Tabella37.C6" office:value-type="string">
              <text:p text:style-name="P39"/>
            </table:table-cell>
          </table:table-row>
          <table:table-row>
            <table:table-cell table:style-name="Tabella37.A1" office:value-type="string">
              <text:p text:style-name="P29">Source lines (LINES)</text:p>
            </table:table-cell>
            <table:table-cell table:style-name="Tabella37.A1" office:value-type="string">
              <text:p text:style-name="P28">85695</text:p>
            </table:table-cell>
            <table:table-cell table:style-name="Tabella37.C6" office:value-type="string">
              <text:p text:style-name="P39"/>
            </table:table-cell>
          </table:table-row>
          <table:table-row>
            <table:table-cell table:style-name="Tabella37.A1" office:value-type="string">
              <text:p text:style-name="P29">System size</text:p>
            </table:table-cell>
            <table:table-cell table:style-name="Tabella37.A1" office:value-type="string">
              <text:p text:style-name="P28">Semi-large</text:p>
            </table:table-cell>
            <table:table-cell table:style-name="Tabella37.C6" office:value-type="string">
              <text:p text:style-name="P39"/>
            </table:table-cell>
          </table:table-row>
          <table:table-row>
            <table:table-cell table:style-name="Tabella37.A1" office:value-type="string">
              <text:p text:style-name="P29">VB version(s)</text:p>
            </table:table-cell>
            <table:table-cell table:style-name="Tabella37.A1" office:value-type="string">
              <text:p text:style-name="P28">VB6</text:p>
            </table:table-cell>
            <table:table-cell table:style-name="Tabella37.C6" office:value-type="string">
              <text:p text:style-name="P39"/>
            </table:table-cell>
          </table:table-row>
        </table:table>
        <text:p text:style-name="P12"><text:line-break/><text:span text:style-name="T1">Source lines (LINES): Total physical source lines.</text:span></text:p>
        <text:h text:style-name="P52" text:outline-level="3"><text:bookmark-start text:name="__RefHeading___Toc396_583880443"/>Total size<text:bookmark-end text:name="__RefHeading___Toc396_583880443"/></text:h>
        <table:table table:name="Tabella38" table:style-name="Tabella38">
          <table:table-column table:style-name="Tabella38.A"/>
          <table:table-column table:style-name="Tabella38.B"/>
          <table:table-column table:style-name="Tabella38.C"/>
          <table:table-row>
            <table:table-cell table:style-name="Tabella38.A1" office:value-type="string">
              <text:p text:style-name="P19">Logical lines</text:p>
            </table:table-cell>
            <table:table-cell table:style-name="Tabella38.A1" office:value-type="string">
              <text:p text:style-name="P23"> </text:p>
            </table:table-cell>
            <table:table-cell table:style-name="Tabella38.A1" office:value-type="string">
              <text:p text:style-name="P25"> </text:p>
            </table:table-cell>
          </table:table-row>
          <table:table-row>
            <table:table-cell table:style-name="Tabella38.A1" office:value-type="string">
              <text:p text:style-name="P29">Lines of code (LLOC)</text:p>
            </table:table-cell>
            <table:table-cell table:style-name="Tabella38.A1" office:value-type="string">
              <text:p text:style-name="P28">59462</text:p>
            </table:table-cell>
            <table:table-cell table:style-name="Tabella38.A1" office:value-type="string">
              <text:p text:style-name="P29">70%</text:p>
            </table:table-cell>
          </table:table-row>
          <table:table-row>
            <table:table-cell table:style-name="Tabella38.A1" office:value-type="string">
              <text:p text:style-name="P29">Lines of comment (LLOC')</text:p>
            </table:table-cell>
            <table:table-cell table:style-name="Tabella38.A1" office:value-type="string">
              <text:p text:style-name="P28">10076</text:p>
            </table:table-cell>
            <table:table-cell table:style-name="Tabella38.A1" office:value-type="string">
              <text:p text:style-name="P29">12%</text:p>
            </table:table-cell>
          </table:table-row>
          <table:table-row>
            <table:table-cell table:style-name="Tabella38.A1" office:value-type="string">
              <text:p text:style-name="P29">Lines of whitespace (LLOW)</text:p>
            </table:table-cell>
            <table:table-cell table:style-name="Tabella38.A1" office:value-type="string">
              <text:p text:style-name="P28">15016</text:p>
            </table:table-cell>
            <table:table-cell table:style-name="Tabella38.A1" office:value-type="string">
              <text:p text:style-name="P29">18%</text:p>
            </table:table-cell>
          </table:table-row>
          <table:table-row>
            <table:table-cell table:style-name="Tabella38.A1" office:value-type="string">
              <text:p text:style-name="P29">Total logical lines (LLINES)</text:p>
            </table:table-cell>
            <table:table-cell table:style-name="Tabella38.A1" office:value-type="string">
              <text:p text:style-name="P28">84554</text:p>
            </table:table-cell>
            <table:table-cell table:style-name="Tabella38.A1" office:value-type="string">
              <text:p text:style-name="P29">100%</text:p>
            </table:table-cell>
          </table:table-row>
          <table:table-row>
            <table:table-cell table:style-name="Tabella38.A1" office:value-type="string">
              <text:p text:style-name="P47"> </text:p>
            </table:table-cell>
            <table:table-cell table:style-name="Tabella38.A1" office:value-type="string">
              <text:p text:style-name="P46"> </text:p>
            </table:table-cell>
            <table:table-cell table:style-name="Tabella38.C20" office:value-type="string">
              <text:p text:style-name="P39"/>
            </table:table-cell>
          </table:table-row>
          <table:table-row>
            <table:table-cell table:style-name="Tabella38.A1" office:value-type="string">
              <text:p text:style-name="P19">Physical lines</text:p>
            </table:table-cell>
            <table:table-cell table:style-name="Tabella38.A1" office:value-type="string">
              <text:p text:style-name="P23"> </text:p>
            </table:table-cell>
            <table:table-cell table:style-name="Tabella38.A1" office:value-type="string">
              <text:p text:style-name="P25"> </text:p>
            </table:table-cell>
          </table:table-row>
          <table:table-row>
            <table:table-cell table:style-name="Tabella38.A1" office:value-type="string">
              <text:p text:style-name="P29">Lines excluded by #If/#Else</text:p>
            </table:table-cell>
            <table:table-cell table:style-name="Tabella38.A1" office:value-type="string">
              <text:p text:style-name="P28">0</text:p>
            </table:table-cell>
            <table:table-cell table:style-name="Tabella38.A1" office:value-type="string">
              <text:p text:style-name="P29">0%</text:p>
            </table:table-cell>
          </table:table-row>
          <table:table-row>
            <table:table-cell table:style-name="Tabella38.A1" office:value-type="string">
              <text:p text:style-name="P29">Lines active (not excluded)</text:p>
            </table:table-cell>
            <table:table-cell table:style-name="Tabella38.A1" office:value-type="string">
              <text:p text:style-name="P28">85695</text:p>
            </table:table-cell>
            <table:table-cell table:style-name="Tabella38.A1" office:value-type="string">
              <text:p text:style-name="P29">100%</text:p>
            </table:table-cell>
          </table:table-row>
          <table:table-row>
            <table:table-cell table:style-name="Tabella38.A1" office:value-type="string">
              <text:p text:style-name="P29">Total physical lines (LINES)</text:p>
            </table:table-cell>
            <table:table-cell table:style-name="Tabella38.A1" office:value-type="string">
              <text:p text:style-name="P28">85695</text:p>
            </table:table-cell>
            <table:table-cell table:style-name="Tabella38.A1" office:value-type="string">
              <text:p text:style-name="P29">100%</text:p>
            </table:table-cell>
          </table:table-row>
          <table:table-row>
            <table:table-cell table:style-name="Tabella38.A1" office:value-type="string">
              <text:p text:style-name="P47"> </text:p>
            </table:table-cell>
            <table:table-cell table:style-name="Tabella38.A1" office:value-type="string">
              <text:p text:style-name="P46"> </text:p>
            </table:table-cell>
            <table:table-cell table:style-name="Tabella38.A1" office:value-type="string">
              <text:p text:style-name="P47"> </text:p>
            </table:table-cell>
          </table:table-row>
          <table:table-row>
            <table:table-cell table:style-name="Tabella38.A1" office:value-type="string">
              <text:p text:style-name="P19">Kilobytes</text:p>
            </table:table-cell>
            <table:table-cell table:style-name="Tabella38.A1" office:value-type="string">
              <text:p text:style-name="P23"> </text:p>
            </table:table-cell>
            <table:table-cell table:style-name="Tabella38.A1" office:value-type="string">
              <text:p text:style-name="P25"> </text:p>
            </table:table-cell>
          </table:table-row>
          <table:table-row>
            <table:table-cell table:style-name="Tabella38.A1" office:value-type="string">
              <text:p text:style-name="P29">Source size</text:p>
            </table:table-cell>
            <table:table-cell table:style-name="Tabella38.A1" office:value-type="string">
              <text:p text:style-name="P28">5710</text:p>
            </table:table-cell>
            <table:table-cell table:style-name="Tabella38.A1" office:value-type="string">
              <text:p text:style-name="P29">kB</text:p>
            </table:table-cell>
          </table:table-row>
          <table:table-row>
            <table:table-cell table:style-name="Tabella38.A1" office:value-type="string">
              <text:p text:style-name="P29">Resource files</text:p>
            </table:table-cell>
            <table:table-cell table:style-name="Tabella38.A1" office:value-type="string">
              <text:p text:style-name="P28">3938</text:p>
            </table:table-cell>
            <table:table-cell table:style-name="Tabella38.A1" office:value-type="string">
              <text:p text:style-name="P29">kB</text:p>
            </table:table-cell>
          </table:table-row>
          <table:table-row>
            <table:table-cell table:style-name="Tabella38.A1" office:value-type="string">
              <text:p text:style-name="P29">Binary property (frx) files</text:p>
            </table:table-cell>
            <table:table-cell table:style-name="Tabella38.A1" office:value-type="string">
              <text:p text:style-name="P28">1498</text:p>
            </table:table-cell>
            <table:table-cell table:style-name="Tabella38.A1" office:value-type="string">
              <text:p text:style-name="P29">kB</text:p>
            </table:table-cell>
          </table:table-row>
          <table:table-row>
            <table:table-cell table:style-name="Tabella38.A1" table:number-columns-spanned="3" office:value-type="string">
              <text:p text:style-name="P47"> </text:p>
            </table:table-cell>
            <table:covered-table-cell/>
            <table:covered-table-cell/>
          </table:table-row>
          <table:table-row>
            <table:table-cell table:style-name="Tabella38.A1" office:value-type="string">
              <text:p text:style-name="P19">Work effort estimate</text:p>
            </table:table-cell>
            <table:table-cell table:style-name="Tabella38.B17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38.A1" office:value-type="string">
              <text:p text:style-name="P29">Lines developed</text:p>
            </table:table-cell>
            <table:table-cell table:style-name="Tabella38.A1" office:value-type="string">
              <text:p text:style-name="P28">85695</text:p>
            </table:table-cell>
            <table:table-cell table:style-name="Tabella38.C20" office:value-type="string">
              <text:p text:style-name="P39"/>
            </table:table-cell>
          </table:table-row>
          <table:table-row>
            <table:table-cell table:style-name="Tabella38.A1" office:value-type="string">
              <text:p text:style-name="P29">Man-months</text:p>
            </table:table-cell>
            <table:table-cell table:style-name="Tabella38.A1" office:value-type="string">
              <text:p text:style-name="P28">40</text:p>
            </table:table-cell>
            <table:table-cell table:style-name="Tabella38.C20" office:value-type="string">
              <text:p text:style-name="P39"/>
            </table:table-cell>
          </table:table-row>
          <table:table-row>
            <table:table-cell table:style-name="Tabella38.A1" office:value-type="string">
              <text:p text:style-name="P29">Man-years</text:p>
            </table:table-cell>
            <table:table-cell table:style-name="Tabella38.A1" office:value-type="string">
              <text:p text:style-name="P28">4</text:p>
            </table:table-cell>
            <table:table-cell table:style-name="Tabella38.C20" office:value-type="string">
              <text:p text:style-name="P39"/>
            </table:table-cell>
          </table:table-row>
        </table:table>
        <text:p text:style-name="P12"><text:line-break/><text:span text:style-name="T1">Logical line: Lines continued on several lines are counted as one logical line.</text:span><text:line-break/><text:span text:style-name="T1">Lines excluded by conditional compilation are not included in the logical line counts.</text:span><text:line-break/><text:span text:style-name="T1">Man-months: 100 lines/day.</text:span></text:p>
        <text:h text:style-name="P52" text:outline-level="3"><text:bookmark-start text:name="__RefHeading___Toc398_583880443"/>Files<text:bookmark-end text:name="__RefHeading___Toc398_583880443"/></text:h>
        <table:table table:name="Tabella39" table:style-name="Tabella39">
          <table:table-column table:style-name="Tabella39.A"/>
          <table:table-column table:style-name="Tabella39.B"/>
          <table:table-column table:style-name="Tabella39.C"/>
          <table:table-row>
            <table:table-cell table:style-name="Tabella39.A1" office:value-type="string">
              <text:p text:style-name="P19">Total files</text:p>
            </table:table-cell>
            <table:table-cell table:style-name="Tabella39.A1" office:value-type="string">
              <text:p text:style-name="P21">137</text:p>
            </table:table-cell>
            <table:table-cell table:style-name="Tabella39.A1" office:value-type="string">
              <text:p text:style-name="P25"> </text:p>
            </table:table-cell>
          </table:table-row>
          <table:table-row>
            <table:table-cell table:style-name="Tabella39.A1" office:value-type="string">
              <text:p text:style-name="P29">Source files</text:p>
            </table:table-cell>
            <table:table-cell table:style-name="Tabella39.A1" office:value-type="string">
              <text:p text:style-name="P28">92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Other files</text:p>
            </table:table-cell>
            <table:table-cell table:style-name="Tabella39.A1" office:value-type="string">
              <text:p text:style-name="P28">45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table:number-columns-spanned="3" office:value-type="string">
              <text:p text:style-name="P47"> </text:p>
            </table:table-cell>
            <table:covered-table-cell/>
            <table:covered-table-cell/>
          </table:table-row>
          <table:table-row>
            <table:table-cell table:style-name="Tabella39.A1" office:value-type="string">
              <text:p text:style-name="P19">File types</text:p>
            </table:table-cell>
            <table:table-cell table:style-name="Tabella39.A1" office:value-type="string">
              <text:p text:style-name="P21">137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Binary Property Files</text:p>
            </table:table-cell>
            <table:table-cell table:style-name="Tabella39.A1" office:value-type="string">
              <text:p text:style-name="P28">1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Classes</text:p>
            </table:table-cell>
            <table:table-cell table:style-name="Tabella39.A1" office:value-type="string">
              <text:p text:style-name="P28">5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Forms</text:p>
            </table:table-cell>
            <table:table-cell table:style-name="Tabella39.A1" office:value-type="string">
              <text:p text:style-name="P28">21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Libraries (Controls)</text:p>
            </table:table-cell>
            <table:table-cell table:style-name="Tabella39.A1" office:value-type="string">
              <text:p text:style-name="P28">20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Libraries (Declared)</text:p>
            </table:table-cell>
            <table:table-cell table:style-name="Tabella39.A1" office:value-type="string">
              <text:p text:style-name="P28">6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Libraries (Referenced)</text:p>
            </table:table-cell>
            <table:table-cell table:style-name="Tabella39.A1" office:value-type="string">
              <text:p text:style-name="P28">14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Modules</text:p>
            </table:table-cell>
            <table:table-cell table:style-name="Tabella39.A1" office:value-type="string">
              <text:p text:style-name="P28">66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Project Files</text:p>
            </table:table-cell>
            <table:table-cell table:style-name="Tabella39.A1" office:value-type="string">
              <text:p text:style-name="P28">1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Project Workspaces</text:p>
            </table:table-cell>
            <table:table-cell table:style-name="Tabella39.A1" office:value-type="string">
              <text:p text:style-name="P28">1</text:p>
            </table:table-cell>
            <table:table-cell table:style-name="Tabella39.C20" office:value-type="string">
              <text:p text:style-name="P39"/>
            </table:table-cell>
          </table:table-row>
          <text:soft-page-break/>
          <table:table-row>
            <table:table-cell table:style-name="Tabella39.A1" office:value-type="string">
              <text:p text:style-name="P29">Related Files</text:p>
            </table:table-cell>
            <table:table-cell table:style-name="Tabella39.A1" office:value-type="string">
              <text:p text:style-name="P28">1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Resource Files</text:p>
            </table:table-cell>
            <table:table-cell table:style-name="Tabella39.A1" office:value-type="string">
              <text:p text:style-name="P28">1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table:number-columns-spanned="3" office:value-type="string">
              <text:p text:style-name="P47"> </text:p>
            </table:table-cell>
            <table:covered-table-cell/>
            <table:covered-table-cell/>
          </table:table-row>
          <table:table-row>
            <table:table-cell table:style-name="Tabella39.A1" office:value-type="string">
              <text:p text:style-name="P19">Source file last modified</text:p>
            </table:table-cell>
            <table:table-cell table:style-name="Tabella39.A1" office:value-type="string">
              <text:p text:style-name="P21">Files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Total source files</text:p>
            </table:table-cell>
            <table:table-cell table:style-name="Tabella39.A1" office:value-type="string">
              <text:p text:style-name="P28">92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Modified in 2017</text:p>
            </table:table-cell>
            <table:table-cell table:style-name="Tabella39.A1" office:value-type="string">
              <text:p text:style-name="P28">92</text:p>
            </table:table-cell>
            <table:table-cell table:style-name="Tabella39.C20" office:value-type="string">
              <text:p text:style-name="P39"/>
            </table:table-cell>
          </table:table-row>
          <table:table-row>
            <table:table-cell table:style-name="Tabella39.A1" office:value-type="string">
              <text:p text:style-name="P29">Modified today</text:p>
            </table:table-cell>
            <table:table-cell table:style-name="Tabella39.A1" office:value-type="string">
              <text:p text:style-name="P28">0</text:p>
            </table:table-cell>
            <table:table-cell table:style-name="Tabella39.A1" office:value-type="string">
              <text:p text:style-name="P29">0%</text:p>
            </table:table-cell>
          </table:table-row>
          <table:table-row>
            <table:table-cell table:style-name="Tabella39.A1" office:value-type="string">
              <text:p text:style-name="P29">Modified in 7 days</text:p>
            </table:table-cell>
            <table:table-cell table:style-name="Tabella39.A1" office:value-type="string">
              <text:p text:style-name="P28">0</text:p>
            </table:table-cell>
            <table:table-cell table:style-name="Tabella39.A1" office:value-type="string">
              <text:p text:style-name="P29">0%</text:p>
            </table:table-cell>
          </table:table-row>
          <table:table-row>
            <table:table-cell table:style-name="Tabella39.A1" office:value-type="string">
              <text:p text:style-name="P29">Modified in 30 days</text:p>
            </table:table-cell>
            <table:table-cell table:style-name="Tabella39.A1" office:value-type="string">
              <text:p text:style-name="P28">6</text:p>
            </table:table-cell>
            <table:table-cell table:style-name="Tabella39.A1" office:value-type="string">
              <text:p text:style-name="P29">7%</text:p>
            </table:table-cell>
          </table:table-row>
          <table:table-row>
            <table:table-cell table:style-name="Tabella39.A1" office:value-type="string">
              <text:p text:style-name="P29">Modified in 365 days</text:p>
            </table:table-cell>
            <table:table-cell table:style-name="Tabella39.A1" office:value-type="string">
              <text:p text:style-name="P28">92</text:p>
            </table:table-cell>
            <table:table-cell table:style-name="Tabella39.A1" office:value-type="string">
              <text:p text:style-name="P29">100%</text:p>
            </table:table-cell>
          </table:table-row>
        </table:table>
        <text:p text:style-name="P12"><text:line-break/><text:span text:style-name="T1">Newest source file is from 14.6.2017. It is 26 days old.</text:span><text:line-break/><text:span text:style-name="T1">Oldest source file is from 13.4.2017. It is 88 days = 3 months old.</text:span><text:line-break/><text:span text:style-name="T1">Average source file is 43 days old.</text:span><text:line-break/><text:span text:style-name="T1">Half of source files are older than 42 days.</text:span><text:line-break/><text:line-break/><text:span text:style-name="T1">Before the latest changes of 14.6.2017, the code was changed on 9.6.2017.</text:span><text:line-break/><text:span text:style-name="T1">The biggest save date was 29.5.2017, when 71 source files were saved.</text:span></text:p>
        <table:table table:name="Tabella40" table:style-name="Tabella40">
          <table:table-column table:style-name="Tabella40.A"/>
          <table:table-column table:style-name="Tabella40.B"/>
          <table:table-column table:style-name="Tabella40.C"/>
          <table:table-row>
            <table:table-cell table:style-name="Tabella40.A1" office:value-type="string">
              <text:p text:style-name="P19">Source file last modified</text:p>
            </table:table-cell>
            <table:table-cell table:style-name="Tabella40.A1" office:value-type="string">
              <text:p text:style-name="P21">Files</text:p>
            </table:table-cell>
            <table:table-cell table:style-name="Tabella40.A1" office:value-type="string">
              <text:p text:style-name="P19">Distribution</text:p>
            </table:table-cell>
          </table:table-row>
          <table:table-row>
            <table:table-cell table:style-name="Tabella40.A1" office:value-type="string">
              <text:p text:style-name="P29">Monday</text:p>
            </table:table-cell>
            <table:table-cell table:style-name="Tabella40.A1" office:value-type="string">
              <text:p text:style-name="P28">71</text:p>
            </table:table-cell>
            <table:table-cell table:style-name="Tabella40.A1" office:value-type="string">
              <text:p text:style-name="P29">*******************</text:p>
            </table:table-cell>
          </table:table-row>
          <table:table-row>
            <table:table-cell table:style-name="Tabella40.A1" office:value-type="string">
              <text:p text:style-name="P29">Tuesday</text:p>
            </table:table-cell>
            <table:table-cell table:style-name="Tabella40.A1" office:value-type="string">
              <text:p text:style-name="P28">1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29">Wednesday</text:p>
            </table:table-cell>
            <table:table-cell table:style-name="Tabella40.A1" office:value-type="string">
              <text:p text:style-name="P28">6</text:p>
            </table:table-cell>
            <table:table-cell table:style-name="Tabella40.A1" office:value-type="string">
              <text:p text:style-name="P29">**</text:p>
            </table:table-cell>
          </table:table-row>
          <table:table-row>
            <table:table-cell table:style-name="Tabella40.A1" office:value-type="string">
              <text:p text:style-name="P29">Thursday</text:p>
            </table:table-cell>
            <table:table-cell table:style-name="Tabella40.A1" office:value-type="string">
              <text:p text:style-name="P28">12</text:p>
            </table:table-cell>
            <table:table-cell table:style-name="Tabella40.A1" office:value-type="string">
              <text:p text:style-name="P29">***</text:p>
            </table:table-cell>
          </table:table-row>
          <table:table-row>
            <table:table-cell table:style-name="Tabella40.A1" office:value-type="string">
              <text:p text:style-name="P29">Friday</text:p>
            </table:table-cell>
            <table:table-cell table:style-name="Tabella40.A1" office:value-type="string">
              <text:p text:style-name="P28">2</text:p>
            </table:table-cell>
            <table:table-cell table:style-name="Tabella40.A1" office:value-type="string">
              <text:p text:style-name="P29">*</text:p>
            </table:table-cell>
          </table:table-row>
          <table:table-row>
            <table:table-cell table:style-name="Tabella40.A1" office:value-type="string">
              <text:p text:style-name="P29">Saturday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29">Sunday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47"> </text:p>
            </table:table-cell>
            <table:table-cell table:style-name="Tabella40.A1" office:value-type="string">
              <text:p text:style-name="P46"> </text:p>
            </table:table-cell>
            <table:table-cell table:style-name="Tabella40.C9" office:value-type="string">
              <text:p text:style-name="P39"/>
            </table:table-cell>
          </table:table-row>
          <table:table-row>
            <table:table-cell table:style-name="Tabella40.A1" office:value-type="string">
              <text:p text:style-name="P29">00:00 - 02:59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29">03:00 - 05:59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29">06:00 - 08:59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29">09:00 - 11:59</text:p>
            </table:table-cell>
            <table:table-cell table:style-name="Tabella40.A1" office:value-type="string">
              <text:p text:style-name="P28">15</text:p>
            </table:table-cell>
            <table:table-cell table:style-name="Tabella40.A1" office:value-type="string">
              <text:p text:style-name="P29">****</text:p>
            </table:table-cell>
          </table:table-row>
          <table:table-row>
            <table:table-cell table:style-name="Tabella40.A1" office:value-type="string">
              <text:p text:style-name="P29">12:00 - 14:59</text:p>
            </table:table-cell>
            <table:table-cell table:style-name="Tabella40.A1" office:value-type="string">
              <text:p text:style-name="P28">3</text:p>
            </table:table-cell>
            <table:table-cell table:style-name="Tabella40.A1" office:value-type="string">
              <text:p text:style-name="P29">*</text:p>
            </table:table-cell>
          </table:table-row>
          <table:table-row>
            <table:table-cell table:style-name="Tabella40.A1" office:value-type="string">
              <text:p text:style-name="P29">15:00 - 17:59</text:p>
            </table:table-cell>
            <table:table-cell table:style-name="Tabella40.A1" office:value-type="string">
              <text:p text:style-name="P28">74</text:p>
            </table:table-cell>
            <table:table-cell table:style-name="Tabella40.A1" office:value-type="string">
              <text:p text:style-name="P29">********************</text:p>
            </table:table-cell>
          </table:table-row>
          <table:table-row>
            <table:table-cell table:style-name="Tabella40.A1" office:value-type="string">
              <text:p text:style-name="P29">18:00 - 20:59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  <table:table-row>
            <table:table-cell table:style-name="Tabella40.A1" office:value-type="string">
              <text:p text:style-name="P29">21:00 - 23:59</text:p>
            </table:table-cell>
            <table:table-cell table:style-name="Tabella40.A1" office:value-type="string">
              <text:p text:style-name="P28">0</text:p>
            </table:table-cell>
            <table:table-cell table:style-name="Tabella40.A1" office:value-type="string">
              <text:p text:style-name="P47"> </text:p>
            </table:table-cell>
          </table:table-row>
        </table:table>
        <text:h text:style-name="P52" text:outline-level="3"><text:bookmark-start text:name="__RefHeading___Toc400_583880443"/>Forms and controls<text:bookmark-end text:name="__RefHeading___Toc400_583880443"/></text:h>
        <table:table table:name="Tabella41" table:style-name="Tabella41">
          <table:table-column table:style-name="Tabella41.A"/>
          <table:table-column table:style-name="Tabella41.B"/>
          <table:table-column table:style-name="Tabella41.C"/>
          <table:table-row>
            <table:table-cell table:style-name="Tabella41.A1" office:value-type="string">
              <text:p text:style-name="P29">Forms (max 230)</text:p>
            </table:table-cell>
            <table:table-cell table:style-name="Tabella41.A1" office:value-type="string">
              <text:p text:style-name="P28">21</text:p>
            </table:table-cell>
            <table:table-cell table:style-name="Tabella41.A1" office:value-type="string">
              <text:p text:style-name="P47"> </text:p>
            </table:table-cell>
          </table:table-row>
          <table:table-row>
            <table:table-cell table:style-name="Tabella41.A1" office:value-type="string">
              <text:p text:style-name="P29">Controls</text:p>
            </table:table-cell>
            <table:table-cell table:style-name="Tabella41.A1" office:value-type="string">
              <text:p text:style-name="P28">4005</text:p>
            </table:table-cell>
            <table:table-cell table:style-name="Tabella41.C2" office:value-type="string">
              <text:p text:style-name="P39"/>
            </table:table-cell>
          </table:table-row>
        </table:table>
        <text:h text:style-name="P52" text:outline-level="3"><text:bookmark-start text:name="__RefHeading___Toc402_583880443"/>Procedures<text:bookmark-end text:name="__RefHeading___Toc402_583880443"/></text:h>
        <table:table table:name="Tabella42" table:style-name="Tabella42">
          <table:table-column table:style-name="Tabella42.A"/>
          <table:table-column table:style-name="Tabella42.B"/>
          <table:table-column table:style-name="Tabella42.C"/>
          <table:table-row>
            <table:table-cell table:style-name="Tabella42.A1" office:value-type="string">
              <text:p text:style-name="P19">Total procedures</text:p>
            </table:table-cell>
            <table:table-cell table:style-name="Tabella42.A1" office:value-type="string">
              <text:p text:style-name="P21">1768</text:p>
            </table:table-cell>
            <table:table-cell table:style-name="Tabella42.A1" office:value-type="string">
              <text:p text:style-name="P23"> </text:p>
            </table:table-cell>
          </table:table-row>
          <table:table-row>
            <table:table-cell table:style-name="Tabella42.A1" office:value-type="string">
              <text:p text:style-name="P29">Source procedures</text:p>
            </table:table-cell>
            <table:table-cell table:style-name="Tabella42.A1" office:value-type="string">
              <text:p text:style-name="P28">1768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Binary procedures</text:p>
            </table:table-cell>
            <table:table-cell table:style-name="Tabella42.A1" office:value-type="string">
              <text:p text:style-name="P28">0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47"> </text:p>
            </table:table-cell>
            <table:table-cell table:style-name="Tabella42.A1" office:value-type="string">
              <text:p text:style-name="P46"> 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19">Source procedures</text:p>
            </table:table-cell>
            <table:table-cell table:style-name="Tabella42.A1" office:value-type="string">
              <text:p text:style-name="P21">1768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Sub</text:p>
            </table:table-cell>
            <table:table-cell table:style-name="Tabella42.A1" office:value-type="string">
              <text:p text:style-name="P28">1396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Function</text:p>
            </table:table-cell>
            <table:table-cell table:style-name="Tabella42.A1" office:value-type="string">
              <text:p text:style-name="P28">325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Property accessor</text:p>
            </table:table-cell>
            <table:table-cell table:style-name="Tabella42.A1" office:value-type="string">
              <text:p text:style-name="P28">12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Declare Sub/Function</text:p>
            </table:table-cell>
            <table:table-cell table:style-name="Tabella42.A1" office:value-type="string">
              <text:p text:style-name="P28">34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Event</text:p>
            </table:table-cell>
            <table:table-cell table:style-name="Tabella42.A1" office:value-type="string">
              <text:p text:style-name="P28">1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47"> </text:p>
            </table:table-cell>
            <table:table-cell table:style-name="Tabella42.A1" office:value-type="string">
              <text:p text:style-name="P46"> 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19">Source procedures</text:p>
            </table:table-cell>
            <table:table-cell table:style-name="Tabella42.A1" office:value-type="string">
              <text:p text:style-name="P21">1768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Private</text:p>
            </table:table-cell>
            <table:table-cell table:style-name="Tabella42.A1" office:value-type="string">
              <text:p text:style-name="P28">663</text:p>
            </table:table-cell>
            <table:table-cell table:style-name="Tabella42.C27" office:value-type="string">
              <text:p text:style-name="P39"/>
            </table:table-cell>
          </table:table-row>
          <text:soft-page-break/>
          <table:table-row>
            <table:table-cell table:style-name="Tabella42.A1" office:value-type="string">
              <text:p text:style-name="P29">Public</text:p>
            </table:table-cell>
            <table:table-cell table:style-name="Tabella42.A1" office:value-type="string">
              <text:p text:style-name="P28">1105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47"> </text:p>
            </table:table-cell>
            <table:table-cell table:style-name="Tabella42.A1" office:value-type="string">
              <text:p text:style-name="P46"> 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19">Properties</text:p>
            </table:table-cell>
            <table:table-cell table:style-name="Tabella42.A1" office:value-type="string">
              <text:p text:style-name="P21">9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Read/Write</text:p>
            </table:table-cell>
            <table:table-cell table:style-name="Tabella42.A1" office:value-type="string">
              <text:p text:style-name="P28">3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Read only</text:p>
            </table:table-cell>
            <table:table-cell table:style-name="Tabella42.A1" office:value-type="string">
              <text:p text:style-name="P28">4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Write only</text:p>
            </table:table-cell>
            <table:table-cell table:style-name="Tabella42.A1" office:value-type="string">
              <text:p text:style-name="P28">2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47"> </text:p>
            </table:table-cell>
            <table:table-cell table:style-name="Tabella42.A1" office:value-type="string">
              <text:p text:style-name="P46"> 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19">Property accessors</text:p>
            </table:table-cell>
            <table:table-cell table:style-name="Tabella42.A1" office:value-type="string">
              <text:p text:style-name="P21">12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- Get</text:p>
            </table:table-cell>
            <table:table-cell table:style-name="Tabella42.A1" office:value-type="string">
              <text:p text:style-name="P28">7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- Let</text:p>
            </table:table-cell>
            <table:table-cell table:style-name="Tabella42.A1" office:value-type="string">
              <text:p text:style-name="P28">5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table:number-columns-spanned="3" office:value-type="string">
              <text:p text:style-name="P47"> </text:p>
            </table:table-cell>
            <table:covered-table-cell/>
            <table:covered-table-cell/>
          </table:table-row>
          <table:table-row>
            <table:table-cell table:style-name="Tabella42.A1" office:value-type="string">
              <text:p text:style-name="P19">Source procedures</text:p>
            </table:table-cell>
            <table:table-cell table:style-name="Tabella42.A1" office:value-type="string">
              <text:p text:style-name="P21">1768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Dead procedures</text:p>
            </table:table-cell>
            <table:table-cell table:style-name="Tabella42.A1" office:value-type="string">
              <text:p text:style-name="P28">164</text:p>
            </table:table-cell>
            <table:table-cell table:style-name="Tabella42.C27" office:value-type="string">
              <text:p text:style-name="P39"/>
            </table:table-cell>
          </table:table-row>
          <table:table-row>
            <table:table-cell table:style-name="Tabella42.A1" office:value-type="string">
              <text:p text:style-name="P29">Live procedures</text:p>
            </table:table-cell>
            <table:table-cell table:style-name="Tabella42.A1" office:value-type="string">
              <text:p text:style-name="P28">1604</text:p>
            </table:table-cell>
            <table:table-cell table:style-name="Tabella42.C27" office:value-type="string">
              <text:p text:style-name="P39"/>
            </table:table-cell>
          </table:table-row>
        </table:table>
        <text:p text:style-name="P12"><text:line-break/><text:span text:style-name="T1">Dead procedures include ones that are called by other dead procedures.</text:span></text:p>
        <text:h text:style-name="P52" text:outline-level="3"><text:bookmark-start text:name="__RefHeading___Toc404_583880443"/>Variables and constants<text:bookmark-end text:name="__RefHeading___Toc404_583880443"/></text:h>
        <table:table table:name="Tabella43" table:style-name="Tabella43">
          <table:table-column table:style-name="Tabella43.A"/>
          <table:table-column table:style-name="Tabella43.B"/>
          <table:table-column table:style-name="Tabella43.C"/>
          <table:table-row>
            <table:table-cell table:style-name="Tabella43.A1" office:value-type="string">
              <text:p text:style-name="P19">Total</text:p>
            </table:table-cell>
            <table:table-cell table:style-name="Tabella43.A1" office:value-type="string">
              <text:p text:style-name="P21">Variables</text:p>
            </table:table-cell>
            <table:table-cell table:style-name="Tabella43.A1" office:value-type="string">
              <text:p text:style-name="P21">Constants</text:p>
            </table:table-cell>
          </table:table-row>
          <table:table-row>
            <table:table-cell table:style-name="Tabella43.A1" office:value-type="string">
              <text:p text:style-name="P29">Source</text:p>
            </table:table-cell>
            <table:table-cell table:style-name="Tabella43.A1" office:value-type="string">
              <text:p text:style-name="P28">4771</text:p>
            </table:table-cell>
            <table:table-cell table:style-name="Tabella43.A1" office:value-type="string">
              <text:p text:style-name="P28">239</text:p>
            </table:table-cell>
          </table:table-row>
          <table:table-row>
            <table:table-cell table:style-name="Tabella43.A1" office:value-type="string">
              <text:p text:style-name="P29">Binary</text:p>
            </table:table-cell>
            <table:table-cell table:style-name="Tabella43.A1" office:value-type="string">
              <text:p text:style-name="P28">0</text:p>
            </table:table-cell>
            <table:table-cell table:style-name="Tabella43.A1" office:value-type="string">
              <text:p text:style-name="P28">0</text:p>
            </table:table-cell>
          </table:table-row>
          <table:table-row>
            <table:table-cell table:style-name="Tabella43.A1" office:value-type="string">
              <text:p text:style-name="P47"> </text:p>
            </table:table-cell>
            <table:table-cell table:style-name="Tabella43.A1" office:value-type="string">
              <text:p text:style-name="P46"> </text:p>
            </table:table-cell>
            <table:table-cell table:style-name="Tabella43.A1" office:value-type="string">
              <text:p text:style-name="P46"> </text:p>
            </table:table-cell>
          </table:table-row>
          <table:table-row>
            <table:table-cell table:style-name="Tabella43.A1" office:value-type="string">
              <text:p text:style-name="P19">Scope</text:p>
            </table:table-cell>
            <table:table-cell table:style-name="Tabella43.A1" office:value-type="string">
              <text:p text:style-name="P21">Variables</text:p>
            </table:table-cell>
            <table:table-cell table:style-name="Tabella43.A1" office:value-type="string">
              <text:p text:style-name="P21">Constants</text:p>
            </table:table-cell>
          </table:table-row>
          <table:table-row>
            <table:table-cell table:style-name="Tabella43.A1" office:value-type="string">
              <text:p text:style-name="P29">Global</text:p>
            </table:table-cell>
            <table:table-cell table:style-name="Tabella43.A1" office:value-type="string">
              <text:p text:style-name="P28">1103</text:p>
            </table:table-cell>
            <table:table-cell table:style-name="Tabella43.A1" office:value-type="string">
              <text:p text:style-name="P28">162</text:p>
            </table:table-cell>
          </table:table-row>
          <table:table-row>
            <table:table-cell table:style-name="Tabella43.A1" office:value-type="string">
              <text:p text:style-name="P29">Module-level</text:p>
            </table:table-cell>
            <table:table-cell table:style-name="Tabella43.A1" office:value-type="string">
              <text:p text:style-name="P28">173</text:p>
            </table:table-cell>
            <table:table-cell table:style-name="Tabella43.A1" office:value-type="string">
              <text:p text:style-name="P28">77</text:p>
            </table:table-cell>
          </table:table-row>
          <table:table-row>
            <table:table-cell table:style-name="Tabella43.A1" office:value-type="string">
              <text:p text:style-name="P29">Local</text:p>
            </table:table-cell>
            <table:table-cell table:style-name="Tabella43.A1" office:value-type="string">
              <text:p text:style-name="P28">1530</text:p>
            </table:table-cell>
            <table:table-cell table:style-name="Tabella43.A1" office:value-type="string">
              <text:p text:style-name="P28">0</text:p>
            </table:table-cell>
          </table:table-row>
          <table:table-row>
            <table:table-cell table:style-name="Tabella43.A1" office:value-type="string">
              <text:p text:style-name="P29">Parameters</text:p>
            </table:table-cell>
            <table:table-cell table:style-name="Tabella43.A1" office:value-type="string">
              <text:p text:style-name="P28">1965</text:p>
            </table:table-cell>
            <table:table-cell table:style-name="Tabella43.A1" office:value-type="string">
              <text:p text:style-name="P46"> </text:p>
            </table:table-cell>
          </table:table-row>
          <table:table-row>
            <table:table-cell table:style-name="Tabella43.A1" office:value-type="string">
              <text:p text:style-name="P29">Total (source)</text:p>
            </table:table-cell>
            <table:table-cell table:style-name="Tabella43.A1" office:value-type="string">
              <text:p text:style-name="P28">4771</text:p>
            </table:table-cell>
            <table:table-cell table:style-name="Tabella43.A1" office:value-type="string">
              <text:p text:style-name="P28">239</text:p>
            </table:table-cell>
          </table:table-row>
          <table:table-row>
            <table:table-cell table:style-name="Tabella43.A1" office:value-type="string">
              <text:p text:style-name="P47"> </text:p>
            </table:table-cell>
            <table:table-cell table:style-name="Tabella43.A1" office:value-type="string">
              <text:p text:style-name="P46"> </text:p>
            </table:table-cell>
            <table:table-cell table:style-name="Tabella43.A1" office:value-type="string">
              <text:p text:style-name="P46"> </text:p>
            </table:table-cell>
          </table:table-row>
          <table:table-row>
            <table:table-cell table:style-name="Tabella43.A1" office:value-type="string">
              <text:p text:style-name="P19">Dead/Live</text:p>
            </table:table-cell>
            <table:table-cell table:style-name="Tabella43.A1" office:value-type="string">
              <text:p text:style-name="P21">Variables</text:p>
            </table:table-cell>
            <table:table-cell table:style-name="Tabella43.A1" office:value-type="string">
              <text:p text:style-name="P21">Constants</text:p>
            </table:table-cell>
          </table:table-row>
          <table:table-row>
            <table:table-cell table:style-name="Tabella43.A1" office:value-type="string">
              <text:p text:style-name="P29">Dead</text:p>
            </table:table-cell>
            <table:table-cell table:style-name="Tabella43.A1" office:value-type="string">
              <text:p text:style-name="P28">268</text:p>
            </table:table-cell>
            <table:table-cell table:style-name="Tabella43.A1" office:value-type="string">
              <text:p text:style-name="P28">126</text:p>
            </table:table-cell>
          </table:table-row>
          <table:table-row>
            <table:table-cell table:style-name="Tabella43.A1" office:value-type="string">
              <text:p text:style-name="P29">Live</text:p>
            </table:table-cell>
            <table:table-cell table:style-name="Tabella43.A1" office:value-type="string">
              <text:p text:style-name="P28">4503</text:p>
            </table:table-cell>
            <table:table-cell table:style-name="Tabella43.A1" office:value-type="string">
              <text:p text:style-name="P28">113</text:p>
            </table:table-cell>
          </table:table-row>
          <table:table-row>
            <table:table-cell table:style-name="Tabella43.A1" office:value-type="string">
              <text:p text:style-name="P29">Total (source)</text:p>
            </table:table-cell>
            <table:table-cell table:style-name="Tabella43.A1" office:value-type="string">
              <text:p text:style-name="P28">4771</text:p>
            </table:table-cell>
            <table:table-cell table:style-name="Tabella43.A1" office:value-type="string">
              <text:p text:style-name="P28">239</text:p>
            </table:table-cell>
          </table:table-row>
        </table:table>
        <text:h text:style-name="P52" text:outline-level="3"><text:bookmark-start text:name="__RefHeading___Toc406_583880443"/>Other declarations<text:bookmark-end text:name="__RefHeading___Toc406_583880443"/></text:h>
        <table:table table:name="Tabella44" table:style-name="Tabella44">
          <table:table-column table:style-name="Tabella44.A"/>
          <table:table-column table:style-name="Tabella44.B"/>
          <table:table-column table:style-name="Tabella44.C"/>
          <table:table-row>
            <table:table-cell table:style-name="Tabella44.A1" office:value-type="string">
              <text:p text:style-name="P29">Types (Type..End Type)</text:p>
            </table:table-cell>
            <table:table-cell table:style-name="Tabella44.A1" office:value-type="string">
              <text:p text:style-name="P28">74</text:p>
            </table:table-cell>
            <table:table-cell table:style-name="Tabella44.A1" office:value-type="string">
              <text:p text:style-name="P46"> </text:p>
            </table:table-cell>
          </table:table-row>
          <table:table-row>
            <table:table-cell table:style-name="Tabella44.A1" office:value-type="string">
              <text:p text:style-name="P29">Enums</text:p>
            </table:table-cell>
            <table:table-cell table:style-name="Tabella44.A1" office:value-type="string">
              <text:p text:style-name="P28">84</text:p>
            </table:table-cell>
            <table:table-cell table:style-name="Tabella44.C6" office:value-type="string">
              <text:p text:style-name="P39"/>
            </table:table-cell>
          </table:table-row>
          <table:table-row>
            <table:table-cell table:style-name="Tabella44.A1" office:value-type="string">
              <text:p text:style-name="P29">Enum constants</text:p>
            </table:table-cell>
            <table:table-cell table:style-name="Tabella44.A1" office:value-type="string">
              <text:p text:style-name="P28">15363</text:p>
            </table:table-cell>
            <table:table-cell table:style-name="Tabella44.C6" office:value-type="string">
              <text:p text:style-name="P39"/>
            </table:table-cell>
          </table:table-row>
          <table:table-row>
            <table:table-cell table:style-name="Tabella44.A1" office:value-type="string">
              <text:p text:style-name="P29">Compiler constants</text:p>
            </table:table-cell>
            <table:table-cell table:style-name="Tabella44.A1" office:value-type="string">
              <text:p text:style-name="P28">0</text:p>
            </table:table-cell>
            <table:table-cell table:style-name="Tabella44.C6" office:value-type="string">
              <text:p text:style-name="P39"/>
            </table:table-cell>
          </table:table-row>
          <table:table-row>
            <table:table-cell table:style-name="Tabella44.A1" office:value-type="string">
              <text:p text:style-name="P29">Line labels</text:p>
            </table:table-cell>
            <table:table-cell table:style-name="Tabella44.A1" office:value-type="string">
              <text:p text:style-name="P28">375</text:p>
            </table:table-cell>
            <table:table-cell table:style-name="Tabella44.C6" office:value-type="string">
              <text:p text:style-name="P39"/>
            </table:table-cell>
          </table:table-row>
          <table:table-row>
            <table:table-cell table:style-name="Tabella44.A1" office:value-type="string">
              <text:p text:style-name="P29">Line numbers</text:p>
            </table:table-cell>
            <table:table-cell table:style-name="Tabella44.A1" office:value-type="string">
              <text:p text:style-name="P28">0</text:p>
            </table:table-cell>
            <table:table-cell table:style-name="Tabella44.C6" office:value-type="string">
              <text:p text:style-name="P39"/>
            </table:table-cell>
          </table:table-row>
        </table:table>
        <text:p text:style-name="P10"><text:line-break/><text:span text:style-name="T10">Declarations counted in source files only.</text:span></text:p>
      </text:section>
      <text:section text:style-name="Sect2" text:name="Quality Report">
        <text:h text:style-name="P49" text:outline-level="2"><text:bookmark-start text:name="__RefHeading___Toc408_583880443"/><text:span text:style-name="T9">Design quality report - ComCP240</text:span><text:bookmark-end text:name="__RefHeading___Toc408_583880443"/></text:h>
        <text:h text:style-name="P52" text:outline-level="3"><text:bookmark-start text:name="__RefHeading___Toc410_583880443"/>Source file size<text:bookmark-end text:name="__RefHeading___Toc410_583880443"/></text:h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P19">Size metric</text:p>
            </table:table-cell>
            <table:table-cell table:style-name="Tabella1.A1" office:value-type="string">
              <text:p text:style-name="P21">Average</text:p>
            </table:table-cell>
            <table:table-cell table:style-name="Tabella1.A1" office:value-type="string">
              <text:p text:style-name="P21">Minimum</text:p>
            </table:table-cell>
            <table:table-cell table:style-name="Tabella1.A1" office:value-type="string">
              <text:p text:style-name="P21">Maximum</text:p>
            </table:table-cell>
          </table:table-row>
          <table:table-row>
            <table:table-cell table:style-name="Tabella1.A1" office:value-type="string">
              <text:p text:style-name="P29">Source lines/file (LINES)</text:p>
            </table:table-cell>
            <table:table-cell table:style-name="Tabella1.A1" office:value-type="string">
              <text:p text:style-name="P28">931</text:p>
            </table:table-cell>
            <table:table-cell table:style-name="Tabella1.A1" office:value-type="string">
              <text:p text:style-name="P28">4</text:p>
            </table:table-cell>
            <table:table-cell table:style-name="Tabella1.A1" office:value-type="string">
              <text:p text:style-name="P28">14300</text:p>
            </table:table-cell>
          </table:table-row>
          <table:table-row>
            <table:table-cell table:style-name="Tabella1.A1" office:value-type="string">
              <text:p text:style-name="P29">Code lines/file (LLOC)</text:p>
            </table:table-cell>
            <table:table-cell table:style-name="Tabella1.A1" office:value-type="string">
              <text:p text:style-name="P28">646</text:p>
            </table:table-cell>
            <table:table-cell table:style-name="Tabella1.A1" office:value-type="string">
              <text:p text:style-name="P28">1</text:p>
            </table:table-cell>
            <table:table-cell table:style-name="Tabella1.A1" office:value-type="string">
              <text:p text:style-name="P28">12752</text:p>
            </table:table-cell>
          </table:table-row>
          <table:table-row>
            <table:table-cell table:style-name="Tabella1.A1" office:value-type="string">
              <text:p text:style-name="P29">Procedures/file</text:p>
            </table:table-cell>
            <table:table-cell table:style-name="Tabella1.A1" office:value-type="string">
              <text:p text:style-name="P28">19.2</text:p>
            </table:table-cell>
            <table:table-cell table:style-name="Tabella1.A1" office:value-type="string">
              <text:p text:style-name="P28">0</text:p>
            </table:table-cell>
            <table:table-cell table:style-name="Tabella1.A1" office:value-type="string">
              <text:p text:style-name="P28">185</text:p>
            </table:table-cell>
          </table:table-row>
          <table:table-row>
            <table:table-cell table:style-name="Tabella1.A1" office:value-type="string">
              <text:p text:style-name="P29">Kilobytes/file</text:p>
            </table:table-cell>
            <table:table-cell table:style-name="Tabella1.A1" office:value-type="string">
              <text:p text:style-name="P28">62.1</text:p>
            </table:table-cell>
            <table:table-cell table:style-name="Tabella1.A1" office:value-type="string">
              <text:p text:style-name="P28">0.1</text:p>
            </table:table-cell>
            <table:table-cell table:style-name="Tabella1.A1" office:value-type="string">
              <text:p text:style-name="P28">1453.6</text:p>
            </table:table-cell>
          </table:table-row>
        </table:table>
        <text:p text:style-name="P12"><text:line-break/><text:span text:style-name="T1">LINES = Total number of physical source lines.</text:span><text:line-break/><text:span text:style-name="T1">LLOC  = Logical lines of code, excluding whitespace and comments.</text:span></text:p>
        <text:h text:style-name="P52" text:outline-level="3"><text:bookmark-start text:name="__RefHeading___Toc412_583880443"/><text:soft-page-break/>Procedure length<text:bookmark-end text:name="__RefHeading___Toc412_583880443"/></text:h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>
            <table:table-cell table:style-name="Tabella2.A1" office:value-type="string">
              <text:p text:style-name="P19">Code lines (LLOC)</text:p>
            </table:table-cell>
            <table:table-cell table:style-name="Tabella2.A1" office:value-type="string">
              <text:p text:style-name="P21">Procs</text:p>
            </table:table-cell>
            <table:table-cell table:style-name="Tabella2.A1" office:value-type="string">
              <text:p text:style-name="P21">%</text:p>
            </table:table-cell>
            <table:table-cell table:style-name="Tabella2.A1" office:value-type="string">
              <text:p text:style-name="P19">Distribution</text:p>
            </table:table-cell>
          </table:table-row>
          <table:table-row>
            <table:table-cell table:style-name="Tabella2.A1" office:value-type="string">
              <text:p text:style-name="P29">1-4</text:p>
            </table:table-cell>
            <table:table-cell table:style-name="Tabella2.A1" office:value-type="string">
              <text:p text:style-name="P28">287</text:p>
            </table:table-cell>
            <table:table-cell table:style-name="Tabella2.A1" office:value-type="string">
              <text:p text:style-name="P28">17%</text:p>
            </table:table-cell>
            <table:table-cell table:style-name="Tabella2.A1" office:value-type="string">
              <text:p text:style-name="P29">***</text:p>
            </table:table-cell>
          </table:table-row>
          <table:table-row>
            <table:table-cell table:style-name="Tabella2.A1" office:value-type="string">
              <text:p text:style-name="P29">5-9</text:p>
            </table:table-cell>
            <table:table-cell table:style-name="Tabella2.A1" office:value-type="string">
              <text:p text:style-name="P28">398</text:p>
            </table:table-cell>
            <table:table-cell table:style-name="Tabella2.A1" office:value-type="string">
              <text:p text:style-name="P28">23%</text:p>
            </table:table-cell>
            <table:table-cell table:style-name="Tabella2.A1" office:value-type="string">
              <text:p text:style-name="P29">*****</text:p>
            </table:table-cell>
          </table:table-row>
          <table:table-row>
            <table:table-cell table:style-name="Tabella2.A1" office:value-type="string">
              <text:p text:style-name="P29">10-14</text:p>
            </table:table-cell>
            <table:table-cell table:style-name="Tabella2.A1" office:value-type="string">
              <text:p text:style-name="P28">285</text:p>
            </table:table-cell>
            <table:table-cell table:style-name="Tabella2.A1" office:value-type="string">
              <text:p text:style-name="P28">16%</text:p>
            </table:table-cell>
            <table:table-cell table:style-name="Tabella2.A1" office:value-type="string">
              <text:p text:style-name="P29">***</text:p>
            </table:table-cell>
          </table:table-row>
          <table:table-row>
            <table:table-cell table:style-name="Tabella2.A1" office:value-type="string">
              <text:p text:style-name="P29">15-19</text:p>
            </table:table-cell>
            <table:table-cell table:style-name="Tabella2.A1" office:value-type="string">
              <text:p text:style-name="P28">224</text:p>
            </table:table-cell>
            <table:table-cell table:style-name="Tabella2.A1" office:value-type="string">
              <text:p text:style-name="P28">13%</text:p>
            </table:table-cell>
            <table:table-cell table:style-name="Tabella2.A1" office:value-type="string">
              <text:p text:style-name="P29">***</text:p>
            </table:table-cell>
          </table:table-row>
          <table:table-row>
            <table:table-cell table:style-name="Tabella2.A1" office:value-type="string">
              <text:p text:style-name="P29">20-39</text:p>
            </table:table-cell>
            <table:table-cell table:style-name="Tabella2.A1" office:value-type="string">
              <text:p text:style-name="P28">313</text:p>
            </table:table-cell>
            <table:table-cell table:style-name="Tabella2.A1" office:value-type="string">
              <text:p text:style-name="P28">18%</text:p>
            </table:table-cell>
            <table:table-cell table:style-name="Tabella2.A1" office:value-type="string">
              <text:p text:style-name="P29">****</text:p>
            </table:table-cell>
          </table:table-row>
          <table:table-row>
            <table:table-cell table:style-name="Tabella2.A1" office:value-type="string">
              <text:p text:style-name="P29">40-59</text:p>
            </table:table-cell>
            <table:table-cell table:style-name="Tabella2.A1" office:value-type="string">
              <text:p text:style-name="P28">101</text:p>
            </table:table-cell>
            <table:table-cell table:style-name="Tabella2.A1" office:value-type="string">
              <text:p text:style-name="P28">6%</text:p>
            </table:table-cell>
            <table:table-cell table:style-name="Tabella2.A1" office:value-type="string">
              <text:p text:style-name="P29">*</text:p>
            </table:table-cell>
          </table:table-row>
          <table:table-row>
            <table:table-cell table:style-name="Tabella2.A1" office:value-type="string">
              <text:p text:style-name="P29">60-79</text:p>
            </table:table-cell>
            <table:table-cell table:style-name="Tabella2.A1" office:value-type="string">
              <text:p text:style-name="P28">44</text:p>
            </table:table-cell>
            <table:table-cell table:style-name="Tabella2.A1" office:value-type="string">
              <text:p text:style-name="P28">3%</text:p>
            </table:table-cell>
            <table:table-cell table:style-name="Tabella2.A1" office:value-type="string">
              <text:p text:style-name="P29">*</text:p>
            </table:table-cell>
          </table:table-row>
          <table:table-row>
            <table:table-cell table:style-name="Tabella2.A1" office:value-type="string">
              <text:p text:style-name="P29">80-99</text:p>
            </table:table-cell>
            <table:table-cell table:style-name="Tabella2.A1" office:value-type="string">
              <text:p text:style-name="P28">26</text:p>
            </table:table-cell>
            <table:table-cell table:style-name="Tabella2.A1" office:value-type="string">
              <text:p text:style-name="P28">2%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100-199</text:p>
            </table:table-cell>
            <table:table-cell table:style-name="Tabella2.A1" office:value-type="string">
              <text:p text:style-name="P28">39</text:p>
            </table:table-cell>
            <table:table-cell table:style-name="Tabella2.A1" office:value-type="string">
              <text:p text:style-name="P28">2%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200-299</text:p>
            </table:table-cell>
            <table:table-cell table:style-name="Tabella2.A1" office:value-type="string">
              <text:p text:style-name="P28">7</text:p>
            </table:table-cell>
            <table:table-cell table:style-name="Tabella2.A1" office:value-type="string">
              <text:p text:style-name="P28">0%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300-399</text:p>
            </table:table-cell>
            <table:table-cell table:style-name="Tabella2.A1" office:value-type="string">
              <text:p text:style-name="P28">4</text:p>
            </table:table-cell>
            <table:table-cell table:style-name="Tabella2.A1" office:value-type="string">
              <text:p text:style-name="P28">0%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400-499</text:p>
            </table:table-cell>
            <table:table-cell table:style-name="Tabella2.A1" office:value-type="string">
              <text:p text:style-name="P28">2</text:p>
            </table:table-cell>
            <table:table-cell table:style-name="Tabella2.A1" office:value-type="string">
              <text:p text:style-name="P28">0%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500-1392</text:p>
            </table:table-cell>
            <table:table-cell table:style-name="Tabella2.A1" office:value-type="string">
              <text:p text:style-name="P28">3</text:p>
            </table:table-cell>
            <table:table-cell table:style-name="Tabella2.A1" office:value-type="string">
              <text:p text:style-name="P28">0%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Total procedures</text:p>
            </table:table-cell>
            <table:table-cell table:style-name="Tabella2.A1" office:value-type="string">
              <text:p text:style-name="P28">1733</text:p>
            </table:table-cell>
            <table:table-cell table:style-name="Tabella2.A1" office:value-type="string">
              <text:p text:style-name="P28">100%</text:p>
            </table:table-cell>
            <table:table-cell table:style-name="Tabella2.D15" office:value-type="string">
              <text:p text:style-name="P39"/>
            </table:table-cell>
          </table:table-row>
          <table:table-row>
            <table:table-cell table:style-name="Tabella2.A1" table:number-columns-spanned="4" office:value-type="string">
              <text:p text:style-name="P47"> </text:p>
            </table:table-cell>
            <table:covered-table-cell/>
            <table:covered-table-cell/>
            <table:covered-table-cell/>
          </table:table-row>
          <table:table-row>
            <table:table-cell table:style-name="Tabella2.A1" office:value-type="string">
              <text:p text:style-name="P29">Longest procedure</text:p>
            </table:table-cell>
            <table:table-cell table:style-name="Tabella2.A1" office:value-type="string">
              <text:p text:style-name="P28">1392</text:p>
            </table:table-cell>
            <table:table-cell table:style-name="Tabella2.A1" office:value-type="string">
              <text:p text:style-name="P46"> </text:p>
            </table:table-cell>
            <table:table-cell table:style-name="Tabella2.A1" office:value-type="string">
              <text:p text:style-name="P47"> </text:p>
            </table:table-cell>
          </table:table-row>
          <table:table-row>
            <table:table-cell table:style-name="Tabella2.A1" office:value-type="string">
              <text:p text:style-name="P29">Average procedure</text:p>
            </table:table-cell>
            <table:table-cell table:style-name="Tabella2.A1" office:value-type="string">
              <text:p text:style-name="P28">23.6</text:p>
            </table:table-cell>
            <table:table-cell table:style-name="Tabella2.A1" office:value-type="string">
              <text:p text:style-name="P46"> </text:p>
            </table:table-cell>
            <table:table-cell table:style-name="Tabella2.A1" office:value-type="string">
              <text:p text:style-name="P47"> </text:p>
            </table:table-cell>
          </table:table-row>
        </table:table>
        <text:p text:style-name="P12"><text:line-break/><text:span text:style-name="T1">LLOC  = Logical lines of code, excluding whitespace and comments.</text:span></text:p>
        <text:h text:style-name="P52" text:outline-level="3"><text:bookmark-start text:name="__RefHeading___Toc414_583880443"/>Procedure complexity<text:bookmark-end text:name="__RefHeading___Toc414_583880443"/></text:h>
        <text:h text:style-name="P67" text:outline-level="4"><text:bookmark-start text:name="__RefHeading___Toc416_583880443"/>Cyclomatic complexity<text:bookmark-end text:name="__RefHeading___Toc416_583880443"/></text:h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column table:style-name="Tabella3.D"/>
          <table:table-row>
            <table:table-cell table:style-name="Tabella3.A1" office:value-type="string">
              <text:p text:style-name="P19">Complexity</text:p>
            </table:table-cell>
            <table:table-cell table:style-name="Tabella3.A1" office:value-type="string">
              <text:p text:style-name="P21">Procs</text:p>
            </table:table-cell>
            <table:table-cell table:style-name="Tabella3.A1" office:value-type="string">
              <text:p text:style-name="P21">%</text:p>
            </table:table-cell>
            <table:table-cell table:style-name="Tabella3.A1" office:value-type="string">
              <text:p text:style-name="P19">Description</text:p>
            </table:table-cell>
          </table:table-row>
          <table:table-row>
            <table:table-cell table:style-name="Tabella3.A1" office:value-type="string">
              <text:p text:style-name="P29">1- 4</text:p>
            </table:table-cell>
            <table:table-cell table:style-name="Tabella3.A1" office:value-type="string">
              <text:p text:style-name="P28">1251</text:p>
            </table:table-cell>
            <table:table-cell table:style-name="Tabella3.A1" office:value-type="string">
              <text:p text:style-name="P28">72%</text:p>
            </table:table-cell>
            <table:table-cell table:style-name="Tabella3.A1" office:value-type="string">
              <text:p text:style-name="P29">Simple procedure</text:p>
            </table:table-cell>
          </table:table-row>
          <table:table-row>
            <table:table-cell table:style-name="Tabella3.A1" office:value-type="string">
              <text:p text:style-name="P29">5-10</text:p>
            </table:table-cell>
            <table:table-cell table:style-name="Tabella3.A1" office:value-type="string">
              <text:p text:style-name="P28">328</text:p>
            </table:table-cell>
            <table:table-cell table:style-name="Tabella3.A1" office:value-type="string">
              <text:p text:style-name="P28">19%</text:p>
            </table:table-cell>
            <table:table-cell table:style-name="Tabella3.A1" office:value-type="string">
              <text:p text:style-name="P29">Well structured, stable</text:p>
            </table:table-cell>
          </table:table-row>
          <table:table-row>
            <table:table-cell table:style-name="Tabella3.A1" office:value-type="string">
              <text:p text:style-name="P29">11-20</text:p>
            </table:table-cell>
            <table:table-cell table:style-name="Tabella3.A1" office:value-type="string">
              <text:p text:style-name="P28">98</text:p>
            </table:table-cell>
            <table:table-cell table:style-name="Tabella3.A1" office:value-type="string">
              <text:p text:style-name="P28">6%</text:p>
            </table:table-cell>
            <table:table-cell table:style-name="Tabella3.A1" office:value-type="string">
              <text:p text:style-name="P29">More complex</text:p>
            </table:table-cell>
          </table:table-row>
          <table:table-row>
            <table:table-cell table:style-name="Tabella3.A1" office:value-type="string">
              <text:p text:style-name="P29">21-50</text:p>
            </table:table-cell>
            <table:table-cell table:style-name="Tabella3.A1" office:value-type="string">
              <text:p text:style-name="P28">46</text:p>
            </table:table-cell>
            <table:table-cell table:style-name="Tabella3.A1" office:value-type="string">
              <text:p text:style-name="P28">3%</text:p>
            </table:table-cell>
            <table:table-cell table:style-name="Tabella3.A1" office:value-type="string">
              <text:p text:style-name="P29">Complex, alarming</text:p>
            </table:table-cell>
          </table:table-row>
          <table:table-row>
            <table:table-cell table:style-name="Tabella3.A1" office:value-type="string">
              <text:p text:style-name="P29">51-</text:p>
            </table:table-cell>
            <table:table-cell table:style-name="Tabella3.A1" office:value-type="string">
              <text:p text:style-name="P28">10</text:p>
            </table:table-cell>
            <table:table-cell table:style-name="Tabella3.A1" office:value-type="string">
              <text:p text:style-name="P28">1%</text:p>
            </table:table-cell>
            <table:table-cell table:style-name="Tabella3.A1" office:value-type="string">
              <text:p text:style-name="P29">Error-prone, troublesome</text:p>
            </table:table-cell>
          </table:table-row>
          <table:table-row>
            <table:table-cell table:style-name="Tabella3.A1" office:value-type="string">
              <text:p text:style-name="P29">Total</text:p>
            </table:table-cell>
            <table:table-cell table:style-name="Tabella3.A1" office:value-type="string">
              <text:p text:style-name="P28">1733</text:p>
            </table:table-cell>
            <table:table-cell table:style-name="Tabella3.A1" office:value-type="string">
              <text:p text:style-name="P28">100%</text:p>
            </table:table-cell>
            <table:table-cell table:style-name="Tabella3.D7" office:value-type="string">
              <text:p text:style-name="P39"/>
            </table:table-cell>
          </table:table-row>
        </table:table>
        <text:p text:style-name="P12"><text:line-break/><text:span text:style-name="T1">Cyclomatic complexity (CC) = Number of decisions + 1. Recommended: 1-10.</text:span></text:p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>
            <table:table-cell table:style-name="Tabella4.A1" office:value-type="string">
              <text:p text:style-name="P29">Average complexity</text:p>
            </table:table-cell>
            <table:table-cell table:style-name="Tabella4.A1" office:value-type="string">
              <text:p text:style-name="P28">5.20</text:p>
            </table:table-cell>
            <table:table-cell table:style-name="Tabella4.A1" office:value-type="string">
              <text:p text:style-name="P29">CC</text:p>
            </table:table-cell>
          </table:table-row>
          <table:table-row>
            <table:table-cell table:style-name="Tabella4.A1" office:value-type="string">
              <text:p text:style-name="P29">Total complexity</text:p>
            </table:table-cell>
            <table:table-cell table:style-name="Tabella4.A1" office:value-type="string">
              <text:p text:style-name="P28">7272</text:p>
            </table:table-cell>
            <table:table-cell table:style-name="Tabella4.A1" office:value-type="string">
              <text:p text:style-name="P29">TCC = Total number of decisions + 1</text:p>
            </table:table-cell>
          </table:table-row>
          <table:table-row>
            <table:table-cell table:style-name="Tabella4.A1" office:value-type="string">
              <text:p text:style-name="P29">Decision density</text:p>
            </table:table-cell>
            <table:table-cell table:style-name="Tabella4.A1" office:value-type="string">
              <text:p text:style-name="P28">0.22</text:p>
            </table:table-cell>
            <table:table-cell table:style-name="Tabella4.A1" office:value-type="string">
              <text:p text:style-name="P29">DECDENS = CC/LLOC, complexity per a line of code</text:p>
            </table:table-cell>
          </table:table-row>
          <table:table-row>
            <table:table-cell table:style-name="Tabella4.A1" office:value-type="string">
              <text:p text:style-name="P29">Bad fix probability</text:p>
            </table:table-cell>
            <table:table-cell table:style-name="Tabella4.A1" office:value-type="string">
              <text:p text:style-name="P28">14%</text:p>
            </table:table-cell>
            <table:table-cell table:style-name="Tabella4.A1" office:value-type="string">
              <text:p text:style-name="P29">Crude estimate</text:p>
            </table:table-cell>
          </table:table-row>
        </table:table>
        <text:p text:style-name="P12"><text:line-break/><text:span text:style-name="T1">Bad fix probability:</text:span><text:line-break/><text:span text:style-name="T1">Probability of introducing a new error while trying to fix a previous error.</text:span></text:p>
        <text:h text:style-name="P67" text:outline-level="4"><text:bookmark-start text:name="__RefHeading___Toc418_583880443"/>Depth of conditional nesting<text:bookmark-end text:name="__RefHeading___Toc418_583880443"/></text:h>
        <text:p text:style-name="P8">DCOND = Maximum nested conditional statements in procedure.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>
            <table:table-cell table:style-name="Tabella5.A1" office:value-type="string">
              <text:p text:style-name="P29">Maximum DCOND</text:p>
            </table:table-cell>
            <table:table-cell table:style-name="Tabella5.A1" office:value-type="string">
              <text:p text:style-name="P28">8</text:p>
            </table:table-cell>
            <table:table-cell table:style-name="Tabella5.A1" office:value-type="string">
              <text:p text:style-name="P29">Most complex procedure found</text:p>
            </table:table-cell>
          </table:table-row>
          <table:table-row>
            <table:table-cell table:style-name="Tabella5.A1" office:value-type="string">
              <text:p text:style-name="P29">Maximum recommended</text:p>
            </table:table-cell>
            <table:table-cell table:style-name="Tabella5.A1" office:value-type="string">
              <text:p text:style-name="P28">5</text:p>
            </table:table-cell>
            <table:table-cell table:style-name="Tabella5.A1" office:value-type="string">
              <text:p text:style-name="P29">Procedure should not exceed this value</text:p>
            </table:table-cell>
          </table:table-row>
          <table:table-row>
            <table:table-cell table:style-name="Tabella5.A1" office:value-type="string">
              <text:p text:style-name="P29">DCOND too high (&gt;5)</text:p>
            </table:table-cell>
            <table:table-cell table:style-name="Tabella5.A1" office:value-type="string">
              <text:p text:style-name="P28">19</text:p>
            </table:table-cell>
            <table:table-cell table:style-name="Tabella5.A1" office:value-type="string">
              <text:p text:style-name="P29">procedures (1%)</text:p>
            </table:table-cell>
          </table:table-row>
          <table:table-row>
            <table:table-cell table:style-name="Tabella5.A1" office:value-type="string">
              <text:p text:style-name="P29">Average DCOND</text:p>
            </table:table-cell>
            <table:table-cell table:style-name="Tabella5.A1" office:value-type="string">
              <text:p text:style-name="P28">1.3</text:p>
            </table:table-cell>
            <table:table-cell table:style-name="Tabella5.C4" office:value-type="string">
              <text:p text:style-name="P39"/>
            </table:table-cell>
          </table:table-row>
        </table:table>
        <text:p text:style-name="P5"/>
        <text:h text:style-name="P67" text:outline-level="4"><text:bookmark-start text:name="__RefHeading___Toc420_583880443"/>Other procedural complexity values<text:bookmark-end text:name="__RefHeading___Toc420_583880443"/></text:h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>
            <table:table-cell table:style-name="Tabella6.A1" office:value-type="string">
              <text:p text:style-name="P29">Average SFOUT</text:p>
            </table:table-cell>
            <table:table-cell table:style-name="Tabella6.A1" office:value-type="string">
              <text:p text:style-name="P28">1.90</text:p>
            </table:table-cell>
            <table:table-cell table:style-name="Tabella6.A1" office:value-type="string">
              <text:p text:style-name="P29">Structural fan-out</text:p>
            </table:table-cell>
          </table:table-row>
          <table:table-row>
            <table:table-cell table:style-name="Tabella6.A1" office:value-type="string">
              <text:p text:style-name="P29">Average DLOOPS</text:p>
            </table:table-cell>
            <table:table-cell table:style-name="Tabella6.A1" office:value-type="string">
              <text:p text:style-name="P28">0.19</text:p>
            </table:table-cell>
            <table:table-cell table:style-name="Tabella6.A1" office:value-type="string">
              <text:p text:style-name="P29">Depth of looping</text:p>
            </table:table-cell>
          </table:table-row>
          <table:table-row>
            <table:table-cell table:style-name="Tabella6.A1" office:value-type="string">
              <text:p text:style-name="P29">Average IFIN</text:p>
            </table:table-cell>
            <table:table-cell table:style-name="Tabella6.A1" office:value-type="string">
              <text:p text:style-name="P28">5.22</text:p>
            </table:table-cell>
            <table:table-cell table:style-name="Tabella6.A1" office:value-type="string">
              <text:p text:style-name="P29">Informational fan-in</text:p>
            </table:table-cell>
          </table:table-row>
          <table:table-row>
            <table:table-cell table:style-name="Tabella6.A1" office:value-type="string">
              <text:p text:style-name="P29">Average IFIOUT</text:p>
            </table:table-cell>
            <table:table-cell table:style-name="Tabella6.A1" office:value-type="string">
              <text:p text:style-name="P28">3.11</text:p>
            </table:table-cell>
            <table:table-cell table:style-name="Tabella6.A1" office:value-type="string">
              <text:p text:style-name="P29">Informational fan-out</text:p>
            </table:table-cell>
          </table:table-row>
        </table:table>
        <text:h text:style-name="P52" text:outline-level="3"><text:bookmark-start text:name="__RefHeading___Toc422_583880443"/><text:soft-page-break/>Structural fan-in and internal reuse<text:bookmark-end text:name="__RefHeading___Toc422_583880443"/></text:h>
        <table:table table:name="Tabella7" table:style-name="Tabella7">
          <table:table-column table:style-name="Tabella7.A"/>
          <table:table-column table:style-name="Tabella7.B"/>
          <table:table-column table:style-name="Tabella7.C"/>
          <table:table-column table:style-name="Tabella7.D"/>
          <table:table-row>
            <table:table-cell table:style-name="Tabella7.A1" office:value-type="string">
              <text:p text:style-name="P19">SFIN</text:p>
            </table:table-cell>
            <table:table-cell table:style-name="Tabella7.A1" office:value-type="string">
              <text:p text:style-name="P21">Procs</text:p>
            </table:table-cell>
            <table:table-cell table:style-name="Tabella7.A1" office:value-type="string">
              <text:p text:style-name="P21">%</text:p>
            </table:table-cell>
            <table:table-cell table:style-name="Tabella7.A1" office:value-type="string">
              <text:p text:style-name="P19">Distribution</text:p>
            </table:table-cell>
          </table:table-row>
          <table:table-row>
            <table:table-cell table:style-name="Tabella7.A1" office:value-type="string">
              <text:p text:style-name="P29">0-1 No reuse</text:p>
            </table:table-cell>
            <table:table-cell table:style-name="Tabella7.A1" office:value-type="string">
              <text:p text:style-name="P28">1322</text:p>
            </table:table-cell>
            <table:table-cell table:style-name="Tabella7.A1" office:value-type="string">
              <text:p text:style-name="P28">75%</text:p>
            </table:table-cell>
            <table:table-cell table:style-name="Tabella7.A1" office:value-type="string">
              <text:p text:style-name="P29">***************</text:p>
            </table:table-cell>
          </table:table-row>
          <table:table-row>
            <table:table-cell table:style-name="Tabella7.A1" office:value-type="string">
              <text:p text:style-name="P29">2-4 Slight reuse</text:p>
            </table:table-cell>
            <table:table-cell table:style-name="Tabella7.A1" office:value-type="string">
              <text:p text:style-name="P28">329</text:p>
            </table:table-cell>
            <table:table-cell table:style-name="Tabella7.A1" office:value-type="string">
              <text:p text:style-name="P28">19%</text:p>
            </table:table-cell>
            <table:table-cell table:style-name="Tabella7.A1" office:value-type="string">
              <text:p text:style-name="P29">****</text:p>
            </table:table-cell>
          </table:table-row>
          <table:table-row>
            <table:table-cell table:style-name="Tabella7.A1" office:value-type="string">
              <text:p text:style-name="P29">5-9 Significant reuse</text:p>
            </table:table-cell>
            <table:table-cell table:style-name="Tabella7.A1" office:value-type="string">
              <text:p text:style-name="P28">78</text:p>
            </table:table-cell>
            <table:table-cell table:style-name="Tabella7.A1" office:value-type="string">
              <text:p text:style-name="P28">4%</text:p>
            </table:table-cell>
            <table:table-cell table:style-name="Tabella7.A1" office:value-type="string">
              <text:p text:style-name="P29">*</text:p>
            </table:table-cell>
          </table:table-row>
          <table:table-row>
            <table:table-cell table:style-name="Tabella7.A1" office:value-type="string">
              <text:p text:style-name="P29">10- High reuse</text:p>
            </table:table-cell>
            <table:table-cell table:style-name="Tabella7.A1" office:value-type="string">
              <text:p text:style-name="P28">2</text:p>
            </table:table-cell>
            <table:table-cell table:style-name="Tabella7.A1" office:value-type="string">
              <text:p text:style-name="P28">0%</text:p>
            </table:table-cell>
            <table:table-cell table:style-name="Tabella7.A1" office:value-type="string">
              <text:p text:style-name="P47"> </text:p>
            </table:table-cell>
          </table:table-row>
          <table:table-row>
            <table:table-cell table:style-name="Tabella7.A1" office:value-type="string">
              <text:p text:style-name="P29">Average: 1.9</text:p>
            </table:table-cell>
            <table:table-cell table:style-name="Tabella7.B6" table:number-columns-spanned="3" office:value-type="string">
              <text:p text:style-name="P39"/>
            </table:table-cell>
            <table:covered-table-cell/>
            <table:covered-table-cell/>
          </table:table-row>
        </table:table>
        <text:p text:style-name="P12"><text:line-break/><text:span text:style-name="T1">Structural fan-in (SFIN) = number of calling procedures.</text:span></text:p>
        <text:h text:style-name="P52" text:outline-level="3"><text:bookmark-start text:name="__RefHeading___Toc424_583880443"/>Understandability<text:bookmark-end text:name="__RefHeading___Toc424_583880443"/></text:h>
        <text:h text:style-name="P67" text:outline-level="4"><text:bookmark-start text:name="__RefHeading___Toc426_583880443"/>Comments and whitespace<text:bookmark-end text:name="__RefHeading___Toc426_583880443"/></text:h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row>
            <table:table-cell table:style-name="Tabella8.A1" office:value-type="string">
              <text:p text:style-name="P19">Logical lines</text:p>
            </table:table-cell>
            <table:table-cell table:style-name="Tabella8.A1" office:value-type="string">
              <text:p text:style-name="P23"> </text:p>
            </table:table-cell>
            <table:table-cell table:style-name="Tabella8.A1" office:value-type="string">
              <text:p text:style-name="P23"> </text:p>
            </table:table-cell>
            <table:table-cell table:style-name="Tabella8.A1" office:value-type="string">
              <text:p text:style-name="P25"> </text:p>
            </table:table-cell>
          </table:table-row>
          <table:table-row>
            <table:table-cell table:style-name="Tabella8.A1" office:value-type="string">
              <text:p text:style-name="P29">Lines of code (LLOC)</text:p>
            </table:table-cell>
            <table:table-cell table:style-name="Tabella8.A1" office:value-type="string">
              <text:p text:style-name="P28">59462</text:p>
            </table:table-cell>
            <table:table-cell table:style-name="Tabella8.A1" office:value-type="string">
              <text:p text:style-name="P28">70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Lines of comment (LLOC')</text:p>
            </table:table-cell>
            <table:table-cell table:style-name="Tabella8.A1" office:value-type="string">
              <text:p text:style-name="P28">10076</text:p>
            </table:table-cell>
            <table:table-cell table:style-name="Tabella8.A1" office:value-type="string">
              <text:p text:style-name="P28">12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Lines of whitespace (LLOW)</text:p>
            </table:table-cell>
            <table:table-cell table:style-name="Tabella8.A1" office:value-type="string">
              <text:p text:style-name="P28">15016</text:p>
            </table:table-cell>
            <table:table-cell table:style-name="Tabella8.A1" office:value-type="string">
              <text:p text:style-name="P28">18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Total logical lines (LLINES)</text:p>
            </table:table-cell>
            <table:table-cell table:style-name="Tabella8.A1" office:value-type="string">
              <text:p text:style-name="P28">84554</text:p>
            </table:table-cell>
            <table:table-cell table:style-name="Tabella8.A1" office:value-type="string">
              <text:p text:style-name="P28">100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table:number-columns-spanned="4" office:value-type="string">
              <text:p text:style-name="P47"> </text:p>
            </table:table-cell>
            <table:covered-table-cell/>
            <table:covered-table-cell/>
            <table:covered-table-cell/>
          </table:table-row>
          <table:table-row>
            <table:table-cell table:style-name="Tabella8.A1" office:value-type="string">
              <text:p text:style-name="P19">Comment types</text:p>
            </table:table-cell>
            <table:table-cell table:style-name="Tabella8.B7" table:number-columns-spanned="3" office:value-type="string">
              <text:p text:style-name="P39"/>
            </table:table-cell>
            <table:covered-table-cell/>
            <table:covered-table-cell/>
          </table:table-row>
          <table:table-row>
            <table:table-cell table:style-name="Tabella8.A1" office:value-type="string">
              <text:p text:style-name="P29">Full-line comments</text:p>
            </table:table-cell>
            <table:table-cell table:style-name="Tabella8.A1" office:value-type="string">
              <text:p text:style-name="P28">10076</text:p>
            </table:table-cell>
            <table:table-cell table:style-name="Tabella8.A1" office:value-type="string">
              <text:p text:style-name="P28">80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End-of-line comments</text:p>
            </table:table-cell>
            <table:table-cell table:style-name="Tabella8.A1" office:value-type="string">
              <text:p text:style-name="P28">2496</text:p>
            </table:table-cell>
            <table:table-cell table:style-name="Tabella8.A1" office:value-type="string">
              <text:p text:style-name="P28">20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All comments</text:p>
            </table:table-cell>
            <table:table-cell table:style-name="Tabella8.A1" office:value-type="string">
              <text:p text:style-name="P28">12572</text:p>
            </table:table-cell>
            <table:table-cell table:style-name="Tabella8.A1" office:value-type="string">
              <text:p text:style-name="P28">100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table:number-columns-spanned="4" office:value-type="string">
              <text:p text:style-name="P47"> </text:p>
            </table:table-cell>
            <table:covered-table-cell/>
            <table:covered-table-cell/>
            <table:covered-table-cell/>
          </table:table-row>
          <table:table-row>
            <table:table-cell table:style-name="Tabella8.A1" office:value-type="string">
              <text:p text:style-name="P19">Comment contents</text:p>
            </table:table-cell>
            <table:table-cell table:style-name="Tabella8.B12" table:number-columns-spanned="3" office:value-type="string">
              <text:p text:style-name="P39"/>
            </table:table-cell>
            <table:covered-table-cell/>
            <table:covered-table-cell/>
          </table:table-row>
          <table:table-row>
            <table:table-cell table:style-name="Tabella8.A1" office:value-type="string">
              <text:p text:style-name="P29">Meaningful comments (MCOMM)</text:p>
            </table:table-cell>
            <table:table-cell table:style-name="Tabella8.A1" office:value-type="string">
              <text:p text:style-name="P28">10440</text:p>
            </table:table-cell>
            <table:table-cell table:style-name="Tabella8.A1" office:value-type="string">
              <text:p text:style-name="P28">83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Meaningless comments</text:p>
            </table:table-cell>
            <table:table-cell table:style-name="Tabella8.A1" office:value-type="string">
              <text:p text:style-name="P28">2132</text:p>
            </table:table-cell>
            <table:table-cell table:style-name="Tabella8.A1" office:value-type="string">
              <text:p text:style-name="P28">17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office:value-type="string">
              <text:p text:style-name="P29">All comments</text:p>
            </table:table-cell>
            <table:table-cell table:style-name="Tabella8.A1" office:value-type="string">
              <text:p text:style-name="P28">12572</text:p>
            </table:table-cell>
            <table:table-cell table:style-name="Tabella8.A1" office:value-type="string">
              <text:p text:style-name="P28">100%</text:p>
            </table:table-cell>
            <table:table-cell table:style-name="Tabella8.D15" office:value-type="string">
              <text:p text:style-name="P39"/>
            </table:table-cell>
          </table:table-row>
          <table:table-row>
            <table:table-cell table:style-name="Tabella8.A1" table:number-columns-spanned="4" office:value-type="string">
              <text:p text:style-name="P47"> </text:p>
            </table:table-cell>
            <table:covered-table-cell/>
            <table:covered-table-cell/>
            <table:covered-table-cell/>
          </table:table-row>
          <table:table-row>
            <table:table-cell table:style-name="Tabella8.A1" office:value-type="string">
              <text:p text:style-name="P19">Comment density</text:p>
            </table:table-cell>
            <table:table-cell table:style-name="Tabella8.B17" table:number-columns-spanned="3" office:value-type="string">
              <text:p text:style-name="P39"/>
            </table:table-cell>
            <table:covered-table-cell/>
            <table:covered-table-cell/>
          </table:table-row>
          <table:table-row>
            <table:table-cell table:style-name="Tabella8.A1" office:value-type="string">
              <text:p text:style-name="P29">MCOMM per code line (MCOMM%)</text:p>
            </table:table-cell>
            <table:table-cell table:style-name="Tabella8.A1" office:value-type="string">
              <text:p text:style-name="P28">18%</text:p>
            </table:table-cell>
            <table:table-cell table:style-name="Tabella8.A1" office:value-type="string">
              <text:p text:style-name="P46"> </text:p>
            </table:table-cell>
            <table:table-cell table:style-name="Tabella8.A1" office:value-type="string">
              <text:p text:style-name="P29">MCOMM/LLOC</text:p>
            </table:table-cell>
          </table:table-row>
        </table:table>
        <text:p text:style-name="P12"><text:line-break/><text:span text:style-name="T1">Logical line: Lines continued on several lines are counted as one logical line.</text:span><text:line-break/><text:span text:style-name="T1">Lines excluded by conditional compilation are not included in the logical line counts.</text:span><text:line-break/><text:span text:style-name="T1">A meaningful comment contains text rather than just whitespace or punctuation.</text:span></text:p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column table:style-name="Tabella9.D"/>
          <table:table-row>
            <table:table-cell table:style-name="Tabella9.A1" office:value-type="string">
              <text:p text:style-name="P19">Meaningful comments (MCOMM)</text:p>
            </table:table-cell>
            <table:table-cell table:style-name="Tabella9.A1" office:value-type="string">
              <text:p text:style-name="P21">Procs</text:p>
            </table:table-cell>
            <table:table-cell table:style-name="Tabella9.A1" office:value-type="string">
              <text:p text:style-name="P21">%</text:p>
            </table:table-cell>
            <table:table-cell table:style-name="Tabella9.A1" office:value-type="string">
              <text:p text:style-name="P19">Distribution</text:p>
            </table:table-cell>
          </table:table-row>
          <table:table-row>
            <table:table-cell table:style-name="Tabella9.A1" office:value-type="string">
              <text:p text:style-name="P29">0</text:p>
            </table:table-cell>
            <table:table-cell table:style-name="Tabella9.A1" office:value-type="string">
              <text:p text:style-name="P28">685</text:p>
            </table:table-cell>
            <table:table-cell table:style-name="Tabella9.A1" office:value-type="string">
              <text:p text:style-name="P28">40%</text:p>
            </table:table-cell>
            <table:table-cell table:style-name="Tabella9.A1" office:value-type="string">
              <text:p text:style-name="P29">********</text:p>
            </table:table-cell>
          </table:table-row>
          <table:table-row>
            <table:table-cell table:style-name="Tabella9.A1" office:value-type="string">
              <text:p text:style-name="P29">1-2</text:p>
            </table:table-cell>
            <table:table-cell table:style-name="Tabella9.A1" office:value-type="string">
              <text:p text:style-name="P28">496</text:p>
            </table:table-cell>
            <table:table-cell table:style-name="Tabella9.A1" office:value-type="string">
              <text:p text:style-name="P28">29%</text:p>
            </table:table-cell>
            <table:table-cell table:style-name="Tabella9.A1" office:value-type="string">
              <text:p text:style-name="P29">******</text:p>
            </table:table-cell>
          </table:table-row>
          <table:table-row>
            <table:table-cell table:style-name="Tabella9.A1" office:value-type="string">
              <text:p text:style-name="P29">3-5</text:p>
            </table:table-cell>
            <table:table-cell table:style-name="Tabella9.A1" office:value-type="string">
              <text:p text:style-name="P28">222</text:p>
            </table:table-cell>
            <table:table-cell table:style-name="Tabella9.A1" office:value-type="string">
              <text:p text:style-name="P28">13%</text:p>
            </table:table-cell>
            <table:table-cell table:style-name="Tabella9.A1" office:value-type="string">
              <text:p text:style-name="P29">***</text:p>
            </table:table-cell>
          </table:table-row>
          <table:table-row>
            <table:table-cell table:style-name="Tabella9.A1" office:value-type="string">
              <text:p text:style-name="P29">6 or more</text:p>
            </table:table-cell>
            <table:table-cell table:style-name="Tabella9.A1" office:value-type="string">
              <text:p text:style-name="P28">330</text:p>
            </table:table-cell>
            <table:table-cell table:style-name="Tabella9.A1" office:value-type="string">
              <text:p text:style-name="P28">19%</text:p>
            </table:table-cell>
            <table:table-cell table:style-name="Tabella9.A1" office:value-type="string">
              <text:p text:style-name="P29">****</text:p>
            </table:table-cell>
          </table:table-row>
          <table:table-row>
            <table:table-cell table:style-name="Tabella9.A1" office:value-type="string">
              <text:p text:style-name="P29">Total procedures</text:p>
            </table:table-cell>
            <table:table-cell table:style-name="Tabella9.A1" office:value-type="string">
              <text:p text:style-name="P28">1733</text:p>
            </table:table-cell>
            <table:table-cell table:style-name="Tabella9.A1" office:value-type="string">
              <text:p text:style-name="P28">100%</text:p>
            </table:table-cell>
            <table:table-cell table:style-name="Tabella9.D6" office:value-type="string">
              <text:p text:style-name="P39"/>
            </table:table-cell>
          </table:table-row>
          <table:table-row>
            <table:table-cell table:style-name="Tabella9.A1" office:value-type="string">
              <text:p text:style-name="P29">Average MCOMM</text:p>
            </table:table-cell>
            <table:table-cell table:style-name="Tabella9.A1" office:value-type="string">
              <text:p text:style-name="P28">4.9</text:p>
            </table:table-cell>
            <table:table-cell table:style-name="Tabella9.C7" table:number-columns-spanned="2" office:value-type="string">
              <text:p text:style-name="P39"/>
            </table:table-cell>
            <table:covered-table-cell/>
          </table:table-row>
        </table:table>
        <text:p text:style-name="P5"/>
        <text:h text:style-name="P67" text:outline-level="4"><text:bookmark-start text:name="__RefHeading___Toc428_583880443"/>Length of names<text:bookmark-end text:name="__RefHeading___Toc428_583880443"/></text:h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row>
            <table:table-cell table:style-name="Tabella10.A1" office:value-type="string">
              <text:p text:style-name="P19">Average length of names LEN</text:p>
            </table:table-cell>
            <table:table-cell table:style-name="Tabella10.A1" office:value-type="string">
              <text:p text:style-name="P21">25.6</text:p>
            </table:table-cell>
            <table:table-cell table:style-name="Tabella10.A1" office:value-type="string">
              <text:p text:style-name="P25"> </text:p>
            </table:table-cell>
          </table:table-row>
          <table:table-row>
            <table:table-cell table:style-name="Tabella10.A1" office:value-type="string">
              <text:p text:style-name="P29">Procedure names LENP</text:p>
            </table:table-cell>
            <table:table-cell table:style-name="Tabella10.A1" office:value-type="string">
              <text:p text:style-name="P28">21.2</text:p>
            </table:table-cell>
            <table:table-cell table:style-name="Tabella10.A1" office:value-type="string">
              <text:p text:style-name="P29">(excl. event handlers/implements procs)</text:p>
            </table:table-cell>
          </table:table-row>
          <table:table-row>
            <table:table-cell table:style-name="Tabella10.A1" office:value-type="string">
              <text:p text:style-name="P29">Variable names LENV</text:p>
            </table:table-cell>
            <table:table-cell table:style-name="Tabella10.A1" office:value-type="string">
              <text:p text:style-name="P28">12.3</text:p>
            </table:table-cell>
            <table:table-cell table:style-name="Tabella10.A1" office:value-type="string">
              <text:p text:style-name="P29">(excl. event handler/implements params)</text:p>
            </table:table-cell>
          </table:table-row>
          <table:table-row>
            <table:table-cell table:style-name="Tabella10.A1" office:value-type="string">
              <text:p text:style-name="P29">Constant names LENC</text:p>
            </table:table-cell>
            <table:table-cell table:style-name="Tabella10.A1" office:value-type="string">
              <text:p text:style-name="P28">14.9</text:p>
            </table:table-cell>
            <table:table-cell table:style-name="Tabella10.A1" office:value-type="string">
              <text:p text:style-name="P29">(excl. enum and compiler constants)</text:p>
            </table:table-cell>
          </table:table-row>
          <table:table-row>
            <table:table-cell table:style-name="Tabella10.A1" office:value-type="string">
              <text:p text:style-name="P29">Control names</text:p>
            </table:table-cell>
            <table:table-cell table:style-name="Tabella10.A1" office:value-type="string">
              <text:p text:style-name="P28">12.8</text:p>
            </table:table-cell>
            <table:table-cell table:style-name="Tabella10.C5" office:value-type="string">
              <text:p text:style-name="P39"/>
            </table:table-cell>
          </table:table-row>
          <table:table-row>
            <table:table-cell table:style-name="Tabella10.A1" office:value-type="string">
              <text:p text:style-name="P29">Type/Enum names</text:p>
            </table:table-cell>
            <table:table-cell table:style-name="Tabella10.A1" office:value-type="string">
              <text:p text:style-name="P28">31.7</text:p>
            </table:table-cell>
            <table:table-cell table:style-name="Tabella10.A1" office:value-type="string">
              <text:p text:style-name="P29">(incl. enum constants and type fields)</text:p>
            </table:table-cell>
          </table:table-row>
        </table:table>
        <text:p text:style-name="P17"/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P19">Name length</text:p>
            </table:table-cell>
            <table:table-cell table:style-name="Tabella11.A1" office:value-type="string">
              <text:p text:style-name="P21">%</text:p>
            </table:table-cell>
            <table:table-cell table:style-name="Tabella11.A1" office:value-type="string">
              <text:p text:style-name="P19">Distribution</text:p>
            </table:table-cell>
          </table:table-row>
          <table:table-row>
            <table:table-cell table:style-name="Tabella11.A1" office:value-type="string">
              <text:p text:style-name="P29">1</text:p>
            </table:table-cell>
            <table:table-cell table:style-name="Tabella11.A1" office:value-type="string">
              <text:p text:style-name="P28">1%</text:p>
            </table:table-cell>
            <table:table-cell table:style-name="Tabella11.A1" office:value-type="string">
              <text:p text:style-name="P47"> </text:p>
            </table:table-cell>
          </table:table-row>
          <text:soft-page-break/>
          <table:table-row>
            <table:table-cell table:style-name="Tabella11.A1" office:value-type="string">
              <text:p text:style-name="P29">2</text:p>
            </table:table-cell>
            <table:table-cell table:style-name="Tabella11.A1" office:value-type="string">
              <text:p text:style-name="P28">0%</text:p>
            </table:table-cell>
            <table:table-cell table:style-name="Tabella11.A1" office:value-type="string">
              <text:p text:style-name="P47"> </text:p>
            </table:table-cell>
          </table:table-row>
          <table:table-row>
            <table:table-cell table:style-name="Tabella11.A1" office:value-type="string">
              <text:p text:style-name="P29">3</text:p>
            </table:table-cell>
            <table:table-cell table:style-name="Tabella11.A1" office:value-type="string">
              <text:p text:style-name="P28">0%</text:p>
            </table:table-cell>
            <table:table-cell table:style-name="Tabella11.A1" office:value-type="string">
              <text:p text:style-name="P47"> </text:p>
            </table:table-cell>
          </table:table-row>
          <table:table-row>
            <table:table-cell table:style-name="Tabella11.A1" office:value-type="string">
              <text:p text:style-name="P29">4 -6</text:p>
            </table:table-cell>
            <table:table-cell table:style-name="Tabella11.A1" office:value-type="string">
              <text:p text:style-name="P28">5%</text:p>
            </table:table-cell>
            <table:table-cell table:style-name="Tabella11.A1" office:value-type="string">
              <text:p text:style-name="P29">*</text:p>
            </table:table-cell>
          </table:table-row>
          <table:table-row>
            <table:table-cell table:style-name="Tabella11.A1" office:value-type="string">
              <text:p text:style-name="P29">7 -9</text:p>
            </table:table-cell>
            <table:table-cell table:style-name="Tabella11.A1" office:value-type="string">
              <text:p text:style-name="P28">7%</text:p>
            </table:table-cell>
            <table:table-cell table:style-name="Tabella11.A1" office:value-type="string">
              <text:p text:style-name="P29">*</text:p>
            </table:table-cell>
          </table:table-row>
          <table:table-row>
            <table:table-cell table:style-name="Tabella11.A1" office:value-type="string">
              <text:p text:style-name="P29">10-14</text:p>
            </table:table-cell>
            <table:table-cell table:style-name="Tabella11.A1" office:value-type="string">
              <text:p text:style-name="P28">12%</text:p>
            </table:table-cell>
            <table:table-cell table:style-name="Tabella11.A1" office:value-type="string">
              <text:p text:style-name="P29">**</text:p>
            </table:table-cell>
          </table:table-row>
          <table:table-row>
            <table:table-cell table:style-name="Tabella11.A1" office:value-type="string">
              <text:p text:style-name="P29">15-19</text:p>
            </table:table-cell>
            <table:table-cell table:style-name="Tabella11.A1" office:value-type="string">
              <text:p text:style-name="P28">11%</text:p>
            </table:table-cell>
            <table:table-cell table:style-name="Tabella11.A1" office:value-type="string">
              <text:p text:style-name="P29">**</text:p>
            </table:table-cell>
          </table:table-row>
          <table:table-row>
            <table:table-cell table:style-name="Tabella11.A1" office:value-type="string">
              <text:p text:style-name="P29">20-71</text:p>
            </table:table-cell>
            <table:table-cell table:style-name="Tabella11.A1" office:value-type="string">
              <text:p text:style-name="P28">64%</text:p>
            </table:table-cell>
            <table:table-cell table:style-name="Tabella11.A1" office:value-type="string">
              <text:p text:style-name="P29">*************</text:p>
            </table:table-cell>
          </table:table-row>
        </table:table>
        <text:p text:style-name="P5"/>
        <text:h text:style-name="P67" text:outline-level="4"><text:bookmark-start text:name="__RefHeading___Toc430_583880443"/>Number of names<text:bookmark-end text:name="__RefHeading___Toc430_583880443"/></text:h>
        <table:table table:name="Tabella12" table:style-name="Tabella12">
          <table:table-column table:style-name="Tabella12.A"/>
          <table:table-column table:style-name="Tabella12.B"/>
          <table:table-column table:style-name="Tabella12.C"/>
          <table:table-row>
            <table:table-cell table:style-name="Tabella12.A1" office:value-type="string">
              <text:p text:style-name="P29">Total names</text:p>
            </table:table-cell>
            <table:table-cell table:style-name="Tabella12.A1" office:value-type="string">
              <text:p text:style-name="P28">25321</text:p>
            </table:table-cell>
            <table:table-cell table:style-name="Tabella12.A1" office:value-type="string">
              <text:p text:style-name="P47"> </text:p>
            </table:table-cell>
          </table:table-row>
          <table:table-row>
            <table:table-cell table:style-name="Tabella12.A1" office:value-type="string">
              <text:p text:style-name="P29">Unique names</text:p>
            </table:table-cell>
            <table:table-cell table:style-name="Tabella12.A1" office:value-type="string">
              <text:p text:style-name="P28">20965</text:p>
            </table:table-cell>
            <table:table-cell table:style-name="Tabella12.C3" office:value-type="string">
              <text:p text:style-name="P39"/>
            </table:table-cell>
          </table:table-row>
          <table:table-row>
            <table:table-cell table:style-name="Tabella12.A1" office:value-type="string">
              <text:p text:style-name="P29">Name uniqueness ratio UNIQ</text:p>
            </table:table-cell>
            <table:table-cell table:style-name="Tabella12.A1" office:value-type="string">
              <text:p text:style-name="P28">83%</text:p>
            </table:table-cell>
            <table:table-cell table:style-name="Tabella12.C3" office:value-type="string">
              <text:p text:style-name="P39"/>
            </table:table-cell>
          </table:table-row>
        </table:table>
        <text:h text:style-name="P52" text:outline-level="3"><text:bookmark-start text:name="__RefHeading___Toc432_583880443"/>Object-orientedness<text:bookmark-end text:name="__RefHeading___Toc432_583880443"/></text:h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P29">Object-orientedness of code</text:p>
            </table:table-cell>
            <table:table-cell table:style-name="Tabella13.A1" office:value-type="string">
              <text:p text:style-name="P28">27%</text:p>
            </table:table-cell>
            <table:table-cell table:style-name="Tabella13.A1" office:value-type="string">
              <text:p text:style-name="P29">(executable statements)</text:p>
            </table:table-cell>
          </table:table-row>
          <table:table-row>
            <table:table-cell table:style-name="Tabella13.A1" office:value-type="string">
              <text:p text:style-name="P29">Object-orientedness of data</text:p>
            </table:table-cell>
            <table:table-cell table:style-name="Tabella13.A1" office:value-type="string">
              <text:p text:style-name="P28">9%</text:p>
            </table:table-cell>
            <table:table-cell table:style-name="Tabella13.A1" office:value-type="string">
              <text:p text:style-name="P29">(variables)</text:p>
            </table:table-cell>
          </table:table-row>
        </table:table>
        <text:p text:style-name="P12"><text:line-break/><text:span text:style-name="T1">OO code or data found in: 5 Classes and 21 Forms.</text:span><text:line-break/><text:span text:style-name="T1">Non-OO code or data found in: 64 Modules.</text:span></text:p>
        <text:h text:style-name="P52" text:outline-level="3"><text:bookmark-start text:name="__RefHeading___Toc434_583880443"/>Problems<text:bookmark-end text:name="__RefHeading___Toc434_583880443"/></text:h>
        <table:table table:name="Tabella14" table:style-name="Tabella14">
          <table:table-column table:style-name="Tabella14.A"/>
          <table:table-column table:style-name="Tabella14.B"/>
          <table:table-column table:style-name="Tabella14.C"/>
          <table:table-column table:style-name="Tabella14.D"/>
          <table:table-row>
            <table:table-cell table:style-name="Tabella14.A1" office:value-type="string">
              <text:p text:style-name="P19">Dead code</text:p>
            </table:table-cell>
            <table:table-cell table:style-name="Tabella14.A1" office:value-type="string">
              <text:p text:style-name="P21">Problematic</text:p>
            </table:table-cell>
            <table:table-cell table:style-name="Tabella14.A1" office:value-type="string">
              <text:p text:style-name="P21">Total</text:p>
            </table:table-cell>
            <table:table-cell table:style-name="Tabella14.A1" office:value-type="string">
              <text:p text:style-name="P21">%</text:p>
            </table:table-cell>
          </table:table-row>
          <table:table-row>
            <table:table-cell table:style-name="Tabella14.A1" office:value-type="string">
              <text:p text:style-name="P29">Dead procedures</text:p>
            </table:table-cell>
            <table:table-cell table:style-name="Tabella14.A1" office:value-type="string">
              <text:p text:style-name="P28">164</text:p>
            </table:table-cell>
            <table:table-cell table:style-name="Tabella14.A1" office:value-type="string">
              <text:p text:style-name="P28">1768</text:p>
            </table:table-cell>
            <table:table-cell table:style-name="Tabella14.A1" office:value-type="string">
              <text:p text:style-name="P28">9%</text:p>
            </table:table-cell>
          </table:table-row>
          <table:table-row>
            <table:table-cell table:style-name="Tabella14.A1" office:value-type="string">
              <text:p text:style-name="P29">Removable code lines in procs</text:p>
            </table:table-cell>
            <table:table-cell table:style-name="Tabella14.A1" office:value-type="string">
              <text:p text:style-name="P28">2184</text:p>
            </table:table-cell>
            <table:table-cell table:style-name="Tabella14.A1" office:value-type="string">
              <text:p text:style-name="P28">41014</text:p>
            </table:table-cell>
            <table:table-cell table:style-name="Tabella14.A1" office:value-type="string">
              <text:p text:style-name="P28">5%</text:p>
            </table:table-cell>
          </table:table-row>
          <table:table-row>
            <table:table-cell table:style-name="Tabella14.A1" office:value-type="string">
              <text:p text:style-name="P29">Dead variables</text:p>
            </table:table-cell>
            <table:table-cell table:style-name="Tabella14.A1" office:value-type="string">
              <text:p text:style-name="P28">248</text:p>
            </table:table-cell>
            <table:table-cell table:style-name="Tabella14.A1" office:value-type="string">
              <text:p text:style-name="P28">2806</text:p>
            </table:table-cell>
            <table:table-cell table:style-name="Tabella14.A1" office:value-type="string">
              <text:p text:style-name="P28">9%</text:p>
            </table:table-cell>
          </table:table-row>
          <table:table-row>
            <table:table-cell table:style-name="Tabella14.A1" office:value-type="string">
              <text:p text:style-name="P29">Dead constants</text:p>
            </table:table-cell>
            <table:table-cell table:style-name="Tabella14.A1" office:value-type="string">
              <text:p text:style-name="P28">126</text:p>
            </table:table-cell>
            <table:table-cell table:style-name="Tabella14.A1" office:value-type="string">
              <text:p text:style-name="P28">239</text:p>
            </table:table-cell>
            <table:table-cell table:style-name="Tabella14.A1" office:value-type="string">
              <text:p text:style-name="P28">53%</text:p>
            </table:table-cell>
          </table:table-row>
          <table:table-row>
            <table:table-cell table:style-name="Tabella14.A1" office:value-type="string">
              <text:p text:style-name="P29">Dead Types</text:p>
            </table:table-cell>
            <table:table-cell table:style-name="Tabella14.A1" office:value-type="string">
              <text:p text:style-name="P28">4</text:p>
            </table:table-cell>
            <table:table-cell table:style-name="Tabella14.A1" office:value-type="string">
              <text:p text:style-name="P28">74</text:p>
            </table:table-cell>
            <table:table-cell table:style-name="Tabella14.A1" office:value-type="string">
              <text:p text:style-name="P28">5%</text:p>
            </table:table-cell>
          </table:table-row>
          <table:table-row>
            <table:table-cell table:style-name="Tabella14.A1" office:value-type="string">
              <text:p text:style-name="P29">Dead Enums</text:p>
            </table:table-cell>
            <table:table-cell table:style-name="Tabella14.A1" office:value-type="string">
              <text:p text:style-name="P28">5</text:p>
            </table:table-cell>
            <table:table-cell table:style-name="Tabella14.A1" office:value-type="string">
              <text:p text:style-name="P28">84</text:p>
            </table:table-cell>
            <table:table-cell table:style-name="Tabella14.A1" office:value-type="string">
              <text:p text:style-name="P28">6%</text:p>
            </table:table-cell>
          </table:table-row>
          <table:table-row>
            <table:table-cell table:style-name="Tabella14.A1" office:value-type="string">
              <text:p text:style-name="P29">Overall deadness</text:p>
            </table:table-cell>
            <table:table-cell table:style-name="Tabella14.A1" office:value-type="string">
              <text:p text:style-name="P46"> </text:p>
            </table:table-cell>
            <table:table-cell table:style-name="Tabella14.A1" office:value-type="string">
              <text:p text:style-name="P46"> </text:p>
            </table:table-cell>
            <table:table-cell table:style-name="Tabella14.A1" office:value-type="string">
              <text:p text:style-name="P28">6%</text:p>
            </table:table-cell>
          </table:table-row>
        </table:table>
        <text:p text:style-name="P17"/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column table:style-name="Tabella15.D"/>
          <table:table-row>
            <table:table-cell table:style-name="Tabella15.A1" office:value-type="string">
              <text:p text:style-name="P19">Problems with declarations</text:p>
            </table:table-cell>
            <table:table-cell table:style-name="Tabella15.A1" office:value-type="string">
              <text:p text:style-name="P21">Problematic</text:p>
            </table:table-cell>
            <table:table-cell table:style-name="Tabella15.A1" office:value-type="string">
              <text:p text:style-name="P21">Total</text:p>
            </table:table-cell>
            <table:table-cell table:style-name="Tabella15.A1" office:value-type="string">
              <text:p text:style-name="P21">%</text:p>
            </table:table-cell>
          </table:table-row>
          <table:table-row>
            <table:table-cell table:style-name="Tabella15.A1" office:value-type="string">
              <text:p text:style-name="P29">Missing variable type</text:p>
            </table:table-cell>
            <table:table-cell table:style-name="Tabella15.A1" office:value-type="string">
              <text:p text:style-name="P28">17</text:p>
            </table:table-cell>
            <table:table-cell table:style-name="Tabella15.A1" office:value-type="string">
              <text:p text:style-name="P28">2806</text:p>
            </table:table-cell>
            <table:table-cell table:style-name="Tabella15.A1" office:value-type="string">
              <text:p text:style-name="P28">0%</text:p>
            </table:table-cell>
          </table:table-row>
          <table:table-row>
            <table:table-cell table:style-name="Tabella15.A1" office:value-type="string">
              <text:p text:style-name="P29">Excess var/const scope</text:p>
            </table:table-cell>
            <table:table-cell table:style-name="Tabella15.A1" office:value-type="string">
              <text:p text:style-name="P28">293</text:p>
            </table:table-cell>
            <table:table-cell table:style-name="Tabella15.A1" office:value-type="string">
              <text:p text:style-name="P28">3045</text:p>
            </table:table-cell>
            <table:table-cell table:style-name="Tabella15.A1" office:value-type="string">
              <text:p text:style-name="P28">10%</text:p>
            </table:table-cell>
          </table:table-row>
          <table:table-row>
            <table:table-cell table:style-name="Tabella15.A1" office:value-type="string">
              <text:p text:style-name="P29">No var/const scope</text:p>
            </table:table-cell>
            <table:table-cell table:style-name="Tabella15.A1" office:value-type="string">
              <text:p text:style-name="P28">12</text:p>
            </table:table-cell>
            <table:table-cell table:style-name="Tabella15.A1" office:value-type="string">
              <text:p text:style-name="P28">3045</text:p>
            </table:table-cell>
            <table:table-cell table:style-name="Tabella15.A1" office:value-type="string">
              <text:p text:style-name="P28">0%</text:p>
            </table:table-cell>
          </table:table-row>
          <table:table-row>
            <table:table-cell table:style-name="Tabella15.A1" office:value-type="string">
              <text:p text:style-name="P29">Missing ByVal/ByRef</text:p>
            </table:table-cell>
            <table:table-cell table:style-name="Tabella15.A1" office:value-type="string">
              <text:p text:style-name="P28">896</text:p>
            </table:table-cell>
            <table:table-cell table:style-name="Tabella15.A1" office:value-type="string">
              <text:p text:style-name="P28">1965</text:p>
            </table:table-cell>
            <table:table-cell table:style-name="Tabella15.A1" office:value-type="string">
              <text:p text:style-name="P28">46%</text:p>
            </table:table-cell>
          </table:table-row>
          <table:table-row>
            <table:table-cell table:style-name="Tabella15.A1" office:value-type="string">
              <text:p text:style-name="P29">Missing function type</text:p>
            </table:table-cell>
            <table:table-cell table:style-name="Tabella15.A1" office:value-type="string">
              <text:p text:style-name="P28">17</text:p>
            </table:table-cell>
            <table:table-cell table:style-name="Tabella15.A1" office:value-type="string">
              <text:p text:style-name="P28">364</text:p>
            </table:table-cell>
            <table:table-cell table:style-name="Tabella15.A1" office:value-type="string">
              <text:p text:style-name="P28">5%</text:p>
            </table:table-cell>
          </table:table-row>
          <table:table-row>
            <table:table-cell table:style-name="Tabella15.A1" office:value-type="string">
              <text:p text:style-name="P29">Excess procedure scope</text:p>
            </table:table-cell>
            <table:table-cell table:style-name="Tabella15.A1" office:value-type="string">
              <text:p text:style-name="P28">617</text:p>
            </table:table-cell>
            <table:table-cell table:style-name="Tabella15.A1" office:value-type="string">
              <text:p text:style-name="P28">1768</text:p>
            </table:table-cell>
            <table:table-cell table:style-name="Tabella15.A1" office:value-type="string">
              <text:p text:style-name="P28">35%</text:p>
            </table:table-cell>
          </table:table-row>
          <table:table-row>
            <table:table-cell table:style-name="Tabella15.A1" office:value-type="string">
              <text:p text:style-name="P29">No procedure scope</text:p>
            </table:table-cell>
            <table:table-cell table:style-name="Tabella15.A1" office:value-type="string">
              <text:p text:style-name="P28">21</text:p>
            </table:table-cell>
            <table:table-cell table:style-name="Tabella15.A1" office:value-type="string">
              <text:p text:style-name="P28">1768</text:p>
            </table:table-cell>
            <table:table-cell table:style-name="Tabella15.A1" office:value-type="string">
              <text:p text:style-name="P28">1%</text:p>
            </table:table-cell>
          </table:table-row>
        </table:table>
        <text:p text:style-name="P17"/>
        <table:table table:name="Tabella16" table:style-name="Tabella16">
          <table:table-column table:style-name="Tabella16.A"/>
          <table:table-column table:style-name="Tabella16.B"/>
          <table:table-column table:style-name="Tabella16.C"/>
          <table:table-column table:style-name="Tabella16.D"/>
          <table:table-row>
            <table:table-cell table:style-name="Tabella16.A1" office:value-type="string">
              <text:p text:style-name="P19">Naming standards</text:p>
            </table:table-cell>
            <table:table-cell table:style-name="Tabella16.A1" office:value-type="string">
              <text:p text:style-name="P21">Problematic</text:p>
            </table:table-cell>
            <table:table-cell table:style-name="Tabella16.A1" office:value-type="string">
              <text:p text:style-name="P21">Total</text:p>
            </table:table-cell>
            <table:table-cell table:style-name="Tabella16.A1" office:value-type="string">
              <text:p text:style-name="P21">%</text:p>
            </table:table-cell>
          </table:table-row>
          <table:table-row>
            <table:table-cell table:style-name="Tabella16.A1" office:value-type="string">
              <text:p text:style-name="P29">NameCheck failures</text:p>
            </table:table-cell>
            <table:table-cell table:style-name="Tabella16.A1" office:value-type="string">
              <text:p text:style-name="P28">7297</text:p>
            </table:table-cell>
            <table:table-cell table:style-name="Tabella16.A1" office:value-type="string">
              <text:p text:style-name="P28">11015</text:p>
            </table:table-cell>
            <table:table-cell table:style-name="Tabella16.A1" office:value-type="string">
              <text:p text:style-name="P28">66%</text:p>
            </table:table-cell>
          </table:table-row>
        </table:table>
        <text:p text:style-name="P5"/>
        <text:h text:style-name="P67" text:outline-level="4"><text:bookmark-start text:name="__RefHeading___Toc436_583880443"/>Problem statistics<text:bookmark-end text:name="__RefHeading___Toc436_583880443"/></text:h>
        <text:p text:style-name="P15">Filter: &lt;Strict - Show all problems&gt;</text:p>
        <table:table table:name="Tabella17" table:style-name="Tabella17">
          <table:table-column table:style-name="Tabella17.A"/>
          <table:table-column table:style-name="Tabella17.B"/>
          <table:table-row>
            <table:table-cell table:style-name="Tabella17.A1" office:value-type="string">
              <text:p text:style-name="P29">Problems reported</text:p>
            </table:table-cell>
            <table:table-cell table:style-name="Tabella17.A1" office:value-type="string">
              <text:p text:style-name="P28">44943</text:p>
            </table:table-cell>
          </table:table-row>
          <table:table-row>
            <table:table-cell table:style-name="Tabella17.A1" office:value-type="string">
              <text:p text:style-name="P29">Lines of code (LLOC)</text:p>
            </table:table-cell>
            <table:table-cell table:style-name="Tabella17.A1" office:value-type="string">
              <text:p text:style-name="P28">59462</text:p>
            </table:table-cell>
          </table:table-row>
          <table:table-row>
            <table:table-cell table:style-name="Tabella17.A1" office:value-type="string">
              <text:p text:style-name="P29">Source procedures</text:p>
            </table:table-cell>
            <table:table-cell table:style-name="Tabella17.A1" office:value-type="string">
              <text:p text:style-name="P28">1768</text:p>
            </table:table-cell>
          </table:table-row>
          <table:table-row>
            <table:table-cell table:style-name="Tabella17.A1" office:value-type="string">
              <text:p text:style-name="P29">Problems / LLOC</text:p>
            </table:table-cell>
            <table:table-cell table:style-name="Tabella17.A1" office:value-type="string">
              <text:p text:style-name="P28">0.8</text:p>
            </table:table-cell>
          </table:table-row>
          <table:table-row>
            <table:table-cell table:style-name="Tabella17.A1" office:value-type="string">
              <text:p text:style-name="P29">Problems / procedure</text:p>
            </table:table-cell>
            <table:table-cell table:style-name="Tabella17.A1" office:value-type="string">
              <text:p text:style-name="P28">25.4</text:p>
            </table:table-cell>
          </table:table-row>
        </table:table>
        <text:p text:style-name="P5"/>
        <text:h text:style-name="P52" text:outline-level="3"><text:bookmark-start text:name="__RefHeading___Toc438_583880443"/>Quality assessment<text:bookmark-end text:name="__RefHeading___Toc438_583880443"/></text:h>
        <table:table table:name="Tabella18" table:style-name="Tabella18">
          <table:table-column table:style-name="Tabella18.A"/>
          <table:table-column table:style-name="Tabella18.B"/>
          <table:table-column table:style-name="Tabella18.C"/>
          <table:table-row>
            <table:table-cell table:style-name="Tabella18.A1" office:value-type="string">
              <text:p text:style-name="P19">Quality (0-10)</text:p>
            </table:table-cell>
            <table:table-cell table:style-name="Tabella18.A1" office:value-type="string">
              <text:p text:style-name="P21">Level</text:p>
            </table:table-cell>
            <table:table-cell table:style-name="Tabella18.A1" office:value-type="string">
              <text:p text:style-name="P19">Based on</text:p>
            </table:table-cell>
          </table:table-row>
          <table:table-row>
            <table:table-cell table:style-name="Tabella18.A1" office:value-type="string">
              <text:p text:style-name="P29">Complexity</text:p>
            </table:table-cell>
            <table:table-cell table:style-name="Tabella18.A1" office:value-type="string">
              <text:p text:style-name="P28">7.5</text:p>
            </table:table-cell>
            <table:table-cell table:style-name="Tabella18.A1" office:value-type="string">
              <text:p text:style-name="P29">Cyclomatic complexity</text:p>
            </table:table-cell>
          </table:table-row>
          <table:table-row>
            <table:table-cell table:style-name="Tabella18.A1" office:value-type="string">
              <text:p text:style-name="P29">Dead code</text:p>
            </table:table-cell>
            <table:table-cell table:style-name="Tabella18.A1" office:value-type="string">
              <text:p text:style-name="P28">8.5</text:p>
            </table:table-cell>
            <table:table-cell table:style-name="Tabella18.A1" office:value-type="string">
              <text:p text:style-name="P29">Overall deadness</text:p>
            </table:table-cell>
          </table:table-row>
          <text:soft-page-break/>
          <table:table-row>
            <table:table-cell table:style-name="Tabella18.A1" office:value-type="string">
              <text:p text:style-name="P29">Internal reuse</text:p>
            </table:table-cell>
            <table:table-cell table:style-name="Tabella18.A1" office:value-type="string">
              <text:p text:style-name="P28">6.7</text:p>
            </table:table-cell>
            <table:table-cell table:style-name="Tabella18.A1" office:value-type="string">
              <text:p text:style-name="P29">Structural fan-in</text:p>
            </table:table-cell>
          </table:table-row>
          <table:table-row>
            <table:table-cell table:style-name="Tabella18.A1" office:value-type="string">
              <text:p text:style-name="P29">Understandability</text:p>
            </table:table-cell>
            <table:table-cell table:style-name="Tabella18.A1" office:value-type="string">
              <text:p text:style-name="P28">10.0</text:p>
            </table:table-cell>
            <table:table-cell table:style-name="Tabella18.A1" office:value-type="string">
              <text:p text:style-name="P29">Comments and name lengths</text:p>
            </table:table-cell>
          </table:table-row>
          <table:table-row>
            <table:table-cell table:style-name="Tabella18.A1" office:value-type="string">
              <text:p text:style-name="P43">Overall quality level</text:p>
            </table:table-cell>
            <table:table-cell table:style-name="Tabella18.A1" office:value-type="string">
              <text:p text:style-name="P42">8.0</text:p>
            </table:table-cell>
            <table:table-cell table:style-name="Tabella18.A1" office:value-type="string">
              <text:p text:style-name="P43">Good</text:p>
            </table:table-cell>
          </table:table-row>
        </table:table>
        <text:p text:style-name="P12"><text:line-break/><text:span text:style-name="T1">Quality levels:</text:span><text:line-break/><text:span text:style-name="T1">0..4 = Questionable, 5..6 = Moderate, 7..8 = Good, 9..10 = Excellent</text:span><text:line-break/><text:line-break/><text:span text:style-name="T1">Quality levels are based on:</text:span><text:line-break/><text:span text:style-name="T1">Complexity: Bad fix probability (5% is best, 40% or above is worst)</text:span><text:line-break/><text:span text:style-name="T1">Dead code: Overall deadness (0% is best, 40% or above is worst)</text:span><text:line-break/><text:span text:style-name="T1">Internal reuse: Amount of procedures reused (30% represents level 8)</text:span><text:line-break/><text:span text:style-name="T1">Understandability: Average of MCOMM% (20% represents level 8) and LEN (10.0 is level 8)</text:span><text:line-break/></text:p>
      </text:section>
      <text:section text:style-name="Sect2" text:name="Dead code statistics">
        <text:h text:style-name="P49" text:outline-level="2"><text:bookmark-start text:name="__RefHeading___Toc440_583880443"/><text:span text:style-name="T9">Dead code statistics - ComCP240</text:span><text:bookmark-end text:name="__RefHeading___Toc440_583880443"/></text:h>
        <text:h text:style-name="P52" text:outline-level="3"><text:bookmark-start text:name="__RefHeading___Toc442_583880443"/>Procedures<text:bookmark-end text:name="__RefHeading___Toc442_583880443"/></text:h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column table:style-name="Tabella19.D"/>
          <table:table-column table:style-name="Tabella19.E"/>
          <table:table-row>
            <table:table-cell table:style-name="Tabella19.A1" office:value-type="string">
              <text:p text:style-name="P19">Summary</text:p>
            </table:table-cell>
            <table:table-cell table:style-name="Tabella19.A1" office:value-type="string">
              <text:p text:style-name="P21">Procedures</text:p>
            </table:table-cell>
            <table:table-cell table:style-name="Tabella19.A1" office:value-type="string">
              <text:p text:style-name="P21">%</text:p>
            </table:table-cell>
            <table:table-cell table:style-name="Tabella19.A1" office:value-type="string">
              <text:p text:style-name="P21">LINES</text:p>
            </table:table-cell>
            <table:table-cell table:style-name="Tabella19.A1" office:value-type="string">
              <text:p text:style-name="P21">LLOC</text:p>
            </table:table-cell>
          </table:table-row>
          <table:table-row>
            <table:table-cell table:style-name="Tabella19.A1" office:value-type="string">
              <text:p text:style-name="P29">Dead procedures</text:p>
            </table:table-cell>
            <table:table-cell table:style-name="Tabella19.A1" office:value-type="string">
              <text:p text:style-name="P28">164</text:p>
            </table:table-cell>
            <table:table-cell table:style-name="Tabella19.A1" office:value-type="string">
              <text:p text:style-name="P28">9%</text:p>
            </table:table-cell>
            <table:table-cell table:style-name="Tabella19.A1" office:value-type="string">
              <text:p text:style-name="P28">3383</text:p>
            </table:table-cell>
            <table:table-cell table:style-name="Tabella19.A1" office:value-type="string">
              <text:p text:style-name="P28">2184</text:p>
            </table:table-cell>
          </table:table-row>
          <table:table-row>
            <table:table-cell table:style-name="Tabella19.A1" office:value-type="string">
              <text:p text:style-name="P29">Live procedures</text:p>
            </table:table-cell>
            <table:table-cell table:style-name="Tabella19.A1" office:value-type="string">
              <text:p text:style-name="P28">1604</text:p>
            </table:table-cell>
            <table:table-cell table:style-name="Tabella19.A1" office:value-type="string">
              <text:p text:style-name="P28">91%</text:p>
            </table:table-cell>
            <table:table-cell table:style-name="Tabella19.A1" office:value-type="string">
              <text:p text:style-name="P28">61214</text:p>
            </table:table-cell>
            <table:table-cell table:style-name="Tabella19.A1" office:value-type="string">
              <text:p text:style-name="P28">38830</text:p>
            </table:table-cell>
          </table:table-row>
          <table:table-row>
            <table:table-cell table:style-name="Tabella19.A1" office:value-type="string">
              <text:p text:style-name="P29">All procedures</text:p>
            </table:table-cell>
            <table:table-cell table:style-name="Tabella19.A1" office:value-type="string">
              <text:p text:style-name="P28">1768</text:p>
            </table:table-cell>
            <table:table-cell table:style-name="Tabella19.A1" office:value-type="string">
              <text:p text:style-name="P28">100%</text:p>
            </table:table-cell>
            <table:table-cell table:style-name="Tabella19.A1" office:value-type="string">
              <text:p text:style-name="P28">64597</text:p>
            </table:table-cell>
            <table:table-cell table:style-name="Tabella19.A1" office:value-type="string">
              <text:p text:style-name="P28">41014</text:p>
            </table:table-cell>
          </table:table-row>
          <table:table-row>
            <table:table-cell table:style-name="Tabella19.A1" office:value-type="string">
              <text:p text:style-name="P19">Dead code by subtype</text:p>
            </table:table-cell>
            <table:table-cell table:style-name="Tabella19.B5" table:number-columns-spanned="4" office:value-type="string">
              <text:p text:style-name="P39"/>
            </table:table-cell>
            <table:covered-table-cell/>
            <table:covered-table-cell/>
            <table:covered-table-cell/>
          </table:table-row>
          <table:table-row>
            <table:table-cell table:style-name="Tabella19.A1" office:value-type="string">
              <text:p text:style-name="P29">-Dead</text:p>
            </table:table-cell>
            <table:table-cell table:style-name="Tabella19.A1" office:value-type="string">
              <text:p text:style-name="P28">124</text:p>
            </table:table-cell>
            <table:table-cell table:style-name="Tabella19.A1" office:value-type="string">
              <text:p text:style-name="P28">7%</text:p>
            </table:table-cell>
            <table:table-cell table:style-name="Tabella19.A1" office:value-type="string">
              <text:p text:style-name="P28">2740</text:p>
            </table:table-cell>
            <table:table-cell table:style-name="Tabella19.A1" office:value-type="string">
              <text:p text:style-name="P28">1750</text:p>
            </table:table-cell>
          </table:table-row>
          <table:table-row>
            <table:table-cell table:style-name="Tabella19.A1" office:value-type="string">
              <text:p text:style-name="P29">-Dead - KeyPreview = False</text:p>
            </table:table-cell>
            <table:table-cell table:style-name="Tabella19.A1" office:value-type="string">
              <text:p text:style-name="P28">1</text:p>
            </table:table-cell>
            <table:table-cell table:style-name="Tabella19.A1" office:value-type="string">
              <text:p text:style-name="P28">0%</text:p>
            </table:table-cell>
            <table:table-cell table:style-name="Tabella19.A1" office:value-type="string">
              <text:p text:style-name="P28">10</text:p>
            </table:table-cell>
            <table:table-cell table:style-name="Tabella19.A1" office:value-type="string">
              <text:p text:style-name="P28">5</text:p>
            </table:table-cell>
          </table:table-row>
          <table:table-row>
            <table:table-cell table:style-name="Tabella19.A1" office:value-type="string">
              <text:p text:style-name="P29">-Unexecuted - Callers all dead</text:p>
            </table:table-cell>
            <table:table-cell table:style-name="Tabella19.A1" office:value-type="string">
              <text:p text:style-name="P28">39</text:p>
            </table:table-cell>
            <table:table-cell table:style-name="Tabella19.A1" office:value-type="string">
              <text:p text:style-name="P28">2%</text:p>
            </table:table-cell>
            <table:table-cell table:style-name="Tabella19.A1" office:value-type="string">
              <text:p text:style-name="P28">633</text:p>
            </table:table-cell>
            <table:table-cell table:style-name="Tabella19.A1" office:value-type="string">
              <text:p text:style-name="P28">429</text:p>
            </table:table-cell>
          </table:table-row>
        </table:table>
        <text:h text:style-name="P52" text:outline-level="3"><text:bookmark-start text:name="__RefHeading___Toc444_583880443"/>Modules<text:bookmark-end text:name="__RefHeading___Toc444_583880443"/></text:h>
        <table:table table:name="Tabella20" table:style-name="Tabella20">
          <table:table-column table:style-name="Tabella20.A"/>
          <table:table-column table:style-name="Tabella20.B"/>
          <table:table-column table:style-name="Tabella20.C"/>
          <table:table-column table:style-name="Tabella20.D"/>
          <table:table-column table:style-name="Tabella20.E"/>
          <table:table-row>
            <table:table-cell table:style-name="Tabella20.A1" office:value-type="string">
              <text:p text:style-name="P19">Summary</text:p>
            </table:table-cell>
            <table:table-cell table:style-name="Tabella20.A1" office:value-type="string">
              <text:p text:style-name="P21">Modules</text:p>
            </table:table-cell>
            <table:table-cell table:style-name="Tabella20.A1" office:value-type="string">
              <text:p text:style-name="P21">%</text:p>
            </table:table-cell>
            <table:table-cell table:style-name="Tabella20.A1" office:value-type="string">
              <text:p text:style-name="P21">LINES</text:p>
            </table:table-cell>
            <table:table-cell table:style-name="Tabella20.A1" office:value-type="string">
              <text:p text:style-name="P21">LLOC</text:p>
            </table:table-cell>
          </table:table-row>
          <table:table-row>
            <table:table-cell table:style-name="Tabella20.A1" office:value-type="string">
              <text:p text:style-name="P29">Dead modules</text:p>
            </table:table-cell>
            <table:table-cell table:style-name="Tabella20.A1" office:value-type="string">
              <text:p text:style-name="P28">2</text:p>
            </table:table-cell>
            <table:table-cell table:style-name="Tabella20.A1" office:value-type="string">
              <text:p text:style-name="P28">2%</text:p>
            </table:table-cell>
            <table:table-cell table:style-name="Tabella20.A1" office:value-type="string">
              <text:p text:style-name="P28">639</text:p>
            </table:table-cell>
            <table:table-cell table:style-name="Tabella20.A1" office:value-type="string">
              <text:p text:style-name="P28">357</text:p>
            </table:table-cell>
          </table:table-row>
          <table:table-row>
            <table:table-cell table:style-name="Tabella20.A1" office:value-type="string">
              <text:p text:style-name="P29">Live modules</text:p>
            </table:table-cell>
            <table:table-cell table:style-name="Tabella20.A1" office:value-type="string">
              <text:p text:style-name="P28">90</text:p>
            </table:table-cell>
            <table:table-cell table:style-name="Tabella20.A1" office:value-type="string">
              <text:p text:style-name="P28">98%</text:p>
            </table:table-cell>
            <table:table-cell table:style-name="Tabella20.A1" office:value-type="string">
              <text:p text:style-name="P28">85056</text:p>
            </table:table-cell>
            <table:table-cell table:style-name="Tabella20.A1" office:value-type="string">
              <text:p text:style-name="P28">59105</text:p>
            </table:table-cell>
          </table:table-row>
          <table:table-row>
            <table:table-cell table:style-name="Tabella20.A1" office:value-type="string">
              <text:p text:style-name="P29">All modules</text:p>
            </table:table-cell>
            <table:table-cell table:style-name="Tabella20.A1" office:value-type="string">
              <text:p text:style-name="P28">92</text:p>
            </table:table-cell>
            <table:table-cell table:style-name="Tabella20.A1" office:value-type="string">
              <text:p text:style-name="P28">100%</text:p>
            </table:table-cell>
            <table:table-cell table:style-name="Tabella20.A1" office:value-type="string">
              <text:p text:style-name="P28">85695</text:p>
            </table:table-cell>
            <table:table-cell table:style-name="Tabella20.A1" office:value-type="string">
              <text:p text:style-name="P28">59462</text:p>
            </table:table-cell>
          </table:table-row>
          <table:table-row>
            <table:table-cell table:style-name="Tabella20.A1" office:value-type="string">
              <text:p text:style-name="P19">Dead code by subtype</text:p>
            </table:table-cell>
            <table:table-cell table:style-name="Tabella20.B5" table:number-columns-spanned="4" office:value-type="string">
              <text:p text:style-name="P39"/>
            </table:table-cell>
            <table:covered-table-cell/>
            <table:covered-table-cell/>
            <table:covered-table-cell/>
          </table:table-row>
          <table:table-row>
            <table:table-cell table:style-name="Tabella20.A1" office:value-type="string">
              <text:p text:style-name="P29">-Dead</text:p>
            </table:table-cell>
            <table:table-cell table:style-name="Tabella20.A1" office:value-type="string">
              <text:p text:style-name="P28">2</text:p>
            </table:table-cell>
            <table:table-cell table:style-name="Tabella20.A1" office:value-type="string">
              <text:p text:style-name="P28">2%</text:p>
            </table:table-cell>
            <table:table-cell table:style-name="Tabella20.A1" office:value-type="string">
              <text:p text:style-name="P28">639</text:p>
            </table:table-cell>
            <table:table-cell table:style-name="Tabella20.A1" office:value-type="string">
              <text:p text:style-name="P28">357</text:p>
            </table:table-cell>
          </table:table-row>
        </table:table>
        <text:h text:style-name="P52" text:outline-level="3"><text:bookmark-start text:name="__RefHeading___Toc446_583880443"/>Variables<text:bookmark-end text:name="__RefHeading___Toc446_583880443"/></text:h>
        <table:table table:name="Tabella21" table:style-name="Tabella21">
          <table:table-column table:style-name="Tabella21.A"/>
          <table:table-column table:style-name="Tabella21.B"/>
          <table:table-column table:style-name="Tabella21.C"/>
          <table:table-row>
            <table:table-cell table:style-name="Tabella21.A1" office:value-type="string">
              <text:p text:style-name="P19">Summary</text:p>
            </table:table-cell>
            <table:table-cell table:style-name="Tabella21.A1" office:value-type="string">
              <text:p text:style-name="P21">Variables</text:p>
            </table:table-cell>
            <table:table-cell table:style-name="Tabella21.A1" office:value-type="string">
              <text:p text:style-name="P21">%</text:p>
            </table:table-cell>
          </table:table-row>
          <table:table-row>
            <table:table-cell table:style-name="Tabella21.A1" office:value-type="string">
              <text:p text:style-name="P29">Dead variables</text:p>
            </table:table-cell>
            <table:table-cell table:style-name="Tabella21.A1" office:value-type="string">
              <text:p text:style-name="P28">248</text:p>
            </table:table-cell>
            <table:table-cell table:style-name="Tabella21.A1" office:value-type="string">
              <text:p text:style-name="P28">9%</text:p>
            </table:table-cell>
          </table:table-row>
          <table:table-row>
            <table:table-cell table:style-name="Tabella21.A1" office:value-type="string">
              <text:p text:style-name="P29">Live variables</text:p>
            </table:table-cell>
            <table:table-cell table:style-name="Tabella21.A1" office:value-type="string">
              <text:p text:style-name="P28">2558</text:p>
            </table:table-cell>
            <table:table-cell table:style-name="Tabella21.A1" office:value-type="string">
              <text:p text:style-name="P28">91%</text:p>
            </table:table-cell>
          </table:table-row>
          <table:table-row>
            <table:table-cell table:style-name="Tabella21.A1" office:value-type="string">
              <text:p text:style-name="P29">All variables</text:p>
            </table:table-cell>
            <table:table-cell table:style-name="Tabella21.A1" office:value-type="string">
              <text:p text:style-name="P28">2806</text:p>
            </table:table-cell>
            <table:table-cell table:style-name="Tabella21.A1" office:value-type="string">
              <text:p text:style-name="P28">100%</text:p>
            </table:table-cell>
          </table:table-row>
          <table:table-row>
            <table:table-cell table:style-name="Tabella21.A1" office:value-type="string">
              <text:p text:style-name="P19">Dead code by subtype</text:p>
            </table:table-cell>
            <table:table-cell table:style-name="Tabella21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1.A1" office:value-type="string">
              <text:p text:style-name="P29">-Dead</text:p>
            </table:table-cell>
            <table:table-cell table:style-name="Tabella21.A1" office:value-type="string">
              <text:p text:style-name="P28">141</text:p>
            </table:table-cell>
            <table:table-cell table:style-name="Tabella21.A1" office:value-type="string">
              <text:p text:style-name="P28">5%</text:p>
            </table:table-cell>
          </table:table-row>
          <table:table-row>
            <table:table-cell table:style-name="Tabella21.A1" office:value-type="string">
              <text:p text:style-name="P29">-Written only</text:p>
            </table:table-cell>
            <table:table-cell table:style-name="Tabella21.A1" office:value-type="string">
              <text:p text:style-name="P28">66</text:p>
            </table:table-cell>
            <table:table-cell table:style-name="Tabella21.A1" office:value-type="string">
              <text:p text:style-name="P28">2%</text:p>
            </table:table-cell>
          </table:table-row>
          <table:table-row>
            <table:table-cell table:style-name="Tabella21.A1" office:value-type="string">
              <text:p text:style-name="P29">-Read only</text:p>
            </table:table-cell>
            <table:table-cell table:style-name="Tabella21.A1" office:value-type="string">
              <text:p text:style-name="P28">19</text:p>
            </table:table-cell>
            <table:table-cell table:style-name="Tabella21.A1" office:value-type="string">
              <text:p text:style-name="P28">1%</text:p>
            </table:table-cell>
          </table:table-row>
          <table:table-row>
            <table:table-cell table:style-name="Tabella21.A1" office:value-type="string">
              <text:p text:style-name="P29">-Users dead</text:p>
            </table:table-cell>
            <table:table-cell table:style-name="Tabella21.A1" office:value-type="string">
              <text:p text:style-name="P28">11</text:p>
            </table:table-cell>
            <table:table-cell table:style-name="Tabella21.A1" office:value-type="string">
              <text:p text:style-name="P28">0%</text:p>
            </table:table-cell>
          </table:table-row>
          <table:table-row>
            <table:table-cell table:style-name="Tabella21.A1" office:value-type="string">
              <text:p text:style-name="P29">-Readers dead</text:p>
            </table:table-cell>
            <table:table-cell table:style-name="Tabella21.A1" office:value-type="string">
              <text:p text:style-name="P28">2</text:p>
            </table:table-cell>
            <table:table-cell table:style-name="Tabella21.A1" office:value-type="string">
              <text:p text:style-name="P28">0%</text:p>
            </table:table-cell>
          </table:table-row>
          <table:table-row>
            <table:table-cell table:style-name="Tabella21.A1" office:value-type="string">
              <text:p text:style-name="P29">-Writers dead</text:p>
            </table:table-cell>
            <table:table-cell table:style-name="Tabella21.A1" office:value-type="string">
              <text:p text:style-name="P28">2</text:p>
            </table:table-cell>
            <table:table-cell table:style-name="Tabella21.A1" office:value-type="string">
              <text:p text:style-name="P28">0%</text:p>
            </table:table-cell>
          </table:table-row>
          <table:table-row>
            <table:table-cell table:style-name="Tabella21.A1" office:value-type="string">
              <text:p text:style-name="P29">-Not written, readers dead</text:p>
            </table:table-cell>
            <table:table-cell table:style-name="Tabella21.A1" office:value-type="string">
              <text:p text:style-name="P28">3</text:p>
            </table:table-cell>
            <table:table-cell table:style-name="Tabella21.A1" office:value-type="string">
              <text:p text:style-name="P28">0%</text:p>
            </table:table-cell>
          </table:table-row>
          <table:table-row>
            <table:table-cell table:style-name="Tabella21.A1" office:value-type="string">
              <text:p text:style-name="P29">-Not read, writers dead</text:p>
            </table:table-cell>
            <table:table-cell table:style-name="Tabella21.A1" office:value-type="string">
              <text:p text:style-name="P28">4</text:p>
            </table:table-cell>
            <table:table-cell table:style-name="Tabella21.A1" office:value-type="string">
              <text:p text:style-name="P28">0%</text:p>
            </table:table-cell>
          </table:table-row>
        </table:table>
        <text:h text:style-name="P52" text:outline-level="3"><text:bookmark-start text:name="__RefHeading___Toc448_583880443"/>Constants<text:bookmark-end text:name="__RefHeading___Toc448_583880443"/></text:h>
        <table:table table:name="Tabella22" table:style-name="Tabella22">
          <table:table-column table:style-name="Tabella22.A"/>
          <table:table-column table:style-name="Tabella22.B"/>
          <table:table-column table:style-name="Tabella22.C"/>
          <table:table-row>
            <table:table-cell table:style-name="Tabella22.A1" office:value-type="string">
              <text:p text:style-name="P19">Summary</text:p>
            </table:table-cell>
            <table:table-cell table:style-name="Tabella22.A1" office:value-type="string">
              <text:p text:style-name="P21">Constants</text:p>
            </table:table-cell>
            <table:table-cell table:style-name="Tabella22.A1" office:value-type="string">
              <text:p text:style-name="P21">%</text:p>
            </table:table-cell>
          </table:table-row>
          <table:table-row>
            <table:table-cell table:style-name="Tabella22.A1" office:value-type="string">
              <text:p text:style-name="P29">Dead constants</text:p>
            </table:table-cell>
            <table:table-cell table:style-name="Tabella22.A1" office:value-type="string">
              <text:p text:style-name="P28">126</text:p>
            </table:table-cell>
            <table:table-cell table:style-name="Tabella22.A1" office:value-type="string">
              <text:p text:style-name="P28">53%</text:p>
            </table:table-cell>
          </table:table-row>
          <table:table-row>
            <table:table-cell table:style-name="Tabella22.A1" office:value-type="string">
              <text:p text:style-name="P29">Live constants</text:p>
            </table:table-cell>
            <table:table-cell table:style-name="Tabella22.A1" office:value-type="string">
              <text:p text:style-name="P28">113</text:p>
            </table:table-cell>
            <table:table-cell table:style-name="Tabella22.A1" office:value-type="string">
              <text:p text:style-name="P28">47%</text:p>
            </table:table-cell>
          </table:table-row>
          <table:table-row>
            <table:table-cell table:style-name="Tabella22.A1" office:value-type="string">
              <text:p text:style-name="P29">All constants</text:p>
            </table:table-cell>
            <table:table-cell table:style-name="Tabella22.A1" office:value-type="string">
              <text:p text:style-name="P28">239</text:p>
            </table:table-cell>
            <table:table-cell table:style-name="Tabella22.A1" office:value-type="string">
              <text:p text:style-name="P28">100%</text:p>
            </table:table-cell>
          </table:table-row>
          <table:table-row>
            <table:table-cell table:style-name="Tabella22.A1" office:value-type="string">
              <text:p text:style-name="P19">Dead code by subtype</text:p>
            </table:table-cell>
            <table:table-cell table:style-name="Tabella22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2.A1" office:value-type="string">
              <text:p text:style-name="P29">-Dead</text:p>
            </table:table-cell>
            <table:table-cell table:style-name="Tabella22.A1" office:value-type="string">
              <text:p text:style-name="P28">101</text:p>
            </table:table-cell>
            <table:table-cell table:style-name="Tabella22.A1" office:value-type="string">
              <text:p text:style-name="P28">42%</text:p>
            </table:table-cell>
          </table:table-row>
          <table:table-row>
            <table:table-cell table:style-name="Tabella22.A1" office:value-type="string">
              <text:p text:style-name="P29">-Users dead</text:p>
            </table:table-cell>
            <table:table-cell table:style-name="Tabella22.A1" office:value-type="string">
              <text:p text:style-name="P28">25</text:p>
            </table:table-cell>
            <table:table-cell table:style-name="Tabella22.A1" office:value-type="string">
              <text:p text:style-name="P28">10%</text:p>
            </table:table-cell>
          </table:table-row>
        </table:table>
        <text:h text:style-name="P52" text:outline-level="3"><text:bookmark-start text:name="__RefHeading___Toc450_583880443"/>Parameters<text:bookmark-end text:name="__RefHeading___Toc450_583880443"/></text:h>
        <table:table table:name="Tabella23" table:style-name="Tabella23">
          <table:table-column table:style-name="Tabella23.A"/>
          <table:table-column table:style-name="Tabella23.B"/>
          <table:table-column table:style-name="Tabella23.C"/>
          <table:table-row>
            <table:table-cell table:style-name="Tabella23.A1" office:value-type="string">
              <text:p text:style-name="P19">Summary</text:p>
            </table:table-cell>
            <table:table-cell table:style-name="Tabella23.A1" office:value-type="string">
              <text:p text:style-name="P21">Parameters</text:p>
            </table:table-cell>
            <table:table-cell table:style-name="Tabella23.A1" office:value-type="string">
              <text:p text:style-name="P21">%</text:p>
            </table:table-cell>
          </table:table-row>
          <table:table-row>
            <table:table-cell table:style-name="Tabella23.A1" office:value-type="string">
              <text:p text:style-name="P29">Dead parameters</text:p>
            </table:table-cell>
            <table:table-cell table:style-name="Tabella23.A1" office:value-type="string">
              <text:p text:style-name="P28">20</text:p>
            </table:table-cell>
            <table:table-cell table:style-name="Tabella23.A1" office:value-type="string">
              <text:p text:style-name="P28">1%</text:p>
            </table:table-cell>
          </table:table-row>
          <text:soft-page-break/>
          <table:table-row>
            <table:table-cell table:style-name="Tabella23.A1" office:value-type="string">
              <text:p text:style-name="P29">Live parameters</text:p>
            </table:table-cell>
            <table:table-cell table:style-name="Tabella23.A1" office:value-type="string">
              <text:p text:style-name="P28">1945</text:p>
            </table:table-cell>
            <table:table-cell table:style-name="Tabella23.A1" office:value-type="string">
              <text:p text:style-name="P28">99%</text:p>
            </table:table-cell>
          </table:table-row>
          <table:table-row>
            <table:table-cell table:style-name="Tabella23.A1" office:value-type="string">
              <text:p text:style-name="P29">All parameters</text:p>
            </table:table-cell>
            <table:table-cell table:style-name="Tabella23.A1" office:value-type="string">
              <text:p text:style-name="P28">1965</text:p>
            </table:table-cell>
            <table:table-cell table:style-name="Tabella23.A1" office:value-type="string">
              <text:p text:style-name="P28">100%</text:p>
            </table:table-cell>
          </table:table-row>
          <table:table-row>
            <table:table-cell table:style-name="Tabella23.A1" office:value-type="string">
              <text:p text:style-name="P19">Dead code by subtype</text:p>
            </table:table-cell>
            <table:table-cell table:style-name="Tabella23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3.A1" office:value-type="string">
              <text:p text:style-name="P29">-Dead</text:p>
            </table:table-cell>
            <table:table-cell table:style-name="Tabella23.A1" office:value-type="string">
              <text:p text:style-name="P28">20</text:p>
            </table:table-cell>
            <table:table-cell table:style-name="Tabella23.A1" office:value-type="string">
              <text:p text:style-name="P28">1%</text:p>
            </table:table-cell>
          </table:table-row>
        </table:table>
        <text:h text:style-name="P52" text:outline-level="3"><text:bookmark-start text:name="__RefHeading___Toc452_583880443"/>Types<text:bookmark-end text:name="__RefHeading___Toc452_583880443"/></text:h>
        <table:table table:name="Tabella24" table:style-name="Tabella24">
          <table:table-column table:style-name="Tabella24.A"/>
          <table:table-column table:style-name="Tabella24.B"/>
          <table:table-column table:style-name="Tabella24.C"/>
          <table:table-row>
            <table:table-cell table:style-name="Tabella24.A1" office:value-type="string">
              <text:p text:style-name="P19">Summary</text:p>
            </table:table-cell>
            <table:table-cell table:style-name="Tabella24.A1" office:value-type="string">
              <text:p text:style-name="P21">Types</text:p>
            </table:table-cell>
            <table:table-cell table:style-name="Tabella24.A1" office:value-type="string">
              <text:p text:style-name="P21">%</text:p>
            </table:table-cell>
          </table:table-row>
          <table:table-row>
            <table:table-cell table:style-name="Tabella24.A1" office:value-type="string">
              <text:p text:style-name="P29">Dead types</text:p>
            </table:table-cell>
            <table:table-cell table:style-name="Tabella24.A1" office:value-type="string">
              <text:p text:style-name="P28">4</text:p>
            </table:table-cell>
            <table:table-cell table:style-name="Tabella24.A1" office:value-type="string">
              <text:p text:style-name="P28">5%</text:p>
            </table:table-cell>
          </table:table-row>
          <table:table-row>
            <table:table-cell table:style-name="Tabella24.A1" office:value-type="string">
              <text:p text:style-name="P29">Live types</text:p>
            </table:table-cell>
            <table:table-cell table:style-name="Tabella24.A1" office:value-type="string">
              <text:p text:style-name="P28">70</text:p>
            </table:table-cell>
            <table:table-cell table:style-name="Tabella24.A1" office:value-type="string">
              <text:p text:style-name="P28">95%</text:p>
            </table:table-cell>
          </table:table-row>
          <table:table-row>
            <table:table-cell table:style-name="Tabella24.A1" office:value-type="string">
              <text:p text:style-name="P29">All types</text:p>
            </table:table-cell>
            <table:table-cell table:style-name="Tabella24.A1" office:value-type="string">
              <text:p text:style-name="P28">74</text:p>
            </table:table-cell>
            <table:table-cell table:style-name="Tabella24.A1" office:value-type="string">
              <text:p text:style-name="P28">100%</text:p>
            </table:table-cell>
          </table:table-row>
          <table:table-row>
            <table:table-cell table:style-name="Tabella24.A1" office:value-type="string">
              <text:p text:style-name="P19">Dead code by subtype</text:p>
            </table:table-cell>
            <table:table-cell table:style-name="Tabella24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4.A1" office:value-type="string">
              <text:p text:style-name="P29">-Dead</text:p>
            </table:table-cell>
            <table:table-cell table:style-name="Tabella24.A1" office:value-type="string">
              <text:p text:style-name="P28">4</text:p>
            </table:table-cell>
            <table:table-cell table:style-name="Tabella24.A1" office:value-type="string">
              <text:p text:style-name="P28">5%</text:p>
            </table:table-cell>
          </table:table-row>
        </table:table>
        <text:h text:style-name="P52" text:outline-level="3"><text:bookmark-start text:name="__RefHeading___Toc454_583880443"/>Type fields<text:bookmark-end text:name="__RefHeading___Toc454_583880443"/></text:h>
        <table:table table:name="Tabella25" table:style-name="Tabella25">
          <table:table-column table:style-name="Tabella25.A"/>
          <table:table-column table:style-name="Tabella25.B"/>
          <table:table-column table:style-name="Tabella25.C"/>
          <table:table-row>
            <table:table-cell table:style-name="Tabella25.A1" office:value-type="string">
              <text:p text:style-name="P19">Summary</text:p>
            </table:table-cell>
            <table:table-cell table:style-name="Tabella25.A1" office:value-type="string">
              <text:p text:style-name="P21">Type field</text:p>
            </table:table-cell>
            <table:table-cell table:style-name="Tabella25.A1" office:value-type="string">
              <text:p text:style-name="P21">%</text:p>
            </table:table-cell>
          </table:table-row>
          <table:table-row>
            <table:table-cell table:style-name="Tabella25.A1" office:value-type="string">
              <text:p text:style-name="P29">Dead type fields</text:p>
            </table:table-cell>
            <table:table-cell table:style-name="Tabella25.A1" office:value-type="string">
              <text:p text:style-name="P28">272</text:p>
            </table:table-cell>
            <table:table-cell table:style-name="Tabella25.A1" office:value-type="string">
              <text:p text:style-name="P28">23%</text:p>
            </table:table-cell>
          </table:table-row>
          <table:table-row>
            <table:table-cell table:style-name="Tabella25.A1" office:value-type="string">
              <text:p text:style-name="P29">Live type fields</text:p>
            </table:table-cell>
            <table:table-cell table:style-name="Tabella25.A1" office:value-type="string">
              <text:p text:style-name="P28">926</text:p>
            </table:table-cell>
            <table:table-cell table:style-name="Tabella25.A1" office:value-type="string">
              <text:p text:style-name="P28">77%</text:p>
            </table:table-cell>
          </table:table-row>
          <table:table-row>
            <table:table-cell table:style-name="Tabella25.A1" office:value-type="string">
              <text:p text:style-name="P29">All type fields</text:p>
            </table:table-cell>
            <table:table-cell table:style-name="Tabella25.A1" office:value-type="string">
              <text:p text:style-name="P28">1198</text:p>
            </table:table-cell>
            <table:table-cell table:style-name="Tabella25.A1" office:value-type="string">
              <text:p text:style-name="P28">100%</text:p>
            </table:table-cell>
          </table:table-row>
          <table:table-row>
            <table:table-cell table:style-name="Tabella25.A1" office:value-type="string">
              <text:p text:style-name="P19">Dead code by subtype</text:p>
            </table:table-cell>
            <table:table-cell table:style-name="Tabella25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5.A1" office:value-type="string">
              <text:p text:style-name="P29">-Dead</text:p>
            </table:table-cell>
            <table:table-cell table:style-name="Tabella25.A1" office:value-type="string">
              <text:p text:style-name="P28">165</text:p>
            </table:table-cell>
            <table:table-cell table:style-name="Tabella25.A1" office:value-type="string">
              <text:p text:style-name="P28">14%</text:p>
            </table:table-cell>
          </table:table-row>
          <table:table-row>
            <table:table-cell table:style-name="Tabella25.A1" office:value-type="string">
              <text:p text:style-name="P29">-Written only</text:p>
            </table:table-cell>
            <table:table-cell table:style-name="Tabella25.A1" office:value-type="string">
              <text:p text:style-name="P28">86</text:p>
            </table:table-cell>
            <table:table-cell table:style-name="Tabella25.A1" office:value-type="string">
              <text:p text:style-name="P28">7%</text:p>
            </table:table-cell>
          </table:table-row>
          <table:table-row>
            <table:table-cell table:style-name="Tabella25.A1" office:value-type="string">
              <text:p text:style-name="P29">-Read only</text:p>
            </table:table-cell>
            <table:table-cell table:style-name="Tabella25.A1" office:value-type="string">
              <text:p text:style-name="P28">13</text:p>
            </table:table-cell>
            <table:table-cell table:style-name="Tabella25.A1" office:value-type="string">
              <text:p text:style-name="P28">1%</text:p>
            </table:table-cell>
          </table:table-row>
          <table:table-row>
            <table:table-cell table:style-name="Tabella25.A1" office:value-type="string">
              <text:p text:style-name="P29">-Users dead</text:p>
            </table:table-cell>
            <table:table-cell table:style-name="Tabella25.A1" office:value-type="string">
              <text:p text:style-name="P28">4</text:p>
            </table:table-cell>
            <table:table-cell table:style-name="Tabella25.A1" office:value-type="string">
              <text:p text:style-name="P28">0%</text:p>
            </table:table-cell>
          </table:table-row>
          <table:table-row>
            <table:table-cell table:style-name="Tabella25.A1" office:value-type="string">
              <text:p text:style-name="P29">-Writers dead</text:p>
            </table:table-cell>
            <table:table-cell table:style-name="Tabella25.A1" office:value-type="string">
              <text:p text:style-name="P28">2</text:p>
            </table:table-cell>
            <table:table-cell table:style-name="Tabella25.A1" office:value-type="string">
              <text:p text:style-name="P28">0%</text:p>
            </table:table-cell>
          </table:table-row>
          <table:table-row>
            <table:table-cell table:style-name="Tabella25.A1" office:value-type="string">
              <text:p text:style-name="P29">-Not written, readers dead</text:p>
            </table:table-cell>
            <table:table-cell table:style-name="Tabella25.A1" office:value-type="string">
              <text:p text:style-name="P28">1</text:p>
            </table:table-cell>
            <table:table-cell table:style-name="Tabella25.A1" office:value-type="string">
              <text:p text:style-name="P28">0%</text:p>
            </table:table-cell>
          </table:table-row>
          <table:table-row>
            <table:table-cell table:style-name="Tabella25.A1" office:value-type="string">
              <text:p text:style-name="P29">-Not read, writers dead</text:p>
            </table:table-cell>
            <table:table-cell table:style-name="Tabella25.A1" office:value-type="string">
              <text:p text:style-name="P28">1</text:p>
            </table:table-cell>
            <table:table-cell table:style-name="Tabella25.A1" office:value-type="string">
              <text:p text:style-name="P28">0%</text:p>
            </table:table-cell>
          </table:table-row>
        </table:table>
        <text:h text:style-name="P52" text:outline-level="3"><text:bookmark-start text:name="__RefHeading___Toc456_583880443"/>Enums<text:bookmark-end text:name="__RefHeading___Toc456_583880443"/></text:h>
        <table:table table:name="Tabella26" table:style-name="Tabella26">
          <table:table-column table:style-name="Tabella26.A"/>
          <table:table-column table:style-name="Tabella26.B"/>
          <table:table-column table:style-name="Tabella26.C"/>
          <table:table-row>
            <table:table-cell table:style-name="Tabella26.A1" office:value-type="string">
              <text:p text:style-name="P19">Summary</text:p>
            </table:table-cell>
            <table:table-cell table:style-name="Tabella26.A1" office:value-type="string">
              <text:p text:style-name="P21">Enums</text:p>
            </table:table-cell>
            <table:table-cell table:style-name="Tabella26.A1" office:value-type="string">
              <text:p text:style-name="P21">%</text:p>
            </table:table-cell>
          </table:table-row>
          <table:table-row>
            <table:table-cell table:style-name="Tabella26.A1" office:value-type="string">
              <text:p text:style-name="P29">Dead enums</text:p>
            </table:table-cell>
            <table:table-cell table:style-name="Tabella26.A1" office:value-type="string">
              <text:p text:style-name="P28">5</text:p>
            </table:table-cell>
            <table:table-cell table:style-name="Tabella26.A1" office:value-type="string">
              <text:p text:style-name="P28">6%</text:p>
            </table:table-cell>
          </table:table-row>
          <table:table-row>
            <table:table-cell table:style-name="Tabella26.A1" office:value-type="string">
              <text:p text:style-name="P29">Live enums</text:p>
            </table:table-cell>
            <table:table-cell table:style-name="Tabella26.A1" office:value-type="string">
              <text:p text:style-name="P28">79</text:p>
            </table:table-cell>
            <table:table-cell table:style-name="Tabella26.A1" office:value-type="string">
              <text:p text:style-name="P28">94%</text:p>
            </table:table-cell>
          </table:table-row>
          <table:table-row>
            <table:table-cell table:style-name="Tabella26.A1" office:value-type="string">
              <text:p text:style-name="P29">All enums</text:p>
            </table:table-cell>
            <table:table-cell table:style-name="Tabella26.A1" office:value-type="string">
              <text:p text:style-name="P28">84</text:p>
            </table:table-cell>
            <table:table-cell table:style-name="Tabella26.A1" office:value-type="string">
              <text:p text:style-name="P28">100%</text:p>
            </table:table-cell>
          </table:table-row>
          <table:table-row>
            <table:table-cell table:style-name="Tabella26.A1" office:value-type="string">
              <text:p text:style-name="P19">Dead code by subtype</text:p>
            </table:table-cell>
            <table:table-cell table:style-name="Tabella26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6.A1" office:value-type="string">
              <text:p text:style-name="P29">-Dead</text:p>
            </table:table-cell>
            <table:table-cell table:style-name="Tabella26.A1" office:value-type="string">
              <text:p text:style-name="P28">5</text:p>
            </table:table-cell>
            <table:table-cell table:style-name="Tabella26.A1" office:value-type="string">
              <text:p text:style-name="P28">6%</text:p>
            </table:table-cell>
          </table:table-row>
        </table:table>
        <text:h text:style-name="P52" text:outline-level="3"><text:bookmark-start text:name="__RefHeading___Toc458_583880443"/>Enum constants<text:bookmark-end text:name="__RefHeading___Toc458_583880443"/></text:h>
        <table:table table:name="Tabella27" table:style-name="Tabella27">
          <table:table-column table:style-name="Tabella27.A"/>
          <table:table-column table:style-name="Tabella27.B"/>
          <table:table-column table:style-name="Tabella27.C"/>
          <table:table-row>
            <table:table-cell table:style-name="Tabella27.A1" office:value-type="string">
              <text:p text:style-name="P19">Summary</text:p>
            </table:table-cell>
            <table:table-cell table:style-name="Tabella27.A1" office:value-type="string">
              <text:p text:style-name="P21">Enum const</text:p>
            </table:table-cell>
            <table:table-cell table:style-name="Tabella27.A1" office:value-type="string">
              <text:p text:style-name="P21">%</text:p>
            </table:table-cell>
          </table:table-row>
          <table:table-row>
            <table:table-cell table:style-name="Tabella27.A1" office:value-type="string">
              <text:p text:style-name="P29">Dead enum constants</text:p>
            </table:table-cell>
            <table:table-cell table:style-name="Tabella27.A1" office:value-type="string">
              <text:p text:style-name="P28">12541</text:p>
            </table:table-cell>
            <table:table-cell table:style-name="Tabella27.A1" office:value-type="string">
              <text:p text:style-name="P28">82%</text:p>
            </table:table-cell>
          </table:table-row>
          <table:table-row>
            <table:table-cell table:style-name="Tabella27.A1" office:value-type="string">
              <text:p text:style-name="P29">Live enum constants</text:p>
            </table:table-cell>
            <table:table-cell table:style-name="Tabella27.A1" office:value-type="string">
              <text:p text:style-name="P28">2822</text:p>
            </table:table-cell>
            <table:table-cell table:style-name="Tabella27.A1" office:value-type="string">
              <text:p text:style-name="P28">18%</text:p>
            </table:table-cell>
          </table:table-row>
          <table:table-row>
            <table:table-cell table:style-name="Tabella27.A1" office:value-type="string">
              <text:p text:style-name="P29">All enum constants</text:p>
            </table:table-cell>
            <table:table-cell table:style-name="Tabella27.A1" office:value-type="string">
              <text:p text:style-name="P28">15363</text:p>
            </table:table-cell>
            <table:table-cell table:style-name="Tabella27.A1" office:value-type="string">
              <text:p text:style-name="P28">100%</text:p>
            </table:table-cell>
          </table:table-row>
          <table:table-row>
            <table:table-cell table:style-name="Tabella27.A1" office:value-type="string">
              <text:p text:style-name="P19">Dead code by subtype</text:p>
            </table:table-cell>
            <table:table-cell table:style-name="Tabella27.B5" table:number-columns-spanned="2" office:value-type="string">
              <text:p text:style-name="P39"/>
            </table:table-cell>
            <table:covered-table-cell/>
          </table:table-row>
          <table:table-row>
            <table:table-cell table:style-name="Tabella27.A1" office:value-type="string">
              <text:p text:style-name="P29">-Dead</text:p>
            </table:table-cell>
            <table:table-cell table:style-name="Tabella27.A1" office:value-type="string">
              <text:p text:style-name="P28">12537</text:p>
            </table:table-cell>
            <table:table-cell table:style-name="Tabella27.A1" office:value-type="string">
              <text:p text:style-name="P28">82%</text:p>
            </table:table-cell>
          </table:table-row>
          <table:table-row>
            <table:table-cell table:style-name="Tabella27.A1" office:value-type="string">
              <text:p text:style-name="P29">-Users dead</text:p>
            </table:table-cell>
            <table:table-cell table:style-name="Tabella27.A1" office:value-type="string">
              <text:p text:style-name="P28">4</text:p>
            </table:table-cell>
            <table:table-cell table:style-name="Tabella27.A1" office:value-type="string">
              <text:p text:style-name="P28">0%</text:p>
            </table:table-cell>
          </table:table-row>
        </table:table>
        <text:p text:style-name="P9"/>
      </text:section>
      <text:section text:style-name="Sect2" text:name="Problem statistics">
        <text:h text:style-name="P49" text:outline-level="2"><text:bookmark-start text:name="__RefHeading___Toc460_583880443"/><text:span text:style-name="T9">Problem statistics - ComCP240</text:span><text:bookmark-end text:name="__RefHeading___Toc460_583880443"/></text:h>
        <table:table table:name="Tabella28" table:style-name="Tabella28">
          <table:table-column table:style-name="Tabella28.A"/>
          <table:table-column table:style-name="Tabella28.B"/>
          <table:table-column table:style-name="Tabella28.C"/>
          <table:table-row>
            <table:table-cell table:style-name="Tabella28.A1" office:value-type="string">
              <text:p text:style-name="P19">Problem</text:p>
            </table:table-cell>
            <table:table-cell table:style-name="Tabella28.A1" office:value-type="string">
              <text:p text:style-name="P21">Count</text:p>
            </table:table-cell>
            <table:table-cell table:style-name="Tabella28.A1" office:value-type="string">
              <text:p text:style-name="P19">Type</text:p>
            </table:table-cell>
          </table:table-row>
          <table:table-row>
            <table:table-cell table:style-name="Tabella28.A1" office:value-type="string">
              <text:p text:style-name="P29">Array must start at 0 in VB.NET</text:p>
            </table:table-cell>
            <table:table-cell table:style-name="Tabella28.A1" office:value-type="string">
              <text:p text:style-name="P28">33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As Any not allowed in VB.NET</text:p>
            </table:table-cell>
            <table:table-cell table:style-name="Tabella28.A1" office:value-type="string">
              <text:p text:style-name="P28">8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As New doesn't auto-instantiate if object released in VB.NET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Assigned object not used</text:p>
            </table:table-cell>
            <table:table-cell table:style-name="Tabella28.A1" office:value-type="string">
              <text:p text:style-name="P28">3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Assigned value not used</text:p>
            </table:table-cell>
            <table:table-cell table:style-name="Tabella28.A1" office:value-type="string">
              <text:p text:style-name="P28">95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ByRef parameter read only, consider ByVal</text:p>
            </table:table-cell>
            <table:table-cell table:style-name="Tabella28.A1" office:value-type="string">
              <text:p text:style-name="P28">844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ByRef parameter returns a value</text:p>
            </table:table-cell>
            <table:table-cell table:style-name="Tabella28.A1" office:value-type="string">
              <text:p text:style-name="P28">10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ByVal parameter written to</text:p>
            </table:table-cell>
            <table:table-cell table:style-name="Tabella28.A1" office:value-type="string">
              <text:p text:style-name="P28">6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ByVal/ByRef missing</text:p>
            </table:table-cell>
            <table:table-cell table:style-name="Tabella28.A1" office:value-type="string">
              <text:p text:style-name="P28">896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ByVal/ByRef not allowed in API calls in VB.NET</text:p>
            </table:table-cell>
            <table:table-cell table:style-name="Tabella28.A1" office:value-type="string">
              <text:p text:style-name="P28">9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Call statement found</text:p>
            </table:table-cell>
            <table:table-cell table:style-name="Tabella28.A1" office:value-type="string">
              <text:p text:style-name="P28">2259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Cancel button missing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Func</text:p>
            </table:table-cell>
          </table:table-row>
          <text:soft-page-break/>
          <table:table-row>
            <table:table-cell table:style-name="Tabella28.A1" office:value-type="string">
              <text:p text:style-name="P29">Case branch(es) missing for Enum</text:p>
            </table:table-cell>
            <table:table-cell table:style-name="Tabella28.A1" office:value-type="string">
              <text:p text:style-name="P28">7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Case Else missing</text:p>
            </table:table-cell>
            <table:table-cell table:style-name="Tabella28.A1" office:value-type="string">
              <text:p text:style-name="P28">208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Case useless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Click event missing</text:p>
            </table:table-cell>
            <table:table-cell table:style-name="Tabella28.A1" office:value-type="string">
              <text:p text:style-name="P28">28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Condition always True or False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Condition always True or False at run-time</text:p>
            </table:table-cell>
            <table:table-cell table:style-name="Tabella28.A1" office:value-type="string">
              <text:p text:style-name="P28">11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Conditionals nested too deeply</text:p>
            </table:table-cell>
            <table:table-cell table:style-name="Tabella28.A1" office:value-type="string">
              <text:p text:style-name="P28">8</text:p>
            </table:table-cell>
            <table:table-cell table:style-name="Tabella28.A1" office:value-type="string">
              <text:p text:style-name="P29">Metr</text:p>
            </table:table-cell>
          </table:table-row>
          <table:table-row>
            <table:table-cell table:style-name="Tabella28.A1" office:value-type="string">
              <text:p text:style-name="P29">Consider short-circuited logic</text:p>
            </table:table-cell>
            <table:table-cell table:style-name="Tabella28.A1" office:value-type="string">
              <text:p text:style-name="P28">348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Consider using Image control</text:p>
            </table:table-cell>
            <table:table-cell table:style-name="Tabella28.A1" office:value-type="string">
              <text:p text:style-name="P28">16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Constant available</text:p>
            </table:table-cell>
            <table:table-cell table:style-name="Tabella28.A1" office:value-type="string">
              <text:p text:style-name="P28">5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Constant missing type declaration</text:p>
            </table:table-cell>
            <table:table-cell table:style-name="Tabella28.A1" office:value-type="string">
              <text:p text:style-name="P28">164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Constant users all dead</text:p>
            </table:table-cell>
            <table:table-cell table:style-name="Tabella28.A1" office:value-type="string">
              <text:p text:style-name="P28">25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Control not enabled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Control not visible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Control unsupported by VB.NET</text:p>
            </table:table-cell>
            <table:table-cell table:style-name="Tabella28.A1" office:value-type="string">
              <text:p text:style-name="P28">120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Cyclic recursion found</text:p>
            </table:table-cell>
            <table:table-cell table:style-name="Tabella28.A1" office:value-type="string">
              <text:p text:style-name="P28">3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Cyclomatic complexity exceeds limit</text:p>
            </table:table-cell>
            <table:table-cell table:style-name="Tabella28.A1" office:value-type="string">
              <text:p text:style-name="P28">137</text:p>
            </table:table-cell>
            <table:table-cell table:style-name="Tabella28.A1" office:value-type="string">
              <text:p text:style-name="P29">Metr</text:p>
            </table:table-cell>
          </table:table-row>
          <table:table-row>
            <table:table-cell table:style-name="Tabella28.A1" office:value-type="string">
              <text:p text:style-name="P29">DDE unsupported by VB.NET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Dead class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constant</text:p>
            </table:table-cell>
            <table:table-cell table:style-name="Tabella28.A1" office:value-type="string">
              <text:p text:style-name="P28">10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enum</text:p>
            </table:table-cell>
            <table:table-cell table:style-name="Tabella28.A1" office:value-type="string">
              <text:p text:style-name="P28">5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enum constant</text:p>
            </table:table-cell>
            <table:table-cell table:style-name="Tabella28.A1" office:value-type="string">
              <text:p text:style-name="P28">12495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line label or number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parameter</text:p>
            </table:table-cell>
            <table:table-cell table:style-name="Tabella28.A1" office:value-type="string">
              <text:p text:style-name="P28">20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procedure/declaration/event</text:p>
            </table:table-cell>
            <table:table-cell table:style-name="Tabella28.A1" office:value-type="string">
              <text:p text:style-name="P28">125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procedure/declaration/event (callers all dead)</text:p>
            </table:table-cell>
            <table:table-cell table:style-name="Tabella28.A1" office:value-type="string">
              <text:p text:style-name="P28">39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return value</text:p>
            </table:table-cell>
            <table:table-cell table:style-name="Tabella28.A1" office:value-type="string">
              <text:p text:style-name="P28">97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Structure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type field</text:p>
            </table:table-cell>
            <table:table-cell table:style-name="Tabella28.A1" office:value-type="string">
              <text:p text:style-name="P28">14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ad variable</text:p>
            </table:table-cell>
            <table:table-cell table:style-name="Tabella28.A1" office:value-type="string">
              <text:p text:style-name="P28">14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Default button missing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Default control name</text:p>
            </table:table-cell>
            <table:table-cell table:style-name="Tabella28.A1" office:value-type="string">
              <text:p text:style-name="P28">26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Dollar would increase performance</text:p>
            </table:table-cell>
            <table:table-cell table:style-name="Tabella28.A1" office:value-type="string">
              <text:p text:style-name="P28">542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Empty block</text:p>
            </table:table-cell>
            <table:table-cell table:style-name="Tabella28.A1" office:value-type="string">
              <text:p text:style-name="P28">209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Empty procedure/module</text:p>
            </table:table-cell>
            <table:table-cell table:style-name="Tabella28.A1" office:value-type="string">
              <text:p text:style-name="P28">13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Encapsulate non-private variable as property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End statement found</text:p>
            </table:table-cell>
            <table:table-cell table:style-name="Tabella28.A1" office:value-type="string">
              <text:p text:style-name="P28">3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Enum constant expected</text:p>
            </table:table-cell>
            <table:table-cell table:style-name="Tabella28.A1" office:value-type="string">
              <text:p text:style-name="P28">24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Enum constant users all dead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Enum has implicit member value(s)</text:p>
            </table:table-cell>
            <table:table-cell table:style-name="Tabella28.A1" office:value-type="string">
              <text:p text:style-name="P28">6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Enum missing zero value</text:p>
            </table:table-cell>
            <table:table-cell table:style-name="Tabella28.A1" office:value-type="string">
              <text:p text:style-name="P28">13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Error handler missing</text:p>
            </table:table-cell>
            <table:table-cell table:style-name="Tabella28.A1" office:value-type="string">
              <text:p text:style-name="P28">1368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Event behavior changes in VB.NET</text:p>
            </table:table-cell>
            <table:table-cell table:style-name="Tabella28.A1" office:value-type="string">
              <text:p text:style-name="P28">9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Event log model differs in VB.NET</text:p>
            </table:table-cell>
            <table:table-cell table:style-name="Tabella28.A1" office:value-type="string">
              <text:p text:style-name="P28">6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Excess scope</text:p>
            </table:table-cell>
            <table:table-cell table:style-name="Tabella28.A1" office:value-type="string">
              <text:p text:style-name="P28">91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Exit statement found</text:p>
            </table:table-cell>
            <table:table-cell table:style-name="Tabella28.A1" office:value-type="string">
              <text:p text:style-name="P28">36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Exit Sub|Function|Property found</text:p>
            </table:table-cell>
            <table:table-cell table:style-name="Tabella28.A1" office:value-type="string">
              <text:p text:style-name="P28">492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Fixed file number found</text:p>
            </table:table-cell>
            <table:table-cell table:style-name="Tabella28.A1" office:value-type="string">
              <text:p text:style-name="P28">9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Fixed-length string used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For index variable not local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Function missing type declaration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Global found, use Public</text:p>
            </table:table-cell>
            <table:table-cell table:style-name="Tabella28.A1" office:value-type="string">
              <text:p text:style-name="P28">3</text:p>
            </table:table-cell>
            <table:table-cell table:style-name="Tabella28.A1" office:value-type="string">
              <text:p text:style-name="P29">Style</text:p>
            </table:table-cell>
          </table:table-row>
          <text:soft-page-break/>
          <table:table-row>
            <table:table-cell table:style-name="Tabella28.A1" office:value-type="string">
              <text:p text:style-name="P29">Global variable found</text:p>
            </table:table-cell>
            <table:table-cell table:style-name="Tabella28.A1" office:value-type="string">
              <text:p text:style-name="P28">1103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GoTo statement found</text:p>
            </table:table-cell>
            <table:table-cell table:style-name="Tabella28.A1" office:value-type="string">
              <text:p text:style-name="P28">2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Hard-coded path found</text:p>
            </table:table-cell>
            <table:table-cell table:style-name="Tabella28.A1" office:value-type="string">
              <text:p text:style-name="P28">7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Hotkey missing</text:p>
            </table:table-cell>
            <table:table-cell table:style-name="Tabella28.A1" office:value-type="string">
              <text:p text:style-name="P28">101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IIf function found</text:p>
            </table:table-cell>
            <table:table-cell table:style-name="Tabella28.A1" office:value-type="string">
              <text:p text:style-name="P28">264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Informat'l complexity exceeds limit</text:p>
            </table:table-cell>
            <table:table-cell table:style-name="Tabella28.A1" office:value-type="string">
              <text:p text:style-name="P28">215</text:p>
            </table:table-cell>
            <table:table-cell table:style-name="Tabella28.A1" office:value-type="string">
              <text:p text:style-name="P29">Metr</text:p>
            </table:table-cell>
          </table:table-row>
          <table:table-row>
            <table:table-cell table:style-name="Tabella28.A1" office:value-type="string">
              <text:p text:style-name="P29">Informat'l fan-in x fan-out exceeds limit</text:p>
            </table:table-cell>
            <table:table-cell table:style-name="Tabella28.A1" office:value-type="string">
              <text:p text:style-name="P28">132</text:p>
            </table:table-cell>
            <table:table-cell table:style-name="Tabella28.A1" office:value-type="string">
              <text:p text:style-name="P29">Metr</text:p>
            </table:table-cell>
          </table:table-row>
          <table:table-row>
            <table:table-cell table:style-name="Tabella28.A1" office:value-type="string">
              <text:p text:style-name="P29">Initialized arrays in UDTs unsupported by VB.NET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Len/LenB is faster than = "" or &lt;&gt; ""</text:p>
            </table:table-cell>
            <table:table-cell table:style-name="Tabella28.A1" office:value-type="string">
              <text:p text:style-name="P28">34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Line too long</text:p>
            </table:table-cell>
            <table:table-cell table:style-name="Tabella28.A1" office:value-type="string">
              <text:p text:style-name="P28">36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Lines of code exceed file limit</text:p>
            </table:table-cell>
            <table:table-cell table:style-name="Tabella28.A1" office:value-type="string">
              <text:p text:style-name="P28">24</text:p>
            </table:table-cell>
            <table:table-cell table:style-name="Tabella28.A1" office:value-type="string">
              <text:p text:style-name="P29">Metr</text:p>
            </table:table-cell>
          </table:table-row>
          <table:table-row>
            <table:table-cell table:style-name="Tabella28.A1" office:value-type="string">
              <text:p text:style-name="P29">Lines of code exceed proc. limit</text:p>
            </table:table-cell>
            <table:table-cell table:style-name="Tabella28.A1" office:value-type="string">
              <text:p text:style-name="P28">106</text:p>
            </table:table-cell>
            <table:table-cell table:style-name="Tabella28.A1" office:value-type="string">
              <text:p text:style-name="P29">Metr</text:p>
            </table:table-cell>
          </table:table-row>
          <table:table-row>
            <table:table-cell table:style-name="Tabella28.A1" office:value-type="string">
              <text:p text:style-name="P29">Literal "" found</text:p>
            </table:table-cell>
            <table:table-cell table:style-name="Tabella28.A1" office:value-type="string">
              <text:p text:style-name="P28">921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Local variable not cleared</text:p>
            </table:table-cell>
            <table:table-cell table:style-name="Tabella28.A1" office:value-type="string">
              <text:p text:style-name="P28">4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Magic decimal number found</text:p>
            </table:table-cell>
            <table:table-cell table:style-name="Tabella28.A1" office:value-type="string">
              <text:p text:style-name="P28">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Magic hex number found</text:p>
            </table:table-cell>
            <table:table-cell table:style-name="Tabella28.A1" office:value-type="string">
              <text:p text:style-name="P28">174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Magic number found</text:p>
            </table:table-cell>
            <table:table-cell table:style-name="Tabella28.A1" office:value-type="string">
              <text:p text:style-name="P28">603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Multiple statements on line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NameCheck</text:p>
            </table:table-cell>
            <table:table-cell table:style-name="Tabella28.A1" office:value-type="string">
              <text:p text:style-name="P28">729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Object variable declared As New</text:p>
            </table:table-cell>
            <table:table-cell table:style-name="Tabella28.A1" office:value-type="string">
              <text:p text:style-name="P28">47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Option Explicit Off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Optional parameter missing default value</text:p>
            </table:table-cell>
            <table:table-cell table:style-name="Tabella28.A1" office:value-type="string">
              <text:p text:style-name="P28">24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Optional parameter never passed a value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Parameter with generic type</text:p>
            </table:table-cell>
            <table:table-cell table:style-name="Tabella28.A1" office:value-type="string">
              <text:p text:style-name="P28">29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Pass ByRef</text:p>
            </table:table-cell>
            <table:table-cell table:style-name="Tabella28.A1" office:value-type="string">
              <text:p text:style-name="P28">83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Passed value not used</text:p>
            </table:table-cell>
            <table:table-cell table:style-name="Tabella28.A1" office:value-type="string">
              <text:p text:style-name="P28">85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Possibly orphaned event handler</text:p>
            </table:table-cell>
            <table:table-cell table:style-name="Tabella28.A1" office:value-type="string">
              <text:p text:style-name="P28">12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Possibly twisted tab order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Resizable Form missing Form_Resize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Resource file requires work in VB.NET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Return value discarded</text:p>
            </table:table-cell>
            <table:table-cell table:style-name="Tabella28.A1" office:value-type="string">
              <text:p text:style-name="P28">28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Return value not set</text:p>
            </table:table-cell>
            <table:table-cell table:style-name="Tabella28.A1" office:value-type="string">
              <text:p text:style-name="P28">20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Rewrite Sub as Function</text:p>
            </table:table-cell>
            <table:table-cell table:style-name="Tabella28.A1" office:value-type="string">
              <text:p text:style-name="P28">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ScaleMode must be vbTwips for VB.NET</text:p>
            </table:table-cell>
            <table:table-cell table:style-name="Tabella28.A1" office:value-type="string">
              <text:p text:style-name="P28">8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Scope declaration missing</text:p>
            </table:table-cell>
            <table:table-cell table:style-name="Tabella28.A1" office:value-type="string">
              <text:p text:style-name="P28">39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Setting .Interval does not enable/disable timer in VB.NET</text:p>
            </table:table-cell>
            <table:table-cell table:style-name="Tabella28.A1" office:value-type="string">
              <text:p text:style-name="P28">62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Short name</text:p>
            </table:table-cell>
            <table:table-cell table:style-name="Tabella28.A1" office:value-type="string">
              <text:p text:style-name="P28">183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Single-line If..Then statement found</text:p>
            </table:table-cell>
            <table:table-cell table:style-name="Tabella28.A1" office:value-type="string">
              <text:p text:style-name="P28">3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Slow ^ operator found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Sub Main: VB.NET program exits at End Sub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Timer event missing</text:p>
            </table:table-cell>
            <table:table-cell table:style-name="Tabella28.A1" office:value-type="string">
              <text:p text:style-name="P28">12</text:p>
            </table:table-cell>
            <table:table-cell table:style-name="Tabella28.A1" office:value-type="string">
              <text:p text:style-name="P29">Func</text:p>
            </table:table-cell>
          </table:table-row>
          <table:table-row>
            <table:table-cell table:style-name="Tabella28.A1" office:value-type="string">
              <text:p text:style-name="P29">Too many parameters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Too many uncommented lines</text:p>
            </table:table-cell>
            <table:table-cell table:style-name="Tabella28.A1" office:value-type="string">
              <text:p text:style-name="P28">219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Trailing comment found</text:p>
            </table:table-cell>
            <table:table-cell table:style-name="Tabella28.A1" office:value-type="string">
              <text:p text:style-name="P28">249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TTF/OTF fonts required by VB.NET</text:p>
            </table:table-cell>
            <table:table-cell table:style-name="Tabella28.A1" office:value-type="string">
              <text:p text:style-name="P28">16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Type field not read, writers all dead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Type field not written, readers all dead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Type field read, not written</text:p>
            </table:table-cell>
            <table:table-cell table:style-name="Tabella28.A1" office:value-type="string">
              <text:p text:style-name="P28">13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Type field users all dead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Type field writers all dead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Type field written, not read</text:p>
            </table:table-cell>
            <table:table-cell table:style-name="Tabella28.A1" office:value-type="string">
              <text:p text:style-name="P28">86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Type unsupported by VB.NET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.NET</text:p>
            </table:table-cell>
          </table:table-row>
          <text:soft-page-break/>
          <table:table-row>
            <table:table-cell table:style-name="Tabella28.A1" office:value-type="string">
              <text:p text:style-name="P29">Unavailable in VB.NET</text:p>
            </table:table-cell>
            <table:table-cell table:style-name="Tabella28.A1" office:value-type="string">
              <text:p text:style-name="P28">7</text:p>
            </table:table-cell>
            <table:table-cell table:style-name="Tabella28.A1" office:value-type="string">
              <text:p text:style-name="P29">.NET</text:p>
            </table:table-cell>
          </table:table-row>
          <table:table-row>
            <table:table-cell table:style-name="Tabella28.A1" office:value-type="string">
              <text:p text:style-name="P29">Uncommented procedure</text:p>
            </table:table-cell>
            <table:table-cell table:style-name="Tabella28.A1" office:value-type="string">
              <text:p text:style-name="P28">683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Unicode function is faster</text:p>
            </table:table-cell>
            <table:table-cell table:style-name="Tabella28.A1" office:value-type="string">
              <text:p text:style-name="P28">25</text:p>
            </table:table-cell>
            <table:table-cell table:style-name="Tabella28.A1" office:value-type="string">
              <text:p text:style-name="P29">Opt</text:p>
            </table:table-cell>
          </table:table-row>
          <table:table-row>
            <table:table-cell table:style-name="Tabella28.A1" office:value-type="string">
              <text:p text:style-name="P29">Unreachable code found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Unused file</text:p>
            </table:table-cell>
            <table:table-cell table:style-name="Tabella28.A1" office:value-type="string">
              <text:p text:style-name="P28">5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clearing violation</text:p>
            </table:table-cell>
            <table:table-cell table:style-name="Tabella28.A1" office:value-type="string">
              <text:p text:style-name="P28">8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Variable clearing violation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Variable declared in code</text:p>
            </table:table-cell>
            <table:table-cell table:style-name="Tabella28.A1" office:value-type="string">
              <text:p text:style-name="P28">135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Variable missing type declaration</text:p>
            </table:table-cell>
            <table:table-cell table:style-name="Tabella28.A1" office:value-type="string">
              <text:p text:style-name="P28">17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Variable not read, writers all dead</text:p>
            </table:table-cell>
            <table:table-cell table:style-name="Tabella28.A1" office:value-type="string">
              <text:p text:style-name="P28">4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not written, readers all dead</text:p>
            </table:table-cell>
            <table:table-cell table:style-name="Tabella28.A1" office:value-type="string">
              <text:p text:style-name="P28">3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read before written</text:p>
            </table:table-cell>
            <table:table-cell table:style-name="Tabella28.A1" office:value-type="string">
              <text:p text:style-name="P28">20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Variable read before written (along some path)</text:p>
            </table:table-cell>
            <table:table-cell table:style-name="Tabella28.A1" office:value-type="string">
              <text:p text:style-name="P28">139</text:p>
            </table:table-cell>
            <table:table-cell table:style-name="Tabella28.A1" office:value-type="string">
              <text:p text:style-name="P29">Logic</text:p>
            </table:table-cell>
          </table:table-row>
          <table:table-row>
            <table:table-cell table:style-name="Tabella28.A1" office:value-type="string">
              <text:p text:style-name="P29">Variable read, not written</text:p>
            </table:table-cell>
            <table:table-cell table:style-name="Tabella28.A1" office:value-type="string">
              <text:p text:style-name="P28">19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readers all dead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users all dead</text:p>
            </table:table-cell>
            <table:table-cell table:style-name="Tabella28.A1" office:value-type="string">
              <text:p text:style-name="P28">11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with generic type</text:p>
            </table:table-cell>
            <table:table-cell table:style-name="Tabella28.A1" office:value-type="string">
              <text:p text:style-name="P28">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Variable writers all dead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 written, not read</text:p>
            </table:table-cell>
            <table:table-cell table:style-name="Tabella28.A1" office:value-type="string">
              <text:p text:style-name="P28">66</text:p>
            </table:table-cell>
            <table:table-cell table:style-name="Tabella28.A1" office:value-type="string">
              <text:p text:style-name="P29">Dead</text:p>
            </table:table-cell>
          </table:table-row>
          <table:table-row>
            <table:table-cell table:style-name="Tabella28.A1" office:value-type="string">
              <text:p text:style-name="P29">Variable/parameter/constant with type character</text:p>
            </table:table-cell>
            <table:table-cell table:style-name="Tabella28.A1" office:value-type="string">
              <text:p text:style-name="P28">11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While loop found</text:p>
            </table:table-cell>
            <table:table-cell table:style-name="Tabella28.A1" office:value-type="string">
              <text:p text:style-name="P28">5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29">Write-only property found</text:p>
            </table:table-cell>
            <table:table-cell table:style-name="Tabella28.A1" office:value-type="string">
              <text:p text:style-name="P28">2</text:p>
            </table:table-cell>
            <table:table-cell table:style-name="Tabella28.A1" office:value-type="string">
              <text:p text:style-name="P29">Style</text:p>
            </table:table-cell>
          </table:table-row>
          <table:table-row>
            <table:table-cell table:style-name="Tabella28.A1" office:value-type="string">
              <text:p text:style-name="P47"> </text:p>
            </table:table-cell>
            <table:table-cell table:style-name="Tabella28.A1" office:value-type="string">
              <text:p text:style-name="P46"> 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19">Type</text:p>
            </table:table-cell>
            <table:table-cell table:style-name="Tabella28.A1" office:value-type="string">
              <text:p text:style-name="P21">Count</text:p>
            </table:table-cell>
            <table:table-cell table:style-name="Tabella28.A1" office:value-type="string">
              <text:p text:style-name="P25"> </text:p>
            </table:table-cell>
          </table:table-row>
          <table:table-row>
            <table:table-cell table:style-name="Tabella28.A1" office:value-type="string">
              <text:p text:style-name="P29">Optimization</text:p>
            </table:table-cell>
            <table:table-cell table:style-name="Tabella28.A1" office:value-type="string">
              <text:p text:style-name="P28">1940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29">Style</text:p>
            </table:table-cell>
            <table:table-cell table:style-name="Tabella28.A1" office:value-type="string">
              <text:p text:style-name="P28">25975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29">Functionality</text:p>
            </table:table-cell>
            <table:table-cell table:style-name="Tabella28.A1" office:value-type="string">
              <text:p text:style-name="P28">1541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29">Logic</text:p>
            </table:table-cell>
            <table:table-cell table:style-name="Tabella28.A1" office:value-type="string">
              <text:p text:style-name="P28">815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29">VB.NET Compatibility</text:p>
            </table:table-cell>
            <table:table-cell table:style-name="Tabella28.A1" office:value-type="string">
              <text:p text:style-name="P28">304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29">Dead code</text:p>
            </table:table-cell>
            <table:table-cell table:style-name="Tabella28.A1" office:value-type="string">
              <text:p text:style-name="P28">13746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29">Metrics</text:p>
            </table:table-cell>
            <table:table-cell table:style-name="Tabella28.A1" office:value-type="string">
              <text:p text:style-name="P28">622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33">Total</text:p>
            </table:table-cell>
            <table:table-cell table:style-name="Tabella28.A1" office:value-type="string">
              <text:p text:style-name="P32">44943</text:p>
            </table:table-cell>
            <table:table-cell table:style-name="Tabella28.A1" office:value-type="string">
              <text:p text:style-name="P47"> </text:p>
            </table:table-cell>
          </table:table-row>
          <table:table-row>
            <table:table-cell table:style-name="Tabella28.A1" office:value-type="string">
              <text:p text:style-name="P37">Problems/logical code line</text:p>
            </table:table-cell>
            <table:table-cell table:style-name="Tabella28.A1" office:value-type="string">
              <text:p text:style-name="P36">0,76</text:p>
            </table:table-cell>
            <table:table-cell table:style-name="Tabella28.A1" office:value-type="string">
              <text:p text:style-name="P47"> </text:p>
            </table:table-cell>
          </table:table-row>
        </table:table>
        <text:p text:style-name="P12"><text:line-break/><text:span text:style-name="T1">Filter: &lt;Strict - Show all problems&gt;</text:span><text:line-break/></text:p>
      </text:section>
      <text:section text:style-name="Sect2" text:name="File dependency tree ">
        <text:h text:style-name="P49" text:outline-level="2"><text:bookmark-start text:name="__RefHeading___Toc462_583880443"/><text:span text:style-name="T9">File dependency tree - ComCP240</text:span><text:bookmark-end text:name="__RefHeading___Toc462_583880443"/></text:h>
        <text:section text:style-name="Sect3" text:name="Sezione1">
          <text:p text:style-name="P54"/>
          <text:p text:style-name="P55"><text:bookmark text:name="F35"/>GestioneBit</text:p>
          <text:p text:style-name="P64"/>
          <text:p text:style-name="P58"><text:bookmark text:name="F36"/>MD5</text:p>
          <text:p text:style-name="P64"/>
          <text:p text:style-name="P58"><text:bookmark text:name="F37"/>GestioneHelp</text:p>
          <text:p text:style-name="P60">› <text:span text:style-name="T11">HHCtrl 1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38"/>GestioneCaratteri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4"/>
          <text:p text:style-name="P58"><text:bookmark text:name="F39"/>FrmNewValue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4"/>
          <text:p text:style-name="P58"><text:bookmark text:name="F40"/>CodaCircolare</text:p>
          <text:p text:style-name="P64"/>
          <text:p text:style-name="P58"><text:bookmark text:name="F41"/>FrmSchiumatura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oft-page-break/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0">› <text:span text:style-name="T11">ControlloDatiInseriti</text:span></text:p>
          <text:p text:style-name="P64"/>
          <text:p text:style-name="P58"><text:bookmark text:name="F42"/>Registro</text:p>
          <text:p text:style-name="P60">› <text:span text:style-name="T11">advapi32</text:span></text:p>
          <text:p text:style-name="P64"/>
          <text:p text:style-name="P58"><text:bookmark text:name="F43"/>BusSytem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44"/>Parameter</text:p>
          <text:p text:style-name="P64"/>
          <text:p text:style-name="P58"><text:bookmark text:name="F45"/>ParaTabDebug</text:p>
          <text:p text:style-name="P64"/>
          <text:p text:style-name="P58"><text:bookmark text:name="F46"/>GestioneAdditivi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121" text:style-name="Internet_20_link" text:visited-style-name="Visited_20_Internet_20_Link"><text:span text:style-name="T8">FrmTaraBilancePN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4"/>
          <text:p text:style-name="P58"><text:bookmark text:name="F47"/>GestioneCisterneCommon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97" text:style-name="Internet_20_link" text:visited-style-name="Visited_20_Internet_20_Link"><text:span text:style-name="T8">FrmComandiCisterne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5"><text:span text:style-name="T5">› </text:span><text:a xlink:type="simple" xlink:href="#F80" text:style-name="Internet_20_link" text:visited-style-name="Visited_20_Internet_20_Link"><text:span text:style-name="T8">ParaTabCist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49" text:style-name="Internet_20_link" text:visited-style-name="Visited_20_Internet_20_Link"><text:span text:style-name="T8">GestioneCisterneSingol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48"/>GestioneCisternePLC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49" text:style-name="Internet_20_link" text:visited-style-name="Visited_20_Internet_20_Link"><text:span text:style-name="T8">GestioneCisterneSingole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80" text:style-name="Internet_20_link" text:visited-style-name="Visited_20_Internet_20_Link"><text:span text:style-name="T8">ParaTabCist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97" text:style-name="Internet_20_link" text:visited-style-name="Visited_20_Internet_20_Link"><text:span text:style-name="T8">FrmComandiCisterne</text:span></text:a><text:span text:style-name="T3"> ›› tree deepens</text:span></text:p>
          <text:p text:style-name="P64"/>
          <text:p text:style-name="P58"><text:bookmark text:name="F49"/>GestioneCisterneSingole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68" text:style-name="Internet_20_link" text:visited-style-name="Visited_20_Internet_20_Link"><text:span text:style-name="T8">GestioneCaldaie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97" text:style-name="Internet_20_link" text:visited-style-name="Visited_20_Internet_20_Link"><text:span text:style-name="T8">FrmComandiCisterne</text:span></text:a><text:span text:style-name="T3"> ›› tree deepens</text:span></text:p>
          <text:p text:style-name="P64"/>
          <text:p text:style-name="P58"><text:bookmark text:name="F50"/>GestioneDataBase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51"/>GestioneFile</text:p>
          <text:p text:style-name="P60">› <text:span text:style-name="T11">SHELL32</text:span></text:p>
          <text:p text:style-name="P60">› <text:span text:style-name="T11">kernel32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52"/>ParaTabSchiumato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41" text:style-name="Internet_20_link" text:visited-style-name="Visited_20_Internet_20_Link"><text:span text:style-name="T8">FrmSchiumatura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98" text:style-name="Internet_20_link" text:visited-style-name="Visited_20_Internet_20_Link"><text:span text:style-name="T8">FrmNett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53"/>ParaTabTrend</text:p>
          <text:p text:style-name="P65"><text:span text:style-name="T5">› </text:span><text:a xlink:type="simple" xlink:href="#F56" text:style-name="Internet_20_link" text:visited-style-name="Visited_20_Internet_20_Link"><text:span text:style-name="T8">GestioneTrend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oft-page-break/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4"/>
          <text:p text:style-name="P58"><text:bookmark text:name="F54"/>Configuration</text:p>
          <text:p text:style-name="P60">› <text:span text:style-name="T11">XmlManager</text:span></text:p>
          <text:p text:style-name="P60"><text:s text:c="2"/>› <text:span text:style-name="T11">GestioneLog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4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55"/>GestioneLog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56"/>GestioneTrend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4"/>
          <text:p text:style-name="P58"><text:bookmark text:name="F57"/>ModPID</text:p>
          <text:p text:style-name="P64"/>
          <text:p text:style-name="P58"><text:bookmark text:name="F58"/>ParaTabGeneral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66" text:style-name="Internet_20_link" text:visited-style-name="Visited_20_Internet_20_Link"><text:span text:style-name="T8">GestioneLCPC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59"/>ParaTabLeg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4"/>
          <text:p text:style-name="P58"><text:bookmark text:name="F60"/>ParaTabVarie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4"/>
          <text:p text:style-name="P58"><text:bookmark text:name="F61"/>Security</text:p>
          <text:p text:style-name="P64"/>
          <text:p text:style-name="P58"><text:bookmark text:name="F62"/>MessageBox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4"/>
          <text:p text:style-name="P58"><text:bookmark text:name="F63"/>ParaTabComandi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4"/>
          <text:p text:style-name="P58"><text:bookmark text:name="F64"/>FrmCalibBilCamion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1" text:style-name="Internet_20_link" text:visited-style-name="Visited_20_Internet_20_Link"><text:span text:style-name="T8">ParaTabDos</text:span></text:a><text:span text:style-name="T3"> ›› tree deepens</text:span></text:p>
          <text:p text:style-name="P64"/>
          <text:p text:style-name="P58"><text:bookmark text:name="F65"/>GestioneLivelliSiliFillerVaglio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oft-page-break/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4"/>
          <text:p text:style-name="P58"><text:bookmark text:name="F66"/>GestioneLCPC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67"/>GestioneComandiVari</text:p>
          <text:p text:style-name="P65"><text:span text:style-name="T5">› </text:span><text:a xlink:type="simple" xlink:href="#F92" text:style-name="Internet_20_link" text:visited-style-name="Visited_20_Internet_20_Link"><text:span text:style-name="T8">AvvComandi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4"/>
          <text:p text:style-name="P58"><text:bookmark text:name="F68"/>GestioneCaldaie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94" text:style-name="Internet_20_link" text:visited-style-name="Visited_20_Internet_20_Link"><text:span text:style-name="T8">FormProgRiscaldamentiCaldai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69"/>XmlManager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70"/>Stampante</text:p>
          <text:p text:style-name="P60">› <text:span text:style-name="T11">kernel32</text:span></text:p>
          <text:p text:style-name="P60">› <text:span text:style-name="T11">winspool</text:span></text:p>
          <text:p text:style-name="P64"/>
          <text:p text:style-name="P58"><text:bookmark text:name="F71"/>ControlliVari</text:p>
          <text:p text:style-name="P60">› <text:span text:style-name="T11">kernel32</text:span></text:p>
          <text:p text:style-name="P60">› <text:span text:style-name="T11">user32</text:span></text:p>
          <text:p text:style-name="P60">› <text:span text:style-name="T11">advapi32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56" text:style-name="Internet_20_link" text:visited-style-name="Visited_20_Internet_20_Link"><text:span text:style-name="T8">GestioneTrend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2"><text:s text:c="2"/>› <text:span text:style-name="T11">ControlliVari ‹‹ recursive</text:span></text:p>
          <text:p text:style-name="P60">› <text:span text:style-name="T11">ControlloDatiInseriti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4"/>
          <text:p text:style-name="P58"><text:bookmark text:name="F72"/>ControlloDatiInseriti</text:p>
          <text:p text:style-name="P64"/>
          <text:p text:style-name="P58"><text:bookmark text:name="F73"/>GestioneAmperometri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74"/>GestioneCodaMateriale</text:p>
          <text:p text:style-name="P60">› <text:span text:style-name="T11">CodaCircolare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4"/>
          <text:p text:style-name="P58"><text:bookmark text:name="F75"/>GestioneOreLavoro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96" text:style-name="Internet_20_link" text:visited-style-name="Visited_20_Internet_20_Link"><text:span text:style-name="T8">AvvMoto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76"/><text:soft-page-break/>GestioneGrafica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64" text:style-name="Internet_20_link" text:visited-style-name="Visited_20_Internet_20_Link"><text:span text:style-name="T8">FrmCalibBilCamion</text:span></text:a><text:span text:style-name="T3"> ›› tree deepens</text:span></text:p>
          <text:p text:style-name="P65"><text:span text:style-name="T5">› </text:span><text:a xlink:type="simple" xlink:href="#F83" text:style-name="Internet_20_link" text:visited-style-name="Visited_20_Internet_20_Link"><text:span text:style-name="T8">FormAvvRidotto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92" text:style-name="Internet_20_link" text:visited-style-name="Visited_20_Internet_20_Link"><text:span text:style-name="T8">AvvComandi</text:span></text:a><text:span text:style-name="T3"> ›› tree deepens</text:span></text:p>
          <text:p text:style-name="P65"><text:span text:style-name="T5">› </text:span><text:a xlink:type="simple" xlink:href="#F93" text:style-name="Internet_20_link" text:visited-style-name="Visited_20_Internet_20_Link"><text:span text:style-name="T8">FormPIDBruc</text:span></text:a><text:span text:style-name="T3"> ›› tree deepens</text:span></text:p>
          <text:p text:style-name="P65"><text:span text:style-name="T5">› </text:span><text:a xlink:type="simple" xlink:href="#F94" text:style-name="Internet_20_link" text:visited-style-name="Visited_20_Internet_20_Link"><text:span text:style-name="T8">FormProgRiscaldamentiCaldaie</text:span></text:a><text:span text:style-name="T3"> ›› tree deepens</text:span></text:p>
          <text:p text:style-name="P65"><text:span text:style-name="T5">› </text:span><text:a xlink:type="simple" xlink:href="#F95" text:style-name="Internet_20_link" text:visited-style-name="Visited_20_Internet_20_Link"><text:span text:style-name="T8">FrmCalcolaImpasti</text:span></text:a><text:span text:style-name="T3"> ›› tree deepens</text:span></text:p>
          <text:p text:style-name="P65"><text:span text:style-name="T5">› </text:span><text:a xlink:type="simple" xlink:href="#F96" text:style-name="Internet_20_link" text:visited-style-name="Visited_20_Internet_20_Link"><text:span text:style-name="T8">AvvMotori</text:span></text:a><text:span text:style-name="T3"> ›› tree deepens</text:span></text:p>
          <text:p text:style-name="P65"><text:span text:style-name="T5">› </text:span><text:a xlink:type="simple" xlink:href="#F97" text:style-name="Internet_20_link" text:visited-style-name="Visited_20_Internet_20_Link"><text:span text:style-name="T8">FrmComandiCisterne</text:span></text:a><text:span text:style-name="T3"> ›› tree deepens</text:span></text:p>
          <text:p text:style-name="P65"><text:span text:style-name="T5">› </text:span><text:a xlink:type="simple" xlink:href="#F98" text:style-name="Internet_20_link" text:visited-style-name="Visited_20_Internet_20_Link"><text:span text:style-name="T8">FrmNetti</text:span></text:a><text:span text:style-name="T3"> ›› tree deepens</text:span></text:p>
          <text:p text:style-name="P65"><text:span text:style-name="T5">› </text:span><text:a xlink:type="simple" xlink:href="#F99" text:style-name="Internet_20_link" text:visited-style-name="Visited_20_Internet_20_Link"><text:span text:style-name="T8">FrmStatoPredosatori</text:span></text:a><text:span text:style-name="T3"> ›› tree deepens</text:span></text:p>
          <text:p text:style-name="P65"><text:span text:style-name="T5">› </text:span><text:a xlink:type="simple" xlink:href="#F102" text:style-name="Internet_20_link" text:visited-style-name="Visited_20_Internet_20_Link"><text:span text:style-name="T8">FrmInversionePCL</text:span></text:a><text:span text:style-name="T3"> ›› tree deepens</text:span></text:p>
          <text:p text:style-name="P65"><text:span text:style-name="T5">› </text:span><text:a xlink:type="simple" xlink:href="#F105" text:style-name="Internet_20_link" text:visited-style-name="Visited_20_Internet_20_Link"><text:span text:style-name="T8">FrmTestPredosa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4" text:style-name="Internet_20_link" text:visited-style-name="Visited_20_Internet_20_Link"><text:span text:style-name="T8">FormAquablack</text:span></text:a><text:span text:style-name="T3"> ›› tree deepens</text:span></text:p>
          <text:p text:style-name="P65"><text:span text:style-name="T5">› </text:span><text:a xlink:type="simple" xlink:href="#F121" text:style-name="Internet_20_link" text:visited-style-name="Visited_20_Internet_20_Link"><text:span text:style-name="T8">FrmTaraBilancePN</text:span></text:a><text:span text:style-name="T3"> ›› tree deepens</text:span></text:p>
          <text:p text:style-name="P64"/>
          <text:p text:style-name="P58"><text:bookmark text:name="F77"/>GestioneViatop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78"/>ModuleShowForm</text:p>
          <text:p text:style-name="P60">› <text:span text:style-name="T11">user32</text:span></text:p>
          <text:p text:style-name="P65"><text:span text:style-name="T5"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4"/>
          <text:p text:style-name="P58"><text:bookmark text:name="F79"/>ParaTabAmp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80"/>ParaTabCist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68" text:style-name="Internet_20_link" text:visited-style-name="Visited_20_Internet_20_Link"><text:span text:style-name="T8">GestioneCaldai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4"/>
          <text:p text:style-name="P58"><text:bookmark text:name="F81"/>ParaTabMotor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9" text:style-name="Internet_20_link" text:visited-style-name="Visited_20_Internet_20_Link"><text:span text:style-name="T8">ParaTabAmp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4"/>
          <text:p text:style-name="P58"><text:bookmark text:name="F82"/>GestioneFiltro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4" text:style-name="Internet_20_link" text:visited-style-name="Visited_20_Internet_20_Link"><text:span text:style-name="T8">ParaTabBruc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0">› <text:span text:style-name="T11">ControlloDatiInseriti</text:span></text:p>
          <text:p text:style-name="P64"/>
          <text:p text:style-name="P58"><text:bookmark text:name="F83"/>FormAvvRidotto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84"/>GestionePredNastriC</text:p>
          <text:p text:style-name="P65"><text:soft-page-break/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4"/>
          <text:p text:style-name="P58"><text:bookmark text:name="F85"/>FrmSiloGenerale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90" text:style-name="Internet_20_link" text:visited-style-name="Visited_20_Internet_20_Link"><text:span text:style-name="T8">ParaTabSilo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86"/>GestioneRiciclato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4"/>
          <text:p text:style-name="P58"><text:bookmark text:name="F87"/>GestioneSiloS7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0">› <text:span text:style-name="T11">ControlloDatiInseriti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4"/>
          <text:p text:style-name="P58"><text:bookmark text:name="F88"/>GestioneSiwarex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4"/>
          <text:p text:style-name="P58"><text:bookmark text:name="F89"/>ParaTabPred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0">› <text:span text:style-name="T11">CodaCircolare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90"/>ParaTabSilo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oft-page-break/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91"/>FrmSiwarexPara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7" text:style-name="Internet_20_link" text:visited-style-name="Visited_20_Internet_20_Link"><text:span text:style-name="T8">Stamp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92"/>AvvComandi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93"/>FormPIDBruc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4"/>
          <text:p text:style-name="P58"><text:bookmark text:name="F94"/>FormProgRiscaldamentiCaldaie</text:p>
          <text:p text:style-name="P65"><text:span text:style-name="T5">› </text:span><text:a xlink:type="simple" xlink:href="#F68" text:style-name="Internet_20_link" text:visited-style-name="Visited_20_Internet_20_Link"><text:span text:style-name="T8">GestioneCaldai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95"/>FrmCalcolaImpasti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96"/>AvvMotori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75" text:style-name="Internet_20_link" text:visited-style-name="Visited_20_Internet_20_Link"><text:span text:style-name="T8">GestioneOreLavoro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97"/>FrmComandiCisterne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oft-page-break/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98"/>FrmNetti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99"/>FrmStatoPredosatori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100"/>ImpastiManuali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4"/>
          <text:p text:style-name="P58"><text:bookmark text:name="F101"/>ParaTabDos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7" text:style-name="Internet_20_link" text:visited-style-name="Visited_20_Internet_20_Link"><text:span text:style-name="T8">Stampe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0">› <text:span text:style-name="T11">CodaCircolare</text:span></text:p>
          <text:p text:style-name="P60">› <text:span text:style-name="T11">Stampante</text:span></text:p>
          <text:p text:style-name="P60"><text:s text:c="2"/>› <text:span text:style-name="T11">kernel32</text:span></text:p>
          <text:p text:style-name="P60"><text:s text:c="2"/>› <text:span text:style-name="T11">winspool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102"/>FrmInversionePCL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103"/>GestioneMessaggistica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56" text:style-name="Internet_20_link" text:visited-style-name="Visited_20_Internet_20_Link"><text:span text:style-name="T8">GestioneTrend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96" text:style-name="Internet_20_link" text:visited-style-name="Visited_20_Internet_20_Link"><text:span text:style-name="T8">AvvMotori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5"><text:span text:style-name="T5">› </text:span><text:a xlink:type="simple" xlink:href="#F121" text:style-name="Internet_20_link" text:visited-style-name="Visited_20_Internet_20_Link"><text:span text:style-name="T8">FrmTaraBilancePN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0"><text:soft-page-break/>› <text:span text:style-name="T11">XmlJobs</text:span></text:p>
          <text:p text:style-name="P60"><text:s text:c="2"/>› <text:span text:style-name="T11">GestioneLog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4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4"/>
          <text:p text:style-name="P58"><text:bookmark text:name="F104"/>FrmGestioneTimer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66" text:style-name="Internet_20_link" text:visited-style-name="Visited_20_Internet_20_Link"><text:span text:style-name="T8">GestioneLCPC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56" text:style-name="Internet_20_link" text:visited-style-name="Visited_20_Internet_20_Link"><text:span text:style-name="T8">GestioneTrend</text:span></text:a><text:span text:style-name="T3"> ›› tree deepens</text:span></text:p>
          <text:p text:style-name="P65"><text:span text:style-name="T5">› </text:span><text:a xlink:type="simple" xlink:href="#F92" text:style-name="Internet_20_link" text:visited-style-name="Visited_20_Internet_20_Link"><text:span text:style-name="T8">AvvComandi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4"/>
          <text:p text:style-name="P58"><text:bookmark text:name="F105"/>FrmTestPredosatori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4"/>
          <text:p text:style-name="P58"><text:bookmark text:name="F106"/>GestionePredosatori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99" text:style-name="Internet_20_link" text:visited-style-name="Visited_20_Internet_20_Link"><text:span text:style-name="T8">FrmStatoPredosatori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4"/>
          <text:p text:style-name="P58"><text:bookmark text:name="F107"/>CP240</text:p>
          <text:p text:style-name="P60">› <text:span text:style-name="T11">user32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oft-page-break/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68" text:style-name="Internet_20_link" text:visited-style-name="Visited_20_Internet_20_Link"><text:span text:style-name="T8">GestioneCaldaie</text:span></text:a><text:span text:style-name="T3"> ›› tree deepens</text:span></text:p>
          <text:p text:style-name="P65"><text:span text:style-name="T5">› </text:span><text:a xlink:type="simple" xlink:href="#F93" text:style-name="Internet_20_link" text:visited-style-name="Visited_20_Internet_20_Link"><text:span text:style-name="T8">FormPIDBruc</text:span></text:a><text:span text:style-name="T3"> ›› tree deepens</text:span></text:p>
          <text:p text:style-name="P65"><text:span text:style-name="T5">› </text:span><text:a xlink:type="simple" xlink:href="#F94" text:style-name="Internet_20_link" text:visited-style-name="Visited_20_Internet_20_Link"><text:span text:style-name="T8">FormProgRiscaldamentiCaldaie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14" text:style-name="Internet_20_link" text:visited-style-name="Visited_20_Internet_20_Link"><text:span text:style-name="T8">FormAquablack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96" text:style-name="Internet_20_link" text:visited-style-name="Visited_20_Internet_20_Link"><text:span text:style-name="T8">AvvMotori</text:span></text:a><text:span text:style-name="T3"> ›› tree deepens</text:span></text:p>
          <text:p text:style-name="P65"><text:span text:style-name="T5">› </text:span><text:a xlink:type="simple" xlink:href="#F92" text:style-name="Internet_20_link" text:visited-style-name="Visited_20_Internet_20_Link"><text:span text:style-name="T8">AvvComandi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121" text:style-name="Internet_20_link" text:visited-style-name="Visited_20_Internet_20_Link"><text:span text:style-name="T8">FrmTaraBilancePN</text:span></text:a><text:span text:style-name="T3"> ›› tree deepens</text:span></text:p>
          <text:p text:style-name="P65"><text:span text:style-name="T5">› </text:span><text:a xlink:type="simple" xlink:href="#F95" text:style-name="Internet_20_link" text:visited-style-name="Visited_20_Internet_20_Link"><text:span text:style-name="T8">FrmCalcolaImpasti</text:span></text:a><text:span text:style-name="T3"> ›› tree deepens</text:span></text:p>
          <text:p text:style-name="P65"><text:span text:style-name="T5">› </text:span><text:a xlink:type="simple" xlink:href="#F102" text:style-name="Internet_20_link" text:visited-style-name="Visited_20_Internet_20_Link"><text:span text:style-name="T8">FrmInversionePCL</text:span></text:a><text:span text:style-name="T3"> ›› tree deepens</text:span></text:p>
          <text:p text:style-name="P65"><text:span text:style-name="T5">› </text:span><text:a xlink:type="simple" xlink:href="#F105" text:style-name="Internet_20_link" text:visited-style-name="Visited_20_Internet_20_Link"><text:span text:style-name="T8">FrmTestPredosatori</text:span></text:a><text:span text:style-name="T3"> ›› tree deepens</text:span></text:p>
          <text:p text:style-name="P65"><text:span text:style-name="T5">› </text:span><text:a xlink:type="simple" xlink:href="#F99" text:style-name="Internet_20_link" text:visited-style-name="Visited_20_Internet_20_Link"><text:span text:style-name="T8">FrmStatoPredosatori</text:span></text:a><text:span text:style-name="T3"> ›› tree deepens</text:span></text:p>
          <text:p text:style-name="P65"><text:span text:style-name="T5">› </text:span><text:a xlink:type="simple" xlink:href="#F41" text:style-name="Internet_20_link" text:visited-style-name="Visited_20_Internet_20_Link"><text:span text:style-name="T8">FrmSchiumatura</text:span></text:a><text:span text:style-name="T3"> ›› tree deepens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5"><text:span text:style-name="T5">› </text:span><text:a xlink:type="simple" xlink:href="#F83" text:style-name="Internet_20_link" text:visited-style-name="Visited_20_Internet_20_Link"><text:span text:style-name="T8">FormAvvRidotto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5"><text:span text:style-name="T5">› </text:span><text:a xlink:type="simple" xlink:href="#F75" text:style-name="Internet_20_link" text:visited-style-name="Visited_20_Internet_20_Link"><text:span text:style-name="T8">GestioneOreLavoro</text:span></text:a><text:span text:style-name="T3"> ›› tree deepens</text:span></text:p>
          <text:p text:style-name="P65"><text:span text:style-name="T5">› </text:span><text:a xlink:type="simple" xlink:href="#F38" text:style-name="Internet_20_link" text:visited-style-name="Visited_20_Internet_20_Link"><text:span text:style-name="T8">GestioneCaratteri</text:span></text:a><text:span text:style-name="T3"> ›› tree deepens</text:span></text:p>
          <text:p text:style-name="P65"><text:span text:style-name="T5">› </text:span><text:a xlink:type="simple" xlink:href="#F56" text:style-name="Internet_20_link" text:visited-style-name="Visited_20_Internet_20_Link"><text:span text:style-name="T8">GestioneTrend</text:span></text:a><text:span text:style-name="T3"> ›› tree deepens</text:span></text:p>
          <text:p text:style-name="P65"><text:span text:style-name="T5">› </text:span><text:a xlink:type="simple" xlink:href="#F49" text:style-name="Internet_20_link" text:visited-style-name="Visited_20_Internet_20_Link"><text:span text:style-name="T8">GestioneCisterneSingole</text:span></text:a><text:span text:style-name="T3"> ›› tree deepens</text:span></text:p>
          <text:p text:style-name="P65"><text:span text:style-name="T5">› </text:span><text:a xlink:type="simple" xlink:href="#F80" text:style-name="Internet_20_link" text:visited-style-name="Visited_20_Internet_20_Link"><text:span text:style-name="T8">ParaTabCist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64" text:style-name="Internet_20_link" text:visited-style-name="Visited_20_Internet_20_Link"><text:span text:style-name="T8">FrmCalibBilCamion</text:span></text:a><text:span text:style-name="T3"> ›› tree deepens</text:span></text:p>
          <text:p text:style-name="P65"><text:span text:style-name="T5">› </text:span><text:a xlink:type="simple" xlink:href="#F117" text:style-name="Internet_20_link" text:visited-style-name="Visited_20_Internet_20_Link"><text:span text:style-name="T8">Stampe</text:span></text:a><text:span text:style-name="T3"> ›› tree deepens</text:span></text:p>
          <text:p text:style-name="P60">› <text:span text:style-name="T11">Stampante</text:span></text:p>
          <text:p text:style-name="P60"><text:s text:c="2"/>› <text:span text:style-name="T11">kernel32</text:span></text:p>
          <text:p text:style-name="P60"><text:s text:c="2"/>› <text:span text:style-name="T11">winspool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5"><text:span text:style-name="T5">› </text:span><text:a xlink:type="simple" xlink:href="#F98" text:style-name="Internet_20_link" text:visited-style-name="Visited_20_Internet_20_Link"><text:span text:style-name="T8">FrmNetti</text:span></text:a><text:span text:style-name="T3"> ›› tree deepens</text:span></text:p>
          <text:p text:style-name="P65"><text:span text:style-name="T5">› </text:span><text:a xlink:type="simple" xlink:href="#F37" text:style-name="Internet_20_link" text:visited-style-name="Visited_20_Internet_20_Link"><text:span text:style-name="T8">GestioneHelp</text:span></text:a><text:span text:style-name="T3"> ›› tree deepens</text:span></text:p>
          <text:p text:style-name="P64"/>
          <text:p text:style-name="P58"><text:bookmark text:name="F109"/>GestioneAllarmi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68" text:style-name="Internet_20_link" text:visited-style-name="Visited_20_Internet_20_Link"><text:span text:style-name="T8">GestioneCaldaie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4"/>
          <text:p text:style-name="P58"><text:bookmark text:name="F110"/>GestioneAquablack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4" text:style-name="Internet_20_link" text:visited-style-name="Visited_20_Internet_20_Link"><text:span text:style-name="T8">FormAquablack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111"/>ParaTab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58" text:style-name="Internet_20_link" text:visited-style-name="Visited_20_Internet_20_Link"><text:span text:style-name="T8">ParaTabGeneral</text:span></text:a><text:span text:style-name="T3"> ›› tree deepens</text:span></text:p>
          <text:p text:style-name="P65"><text:span text:style-name="T5">› </text:span><text:a xlink:type="simple" xlink:href="#F81" text:style-name="Internet_20_link" text:visited-style-name="Visited_20_Internet_20_Link"><text:span text:style-name="T8">ParaTabMotor</text:span></text:a><text:span text:style-name="T3"> ›› tree deepens</text:span></text:p>
          <text:p text:style-name="P65"><text:span text:style-name="T5">› </text:span><text:a xlink:type="simple" xlink:href="#F63" text:style-name="Internet_20_link" text:visited-style-name="Visited_20_Internet_20_Link"><text:span text:style-name="T8">ParaTabComandi</text:span></text:a><text:span text:style-name="T3"> ›› tree deepens</text:span></text:p>
          <text:p text:style-name="P65"><text:span text:style-name="T5">› </text:span><text:a xlink:type="simple" xlink:href="#F79" text:style-name="Internet_20_link" text:visited-style-name="Visited_20_Internet_20_Link"><text:span text:style-name="T8">ParaTabAmp</text:span></text:a><text:span text:style-name="T3"> ›› tree deepens</text:span></text:p>
          <text:p text:style-name="P65"><text:span text:style-name="T5">› </text:span><text:a xlink:type="simple" xlink:href="#F124" text:style-name="Internet_20_link" text:visited-style-name="Visited_20_Internet_20_Link"><text:span text:style-name="T8">ParaTabBruc</text:span></text:a><text:span text:style-name="T3"> ›› tree deepens</text:span></text:p>
          <text:p text:style-name="P65"><text:span text:style-name="T5">› </text:span><text:a xlink:type="simple" xlink:href="#F59" text:style-name="Internet_20_link" text:visited-style-name="Visited_20_Internet_20_Link"><text:span text:style-name="T8">ParaTabLeg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89" text:style-name="Internet_20_link" text:visited-style-name="Visited_20_Internet_20_Link"><text:span text:style-name="T8">ParaTabPred</text:span></text:a><text:span text:style-name="T3"> ›› tree deepens</text:span></text:p>
          <text:p text:style-name="P65"><text:span text:style-name="T5">› </text:span><text:a xlink:type="simple" xlink:href="#F90" text:style-name="Internet_20_link" text:visited-style-name="Visited_20_Internet_20_Link"><text:span text:style-name="T8">ParaTabSilo</text:span></text:a><text:span text:style-name="T3"> ›› tree deepens</text:span></text:p>
          <text:p text:style-name="P65"><text:span text:style-name="T5">› </text:span><text:a xlink:type="simple" xlink:href="#F101" text:style-name="Internet_20_link" text:visited-style-name="Visited_20_Internet_20_Link"><text:span text:style-name="T8">ParaTabDos</text:span></text:a><text:span text:style-name="T3"> ›› tree deepens</text:span></text:p>
          <text:p text:style-name="P65"><text:span text:style-name="T5">› </text:span><text:a xlink:type="simple" xlink:href="#F60" text:style-name="Internet_20_link" text:visited-style-name="Visited_20_Internet_20_Link"><text:span text:style-name="T8">ParaTabVarie</text:span></text:a><text:span text:style-name="T3"> ›› tree deepens</text:span></text:p>
          <text:p text:style-name="P65"><text:span text:style-name="T5">› </text:span><text:a xlink:type="simple" xlink:href="#F116" text:style-name="Internet_20_link" text:visited-style-name="Visited_20_Internet_20_Link"><text:span text:style-name="T8">ParaTabAdd</text:span></text:a><text:span text:style-name="T3"> ›› tree deepens</text:span></text:p>
          <text:p text:style-name="P65"><text:span text:style-name="T5">› </text:span><text:a xlink:type="simple" xlink:href="#F53" text:style-name="Internet_20_link" text:visited-style-name="Visited_20_Internet_20_Link"><text:span text:style-name="T8">ParaTabTrend</text:span></text:a><text:span text:style-name="T3"> ›› tree deepens</text:span></text:p>
          <text:p text:style-name="P65"><text:span text:style-name="T5">› </text:span><text:a xlink:type="simple" xlink:href="#F80" text:style-name="Internet_20_link" text:visited-style-name="Visited_20_Internet_20_Link"><text:span text:style-name="T8">ParaTabCist</text:span></text:a><text:span text:style-name="T3"> ›› tree deepens</text:span></text:p>
          <text:p text:style-name="P65"><text:span text:style-name="T5">› </text:span><text:a xlink:type="simple" xlink:href="#F113" text:style-name="Internet_20_link" text:visited-style-name="Visited_20_Internet_20_Link"><text:span text:style-name="T8">ParaTabAquablack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68" text:style-name="Internet_20_link" text:visited-style-name="Visited_20_Internet_20_Link"><text:span text:style-name="T8">GestioneCaldai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4"/>
          <text:p text:style-name="P58"><text:bookmark text:name="F112"/>GestioneLingue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oft-page-break/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4"/>
          <text:p text:style-name="P58"><text:bookmark text:name="F113"/>ParaTabAquablack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58"><text:bookmark text:name="F114"/>FormAquablack</text:p>
          <text:p text:style-name="P65"><text:span text:style-name="T5">› </text:span><text:a xlink:type="simple" xlink:href="#F64" text:style-name="Internet_20_link" text:visited-style-name="Visited_20_Internet_20_Link"><text:span text:style-name="T8">FrmCalibBilCamion</text:span></text:a><text:span text:style-name="T3"> ›› tree deepens</text:span>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39" text:style-name="Internet_20_link" text:visited-style-name="Visited_20_Internet_20_Link"><text:span text:style-name="T8">FrmNewValue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116"/>ParaTabAdd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4"/>
          <text:p text:style-name="P58"><text:bookmark text:name="F117"/>Stampe</text:p>
          <text:p text:style-name="P60">› <text:span text:style-name="T11">Stampante</text:span></text:p>
          <text:p text:style-name="P60"><text:s text:c="2"/>› <text:span text:style-name="T11">kernel32</text:span></text:p>
          <text:p text:style-name="P60"><text:s text:c="2"/>› <text:span text:style-name="T11">winspool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118"/>GestioneSiloGenerale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64" text:style-name="Internet_20_link" text:visited-style-name="Visited_20_Internet_20_Link"><text:span text:style-name="T8">FrmCalibBilCamion</text:span></text:a><text:span text:style-name="T3"> ›› tree deepens</text:span></text:p>
          <text:p text:style-name="P64"/>
          <text:p text:style-name="P58"><text:bookmark text:name="F119"/>GestioneMotori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0">› <text:span text:style-name="T11">GestioneBit</text:span></text:p>
          <text:p text:style-name="P65"><text:span text:style-name="T5">› </text:span><text:a xlink:type="simple" xlink:href="#F102" text:style-name="Internet_20_link" text:visited-style-name="Visited_20_Internet_20_Link"><text:span text:style-name="T8">FrmInversionePCL</text:span></text:a><text:span text:style-name="T3"> ›› tree deepens</text:span></text:p>
          <text:p text:style-name="P65"><text:span text:style-name="T5">› </text:span><text:a xlink:type="simple" xlink:href="#F105" text:style-name="Internet_20_link" text:visited-style-name="Visited_20_Internet_20_Link"><text:span text:style-name="T8">FrmTestPredosatori</text:span></text:a><text:span text:style-name="T3"> ›› tree deepens</text:span></text:p>
          <text:p text:style-name="P65"><text:span text:style-name="T5">› </text:span><text:a xlink:type="simple" xlink:href="#F96" text:style-name="Internet_20_link" text:visited-style-name="Visited_20_Internet_20_Link"><text:span text:style-name="T8">AvvMoto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41" text:style-name="Internet_20_link" text:visited-style-name="Visited_20_Internet_20_Link"><text:span text:style-name="T8">FrmSchiumatura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75" text:style-name="Internet_20_link" text:visited-style-name="Visited_20_Internet_20_Link"><text:span text:style-name="T8">GestioneOreLavoro</text:span></text:a><text:span text:style-name="T3"> ›› tree deepens</text:span></text:p>
          <text:p text:style-name="P64"/>
          <text:p text:style-name="P58"><text:bookmark text:name="F120"/>GestioneDosaggio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oft-page-break/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48" text:style-name="Internet_20_link" text:visited-style-name="Visited_20_Internet_20_Link"><text:span text:style-name="T8">GestioneCisternePLC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56" text:style-name="Internet_20_link" text:visited-style-name="Visited_20_Internet_20_Link"><text:span text:style-name="T8">GestioneTrend</text:span></text:a><text:span text:style-name="T3"> ›› tree deepens</text:span>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98" text:style-name="Internet_20_link" text:visited-style-name="Visited_20_Internet_20_Link"><text:span text:style-name="T8">FrmNett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66" text:style-name="Internet_20_link" text:visited-style-name="Visited_20_Internet_20_Link"><text:span text:style-name="T8">GestioneLCPC</text:span></text:a><text:span text:style-name="T3"> ›› tree deepens</text:span></text:p>
          <text:p text:style-name="P65"><text:span text:style-name="T5">› </text:span><text:a xlink:type="simple" xlink:href="#F95" text:style-name="Internet_20_link" text:visited-style-name="Visited_20_Internet_20_Link"><text:span text:style-name="T8">FrmCalcolaImpasti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91" text:style-name="Internet_20_link" text:visited-style-name="Visited_20_Internet_20_Link"><text:span text:style-name="T8">FrmSiwarexPara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0">› <text:span text:style-name="T11">Stampante</text:span></text:p>
          <text:p text:style-name="P60"><text:s text:c="2"/>› <text:span text:style-name="T11">kernel32</text:span></text:p>
          <text:p text:style-name="P60"><text:s text:c="2"/>› <text:span text:style-name="T11">winspool</text:span></text:p>
          <text:p text:style-name="P65"><text:span text:style-name="T5">› </text:span><text:a xlink:type="simple" xlink:href="#F117" text:style-name="Internet_20_link" text:visited-style-name="Visited_20_Internet_20_Link"><text:span text:style-name="T8">Stampe</text:span></text:a><text:span text:style-name="T3"> ›› tree deepens</text:span></text:p>
          <text:p text:style-name="P65"><text:span text:style-name="T5">› </text:span><text:a xlink:type="simple" xlink:href="#F121" text:style-name="Internet_20_link" text:visited-style-name="Visited_20_Internet_20_Link"><text:span text:style-name="T8">FrmTaraBilancePN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4"/>
          <text:p text:style-name="P58"><text:bookmark text:name="F121"/>FrmTaraBilancePN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14" text:style-name="Internet_20_link" text:visited-style-name="Visited_20_Internet_20_Link"><text:span text:style-name="T8">FormAquablack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4"/>
          <text:p text:style-name="P58"><text:bookmark text:name="F122"/>GestioneBruciatore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4" text:style-name="Internet_20_link" text:visited-style-name="Visited_20_Internet_20_Link"><text:span text:style-name="T8">ParaTabBruc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50" text:style-name="Internet_20_link" text:visited-style-name="Visited_20_Internet_20_Link"><text:span text:style-name="T8">GestioneDataBas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76" text:style-name="Internet_20_link" text:visited-style-name="Visited_20_Internet_20_Link"><text:span text:style-name="T8">GestioneGrafica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93" text:style-name="Internet_20_link" text:visited-style-name="Visited_20_Internet_20_Link"><text:span text:style-name="T8">FormPIDBruc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26" text:style-name="Internet_20_link" text:visited-style-name="Visited_20_Internet_20_Link"><text:span text:style-name="T8">BrucAuto</text:span></text:a><text:span text:style-name="T3"> ›› tree deepens</text:span></text:p>
          <text:p text:style-name="P64"/>
          <text:p text:style-name="P58"><text:bookmark text:name="F123"/>Configurazione</text:p>
          <text:p text:style-name="P60">› <text:span text:style-name="T11">kernel32</text:span></text:p>
          <text:p text:style-name="P60">› <text:span text:style-name="T11">SHELL32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89" text:style-name="Internet_20_link" text:visited-style-name="Visited_20_Internet_20_Link"><text:span text:style-name="T8">ParaTabPred</text:span></text:a><text:span text:style-name="T3"> ›› tree deepens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0">› <text:span text:style-name="T11">GestioneLog</text:span></text:p>
          <text:p text:style-name="P62"><text:s text:c="2"/>› <text:span text:style-name="T11">Configurazione ‹‹ recursive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4"/>
          <text:p text:style-name="P58"><text:bookmark text:name="F124"/>ParaTabBruc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4"/>
          <text:p text:style-name="P58"><text:bookmark text:name="F125"/>NetWork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oft-page-break/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47" text:style-name="Internet_20_link" text:visited-style-name="Visited_20_Internet_20_Link"><text:span text:style-name="T8">GestioneCisterneCommon</text:span></text:a><text:span text:style-name="T3"> ›› tree deepens</text:span></text:p>
          <text:p text:style-name="P65"><text:span text:style-name="T5">› </text:span><text:a xlink:type="simple" xlink:href="#F52" text:style-name="Internet_20_link" text:visited-style-name="Visited_20_Internet_20_Link"><text:span text:style-name="T8">ParaTabSchiumato</text:span></text:a><text:span text:style-name="T3"> ›› tree deepens</text:span></text:p>
          <text:p text:style-name="P65"><text:span text:style-name="T5">› </text:span><text:a xlink:type="simple" xlink:href="#F110" text:style-name="Internet_20_link" text:visited-style-name="Visited_20_Internet_20_Link"><text:span text:style-name="T8">GestioneAquablack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09" text:style-name="Internet_20_link" text:visited-style-name="Visited_20_Internet_20_Link"><text:span text:style-name="T8">GestioneAllarm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86" text:style-name="Internet_20_link" text:visited-style-name="Visited_20_Internet_20_Link"><text:span text:style-name="T8">GestioneRiciclato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5"><text:span text:style-name="T5">› </text:span><text:a xlink:type="simple" xlink:href="#F100" text:style-name="Internet_20_link" text:visited-style-name="Visited_20_Internet_20_Link"><text:span text:style-name="T8">ImpastiManuali</text:span></text:a><text:span text:style-name="T3"> ›› tree deepens</text:span></text:p>
          <text:p text:style-name="P65"><text:span text:style-name="T5">› </text:span><text:a xlink:type="simple" xlink:href="#F88" text:style-name="Internet_20_link" text:visited-style-name="Visited_20_Internet_20_Link"><text:span text:style-name="T8">GestioneSiwarex</text:span></text:a><text:span text:style-name="T3"> ›› tree deepens</text:span></text:p>
          <text:p text:style-name="P65"><text:span text:style-name="T5">› </text:span><text:a xlink:type="simple" xlink:href="#F77" text:style-name="Internet_20_link" text:visited-style-name="Visited_20_Internet_20_Link"><text:span text:style-name="T8">GestioneViatop</text:span></text:a><text:span text:style-name="T3"> ›› tree deepens</text:span></text:p>
          <text:p text:style-name="P60">› <text:span text:style-name="T11">ControlloDatiInseriti</text:span></text:p>
          <text:p text:style-name="P65"><text:span text:style-name="T5">› </text:span><text:a xlink:type="simple" xlink:href="#F46" text:style-name="Internet_20_link" text:visited-style-name="Visited_20_Internet_20_Link"><text:span text:style-name="T8">GestioneAdditivi</text:span></text:a><text:span text:style-name="T3"> ›› tree deepens</text:span></text:p>
          <text:p text:style-name="P65"><text:span text:style-name="T5">› </text:span><text:a xlink:type="simple" xlink:href="#F65" text:style-name="Internet_20_link" text:visited-style-name="Visited_20_Internet_20_Link"><text:span text:style-name="T8">GestioneLivelliSiliFillerVaglio</text:span></text:a><text:span text:style-name="T3"> ›› tree deepens</text:span></text:p>
          <text:p text:style-name="P65"><text:span text:style-name="T5">› </text:span><text:a xlink:type="simple" xlink:href="#F82" text:style-name="Internet_20_link" text:visited-style-name="Visited_20_Internet_20_Link"><text:span text:style-name="T8">GestioneFiltro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73" text:style-name="Internet_20_link" text:visited-style-name="Visited_20_Internet_20_Link"><text:span text:style-name="T8">GestioneAmperometri</text:span></text:a><text:span text:style-name="T3"> ›› tree deepens</text:span></text:p>
          <text:p text:style-name="P65"><text:span text:style-name="T5">› </text:span><text:a xlink:type="simple" xlink:href="#F67" text:style-name="Internet_20_link" text:visited-style-name="Visited_20_Internet_20_Link"><text:span text:style-name="T8">GestioneComandiVari</text:span></text:a><text:span text:style-name="T3"> ›› tree deepens</text:span></text:p>
          <text:p text:style-name="P65"><text:span text:style-name="T5">› </text:span><text:a xlink:type="simple" xlink:href="#F87" text:style-name="Internet_20_link" text:visited-style-name="Visited_20_Internet_20_Link"><text:span text:style-name="T8">GestioneSiloS7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74" text:style-name="Internet_20_link" text:visited-style-name="Visited_20_Internet_20_Link"><text:span text:style-name="T8">GestioneCodaMateriale</text:span></text:a><text:span text:style-name="T3"> ›› tree deepens</text:span></text:p>
          <text:p text:style-name="P65"><text:span text:style-name="T5">› </text:span><text:a xlink:type="simple" xlink:href="#F124" text:style-name="Internet_20_link" text:visited-style-name="Visited_20_Internet_20_Link"><text:span text:style-name="T8">ParaTabBruc</text:span></text:a><text:span text:style-name="T3"> ›› tree deepens</text:span></text:p>
          <text:p text:style-name="P60">› <text:span text:style-name="T11">Stampante</text:span></text:p>
          <text:p text:style-name="P60"><text:s text:c="2"/>› <text:span text:style-name="T11">kernel32</text:span></text:p>
          <text:p text:style-name="P60"><text:s text:c="2"/>› <text:span text:style-name="T11">winspool</text:span></text:p>
          <text:p text:style-name="P65"><text:span text:style-name="T5">› </text:span><text:a xlink:type="simple" xlink:href="#F117" text:style-name="Internet_20_link" text:visited-style-name="Visited_20_Internet_20_Link"><text:span text:style-name="T8">Stampe</text:span></text:a><text:span text:style-name="T3"> ›› tree deepens</text:span></text:p>
          <text:p text:style-name="P65"><text:span text:style-name="T5">› </text:span><text:a xlink:type="simple" xlink:href="#F127" text:style-name="Internet_20_link" text:visited-style-name="Visited_20_Internet_20_Link"><text:span text:style-name="T8">GestioneJob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5"><text:span text:style-name="T5">› </text:span><text:a xlink:type="simple" xlink:href="#F98" text:style-name="Internet_20_link" text:visited-style-name="Visited_20_Internet_20_Link"><text:span text:style-name="T8">FrmNetti</text:span></text:a><text:span text:style-name="T3"> ›› tree deepens</text:span></text:p>
          <text:p text:style-name="P65"><text:span text:style-name="T5">› </text:span><text:a xlink:type="simple" xlink:href="#F96" text:style-name="Internet_20_link" text:visited-style-name="Visited_20_Internet_20_Link"><text:span text:style-name="T8">AvvMotori</text:span></text:a><text:span text:style-name="T3"> ›› tree deepens</text:span></text:p>
          <text:p text:style-name="P65"><text:span text:style-name="T5">› </text:span><text:a xlink:type="simple" xlink:href="#F51" text:style-name="Internet_20_link" text:visited-style-name="Visited_20_Internet_20_Link"><text:span text:style-name="T8">GestioneFile</text:span></text:a><text:span text:style-name="T3"> ›› tree deepens</text:span></text:p>
          <text:p text:style-name="P65"><text:span text:style-name="T5">› </text:span><text:a xlink:type="simple" xlink:href="#F111" text:style-name="Internet_20_link" text:visited-style-name="Visited_20_Internet_20_Link"><text:span text:style-name="T8">ParaTab</text:span></text:a><text:span text:style-name="T3"> ›› tree deepens</text:span></text:p>
          <text:p text:style-name="P60">› <text:span text:style-name="T11">Configuration</text:span></text:p>
          <text:p text:style-name="P60"><text:s text:c="2"/>› <text:span text:style-name="T11">XmlManager</text:span></text:p>
          <text:p text:style-name="P60"><text:s text:c="4"/>› <text:span text:style-name="T11">GestioneLog</text:span></text:p>
          <text:p text:style-name="P65"><text:span text:style-name="T5"><text:s text:c="6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6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0">› <text:span text:style-name="T11">XmlJobs</text:span></text:p>
          <text:p text:style-name="P60"><text:s text:c="2"/>› <text:span text:style-name="T11">GestioneLog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4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85" text:style-name="Internet_20_link" text:visited-style-name="Visited_20_Internet_20_Link"><text:span text:style-name="T8">FrmSiloGenerale</text:span></text:a><text:span text:style-name="T3"> ›› tree deepens</text:span></text:p>
          <text:p text:style-name="P64"/>
          <text:p text:style-name="P58"><text:bookmark text:name="F126"/>BrucAuto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2" text:style-name="Internet_20_link" text:visited-style-name="Visited_20_Internet_20_Link"><text:span text:style-name="T8">GestioneBruciatore</text:span></text:a><text:span text:style-name="T3"> ›› tree deepens</text:span></text:p>
          <text:p text:style-name="P65"><text:span text:style-name="T5">› </text:span><text:a xlink:type="simple" xlink:href="#F93" text:style-name="Internet_20_link" text:visited-style-name="Visited_20_Internet_20_Link"><text:span text:style-name="T8">FormPIDBruc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4"/>
          <text:p text:style-name="P58"><text:bookmark text:name="F127"/>GestioneJob</text:p>
          <text:p text:style-name="P60">› <text:span text:style-name="T11">XmlJobs</text:span></text:p>
          <text:p text:style-name="P60"><text:s text:c="2"/>› <text:span text:style-name="T11">GestioneLog</text:span></text:p>
          <text:p text:style-name="P65"><text:span text:style-name="T5"><text:s text:c="4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4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0" text:style-name="Internet_20_link" text:visited-style-name="Visited_20_Internet_20_Link"><text:span text:style-name="T8">GestioneDosaggio</text:span></text:a><text:span text:style-name="T3"> ›› tree deepens</text:span></text:p>
          <text:p text:style-name="P65"><text:span text:style-name="T5">› </text:span><text:a xlink:type="simple" xlink:href="#F106" text:style-name="Internet_20_link" text:visited-style-name="Visited_20_Internet_20_Link"><text:span text:style-name="T8">GestionePredosatori</text:span></text:a><text:span text:style-name="T3"> ›› tree deepens</text:span></text:p>
          <text:p text:style-name="P65"><text:span text:style-name="T5">› </text:span><text:a xlink:type="simple" xlink:href="#F107" text:style-name="Internet_20_link" text:visited-style-name="Visited_20_Internet_20_Link"><text:span text:style-name="T8">CP240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› </text:span><text:a xlink:type="simple" xlink:href="#F118" text:style-name="Internet_20_link" text:visited-style-name="Visited_20_Internet_20_Link"><text:span text:style-name="T8">GestioneSiloGenerale</text:span></text:a><text:span text:style-name="T3"> ›› tree deepens</text:span>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12" text:style-name="Internet_20_link" text:visited-style-name="Visited_20_Internet_20_Link"><text:span text:style-name="T8">GestioneLingue</text:span></text:a><text:span text:style-name="T3"> ›› tree deepens</text:span></text:p>
          <text:p text:style-name="P65"><text:span text:style-name="T5">› </text:span><text:a xlink:type="simple" xlink:href="#F119" text:style-name="Internet_20_link" text:visited-style-name="Visited_20_Internet_20_Link"><text:span text:style-name="T8">GestioneMotori</text:span></text:a><text:span text:style-name="T3"> ›› tree deepens</text:span></text:p>
          <text:p text:style-name="P65"><text:span text:style-name="T5">› </text:span><text:a xlink:type="simple" xlink:href="#F125" text:style-name="Internet_20_link" text:visited-style-name="Visited_20_Internet_20_Link"><text:span text:style-name="T8">NetWork</text:span></text:a><text:span text:style-name="T3"> ›› tree deepens</text:span></text:p>
          <text:p text:style-name="P60">› <text:span text:style-name="T11">ModuleShowForm</text:span></text:p>
          <text:p text:style-name="P60"><text:s text:c="2"/>› <text:span text:style-name="T11">user32</text:span></text:p>
          <text:p text:style-name="P65"><text:span text:style-name="T5"><text:s text:c="2"/>› </text:span><text:a xlink:type="simple" xlink:href="#F62" text:style-name="Internet_20_link" text:visited-style-name="Visited_20_Internet_20_Link"><text:span text:style-name="T8">MessageBox</text:span></text:a><text:span text:style-name="T3"> ›› tree deepens</text:span></text:p>
          <text:p text:style-name="P65"><text:span text:style-name="T5">› </text:span><text:a xlink:type="simple" xlink:href="#F84" text:style-name="Internet_20_link" text:visited-style-name="Visited_20_Internet_20_Link"><text:span text:style-name="T8">GestionePredNastriC</text:span></text:a><text:span text:style-name="T3"> ›› tree deepens</text:span></text:p>
          <text:p text:style-name="P65"><text:span text:style-name="T5">› </text:span><text:a xlink:type="simple" xlink:href="#F104" text:style-name="Internet_20_link" text:visited-style-name="Visited_20_Internet_20_Link"><text:span text:style-name="T8">FrmGestioneTimer</text:span></text:a><text:span text:style-name="T3"> ›› tree deepens</text:span></text:p>
          <text:p text:style-name="P65"><text:span text:style-name="T5">› </text:span><text:a xlink:type="simple" xlink:href="#F103" text:style-name="Internet_20_link" text:visited-style-name="Visited_20_Internet_20_Link"><text:span text:style-name="T8">GestioneMessaggistica</text:span></text:a><text:span text:style-name="T3"> ›› tree deepens</text:span></text:p>
          <text:p text:style-name="P60">› <text:span text:style-name="T11">ControlloDatiInseriti</text:span></text:p>
          <text:p text:style-name="P64"/>
          <text:p text:style-name="P58"><text:bookmark text:name="F128"/>XmlJobs</text:p>
          <text:p text:style-name="P60">› <text:span text:style-name="T11">GestioneLog</text:span></text:p>
          <text:p text:style-name="P65"><text:span text:style-name="T5"><text:s text:c="2"/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5"><text:span text:style-name="T5"><text:s text:c="2"/>› </text:span><text:a xlink:type="simple" xlink:href="#F71" text:style-name="Internet_20_link" text:visited-style-name="Visited_20_Internet_20_Link"><text:span text:style-name="T8">ControlliVari</text:span></text:a><text:span text:style-name="T3"> ›› tree deepens</text:span></text:p>
          <text:p text:style-name="P65"><text:span text:style-name="T5">› </text:span><text:a xlink:type="simple" xlink:href="#F123" text:style-name="Internet_20_link" text:visited-style-name="Visited_20_Internet_20_Link"><text:span text:style-name="T8">Configurazione</text:span></text:a><text:span text:style-name="T3"> ›› tree deepens</text:span></text:p>
          <text:p text:style-name="P64"/>
          <text:p text:style-name="P64"/>
          <text:p text:style-name="P6"><text:span text:style-name="T9"/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Verdana" svg:font-family="Verdan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6:48:05.259000000</meta:creation-date>
    <dc:date>2017-07-12T09:11:09.140000000</dc:date>
    <meta:editing-duration>PT16H12M53S</meta:editing-duration>
    <meta:editing-cycles>3</meta:editing-cycles>
    <meta:generator>LibreOffice/5.3.4.2$Windows_x86 LibreOffice_project/f82d347ccc0be322489bf7da61d7e4ad13fe2ff3</meta:generator>
    <dc:title>Cyber500 Code Analisys </dc:title>
    <meta:document-statistic meta:table-count="36" meta:image-count="0" meta:object-count="0" meta:page-count="24" meta:paragraph-count="2861" meta:word-count="8727" meta:character-count="55194" meta:non-whitespace-character-count="48320"/>
  </office:meta>
</office:document-meta>
</file>